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none" fo:border-right="none" style:vertical-align="automatic" style:repeat-content="false"/>
      <style:paragraph-properties fo:text-align="start" fo:margin-left="0cm"/>
      <style:text-properties fo:color="#000000" fo:font-style="italic" style:font-style-asian="italic" style:font-style-complex="italic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" style:family="table-cell" style:parent-style-name="Default" style:data-style-name="N0">
      <style:table-cell-properties fo:border-top="2pt solid #000000" fo:border-bottom="thin solid #000000" fo:border-left="none" fo:border-right="none" style:vertical-align="automatic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style:vertical-align="automatic" fo:background-color="transparent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7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rueba z para medias de dos muestras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7"/>
          <table:table-cell office:value-type="float" office:value="6.9416428285433147" table:style-name="ce7">
            <text:p>6,941642829</text:p>
          </table:table-cell>
          <table:table-cell office:value-type="float" office:value="10.322894895332182" table:style-name="ce7">
            <text:p>10,3228949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Media</text:p>
          </table:table-cell>
          <table:table-cell office:value-type="float" office:value="382.24610692588732" table:style-name="ce5">
            <text:p>382,2461069</text:p>
          </table:table-cell>
          <table:table-cell office:value-type="float" office:value="551.76615691357824" table:style-name="ce5">
            <text:p>551,7661569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Varianza (conocida)</text:p>
          </table:table-cell>
          <table:table-cell office:value-type="float" office:value="126.99469000000001" table:style-name="ce5">
            <text:p>126,99469</text:p>
          </table:table-cell>
          <table:table-cell office:value-type="float" office:value="339.27603800000003" table:style-name="ce5">
            <text:p>339,276038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Observaciones</text:p>
          </table:table-cell>
          <table:table-cell office:value-type="float" office:value="13" table:style-name="ce5">
            <text:p>13</text:p>
          </table:table-cell>
          <table:table-cell office:value-type="float" office:value="13" table:style-name="ce5">
            <text:p>13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Diferencia hipotética de las medias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5">
            <text:p>z</text:p>
          </table:table-cell>
          <table:table-cell office:value-type="float" office:value="-28.305685178280498" table:style-name="ce5">
            <text:p>-28,30568518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5">
            <text:p>P(Z&lt;=z) una cola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5">
            <text:p>Valor crítico de z (una cola)</text:p>
          </table:table-cell>
          <table:table-cell office:value-type="float" office:value="1.6448536269514715" table:style-name="ce5">
            <text:p>1,644853627</text:p>
          </table:table-cell>
          <table:table-cell table:style-name="ce5"/>
          <table:table-cell table:number-columns-repeated="16381"/>
        </table:table-row>
        <table:table-row table:style-name="ro1">
          <table:table-cell office:value-type="string" table:style-name="ce5">
            <text:p>Valor crítico de z (dos colas)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number-columns-repeated="16381"/>
        </table:table-row>
        <table:table-row table:style-name="ro2">
          <table:table-cell office:value-type="string" table:style-name="ce6">
            <text:p>Valor crítico de z (dos colas)</text:p>
          </table:table-cell>
          <table:table-cell office:value-type="float" office:value="1.9599639845400536" table:style-name="ce6">
            <text:p>1,959963985</text:p>
          </table:table-cell>
          <table:table-cell table:style-name="ce6"/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efore</text:p>
          </table:table-cell>
          <table:table-cell office:value-type="string" table:style-name="ce1">
            <text:p>After</text:p>
          </table:table-cell>
          <table:table-cell table:number-columns-repeated="16382" table:style-name="ce1"/>
        </table:table-row>
        <table:table-row table:style-name="ro1">
          <table:table-cell office:value-type="float" office:value="39.229399999999998" table:style-name="ce1">
            <text:p>39,2294</text:p>
          </table:table-cell>
          <table:table-cell office:value-type="float" office:value="49.168500000000002" table:style-name="ce1">
            <text:p>49,1685</text:p>
          </table:table-cell>
          <table:table-cell table:number-columns-repeated="16382" table:style-name="ce1"/>
        </table:table-row>
        <table:table-row table:style-name="ro2">
          <table:table-cell office:value-type="float" office:value="1.0959000000000001" table:style-name="ce1">
            <text:p>1,0959</text:p>
          </table:table-cell>
          <table:table-cell office:value-type="float" office:value="1.0567" table:style-name="ce1">
            <text:p>1,0567</text:p>
          </table:table-cell>
          <table:table-cell table:number-columns-repeated="16382" table:style-name="ce1"/>
        </table:table-row>
        <table:table-row table:style-name="ro1">
          <table:table-cell office:value-type="float" office:value="0.38719999999999999" table:style-name="ce1">
            <text:p>0,3872</text:p>
          </table:table-cell>
          <table:table-cell office:value-type="float" office:value="0.3347" table:style-name="ce1">
            <text:p>0,3347</text:p>
          </table:table-cell>
          <table:table-cell table:number-columns-repeated="4" table:style-name="ce1"/>
          <table:table-cell office:value-type="string" table:style-name="ce2">
            <text:p>Before</text:p>
          </table:table-cell>
          <table:table-cell table:style-name="ce2"/>
          <table:table-cell table:number-columns-repeated="2" table:style-name="ce1"/>
          <table:table-cell office:value-type="string" table:style-name="ce4">
            <text:p>After</text:p>
          </table:table-cell>
          <table:table-cell table:style-name="ce4"/>
          <table:table-cell table:number-columns-repeated="16372"/>
        </table:table-row>
        <table:table-row table:style-name="ro1">
          <table:table-cell office:value-type="float" office:value="1.4141999999999999" table:style-name="ce1">
            <text:p>1,4142</text:p>
          </table:table-cell>
          <table:table-cell office:value-type="float" office:value="1.4861" table:style-name="ce1">
            <text:p>1,4861</text:p>
          </table:table-cell>
          <table:table-cell table:number-columns-repeated="16382" table:style-name="ce1"/>
        </table:table-row>
        <table:table-row table:style-name="ro1">
          <table:table-cell office:value-type="float" office:value="0.32590000000000002" table:style-name="ce1">
            <text:p>0,3259</text:p>
          </table:table-cell>
          <table:table-cell office:value-type="float" office:value="0.36609999999999998" table:style-name="ce1">
            <text:p>0,3661</text:p>
          </table:table-cell>
          <table:table-cell table:number-columns-repeated="4" table:style-name="ce1"/>
          <table:table-cell office:value-type="string" table:style-name="ce1">
            <text:p>Media</text:p>
          </table:table-cell>
          <table:table-cell office:value-type="float" office:value="6.9416428285433147" table:style-name="ce1">
            <text:p>6,941642829</text:p>
          </table:table-cell>
          <table:table-cell table:number-columns-repeated="2" table:style-name="ce1"/>
          <table:table-cell office:value-type="string" table:style-name="ce1">
            <text:p>Media</text:p>
          </table:table-cell>
          <table:table-cell office:value-type="float" office:value="10.322894895332182" table:style-name="ce1">
            <text:p>10,3228949</text:p>
          </table:table-cell>
          <table:table-cell table:number-columns-repeated="16372"/>
        </table:table-row>
        <table:table-row table:style-name="ro1">
          <table:table-cell office:value-type="float" office:value="0.3372" table:style-name="ce1">
            <text:p>0,3372</text:p>
          </table:table-cell>
          <table:table-cell office:value-type="float" office:value="0.34449999999999997" table:style-name="ce1">
            <text:p>0,3445</text:p>
          </table:table-cell>
          <table:table-cell table:number-columns-repeated="4" table:style-name="ce1"/>
          <table:table-cell office:value-type="string" table:style-name="ce1">
            <text:p>Error típico</text:p>
          </table:table-cell>
          <table:table-cell office:value-type="float" office:value="0.46954967003482406" table:style-name="ce1">
            <text:p>0,46954967</text:p>
          </table:table-cell>
          <table:table-cell table:number-columns-repeated="2" table:style-name="ce1"/>
          <table:table-cell office:value-type="string" table:style-name="ce1">
            <text:p>Error típico</text:p>
          </table:table-cell>
          <table:table-cell office:value-type="float" office:value="0.76747696939390142" table:style-name="ce1">
            <text:p>0,767476969</text:p>
          </table:table-cell>
          <table:table-cell table:number-columns-repeated="16372"/>
        </table:table-row>
        <table:table-row table:style-name="ro1">
          <table:table-cell office:value-type="float" office:value="0.95530000000000004" table:style-name="ce1">
            <text:p>0,9553</text:p>
          </table:table-cell>
          <table:table-cell office:value-type="float" office:value="1.393" table:style-name="ce1">
            <text:p>1,393</text:p>
          </table:table-cell>
          <table:table-cell table:number-columns-repeated="4" table:style-name="ce1"/>
          <table:table-cell office:value-type="string" table:style-name="ce1">
            <text:p>Mediana</text:p>
          </table:table-cell>
          <table:table-cell office:value-type="float" office:value="3.9395500000000001" table:style-name="ce1">
            <text:p>3,93955</text:p>
          </table:table-cell>
          <table:table-cell table:number-columns-repeated="2" table:style-name="ce1"/>
          <table:table-cell office:value-type="string" table:style-name="ce1">
            <text:p>Mediana</text:p>
          </table:table-cell>
          <table:table-cell office:value-type="float" office:value="4.9963499999999996" table:style-name="ce1">
            <text:p>4,99635</text:p>
          </table:table-cell>
          <table:table-cell table:number-columns-repeated="16372"/>
        </table:table-row>
        <table:table-row table:style-name="ro1">
          <table:table-cell office:value-type="float" office:value="0.26269999999999999" table:style-name="ce1">
            <text:p>0,2627</text:p>
          </table:table-cell>
          <table:table-cell office:value-type="float" office:value="0.30880000000000002" table:style-name="ce1">
            <text:p>0,3088</text:p>
          </table:table-cell>
          <table:table-cell table:number-columns-repeated="4" table:style-name="ce1"/>
          <table:table-cell office:value-type="string" table:style-name="ce1">
            <text:p>Moda</text:p>
          </table:table-cell>
          <table:table-cell office:value-type="float" office:value="0.29630000000000001" table:style-name="ce1">
            <text:p>0,2963</text:p>
          </table:table-cell>
          <table:table-cell table:number-columns-repeated="2" table:style-name="ce1"/>
          <table:table-cell office:value-type="string" table:style-name="ce1">
            <text:p>Moda</text:p>
          </table:table-cell>
          <table:table-cell office:value-type="float" office:value="0.32029999999999997" table:style-name="ce1">
            <text:p>0,3203</text:p>
          </table:table-cell>
          <table:table-cell table:number-columns-repeated="16372"/>
        </table:table-row>
        <table:table-row table:style-name="ro1">
          <table:table-cell office:value-type="float" office:value="0.2581" table:style-name="ce1">
            <text:p>0,2581</text:p>
          </table:table-cell>
          <table:table-cell office:value-type="float" office:value="0.26390000000000002" table:style-name="ce1">
            <text:p>0,2639</text:p>
          </table:table-cell>
          <table:table-cell table:number-columns-repeated="4" table:style-name="ce1"/>
          <table:table-cell office:value-type="string" table:style-name="ce1">
            <text:p>Desviación estándar</text:p>
          </table:table-cell>
          <table:table-cell office:value-type="float" office:value="11.269192080835778" table:style-name="ce1">
            <text:p>11,26919208</text:p>
          </table:table-cell>
          <table:table-cell table:number-columns-repeated="2" table:style-name="ce1"/>
          <table:table-cell office:value-type="string" table:style-name="ce1">
            <text:p>Desviación estándar</text:p>
          </table:table-cell>
          <table:table-cell office:value-type="float" office:value="18.419447265453634" table:style-name="ce1">
            <text:p>18,41944727</text:p>
          </table:table-cell>
          <table:table-cell table:number-columns-repeated="16372"/>
        </table:table-row>
        <table:table-row table:style-name="ro1">
          <table:table-cell office:value-type="float" office:value="0.7167" table:style-name="ce1">
            <text:p>0,7167</text:p>
          </table:table-cell>
          <table:table-cell office:value-type="float" office:value="0.73919999999999997" table:style-name="ce1">
            <text:p>0,7392</text:p>
          </table:table-cell>
          <table:table-cell table:number-columns-repeated="4" table:style-name="ce1"/>
          <table:table-cell office:value-type="string" table:style-name="ce1">
            <text:p>Varianza de la muestra</text:p>
          </table:table-cell>
          <table:table-cell office:value-type="float" office:value="126.9946901547718" table:style-name="ce1">
            <text:p>126,9946902</text:p>
          </table:table-cell>
          <table:table-cell table:number-columns-repeated="2" table:style-name="ce1"/>
          <table:table-cell office:value-type="string" table:style-name="ce1">
            <text:p>Varianza de la muestra</text:p>
          </table:table-cell>
          <table:table-cell office:value-type="float" office:value="339.27603756482733" table:style-name="ce1">
            <text:p>339,2760376</text:p>
          </table:table-cell>
          <table:table-cell table:number-columns-repeated="16372"/>
        </table:table-row>
        <table:table-row table:style-name="ro1">
          <table:table-cell office:value-type="float" office:value="0.22509999999999999" table:style-name="ce1">
            <text:p>0,2251</text:p>
          </table:table-cell>
          <table:table-cell office:value-type="float" office:value="0.2923" table:style-name="ce1">
            <text:p>0,2923</text:p>
          </table:table-cell>
          <table:table-cell table:number-columns-repeated="4" table:style-name="ce1"/>
          <table:table-cell office:value-type="string" table:style-name="ce1">
            <text:p>Curtosis</text:p>
          </table:table-cell>
          <table:table-cell office:value-type="float" office:value="21.118607775068291" table:style-name="ce1">
            <text:p>21,11860778</text:p>
          </table:table-cell>
          <table:table-cell table:number-columns-repeated="2" table:style-name="ce1"/>
          <table:table-cell office:value-type="string" table:style-name="ce1">
            <text:p>Curtosis</text:p>
          </table:table-cell>
          <table:table-cell office:value-type="float" office:value="13.000249550293953" table:style-name="ce1">
            <text:p>13,00024955</text:p>
          </table:table-cell>
          <table:table-cell table:number-columns-repeated="16372"/>
        </table:table-row>
        <table:table-row table:style-name="ro1">
          <table:table-cell office:value-type="float" office:value="0.3468" table:style-name="ce1">
            <text:p>0,3468</text:p>
          </table:table-cell>
          <table:table-cell office:value-type="float" office:value="0.26989999999999997" table:style-name="ce1">
            <text:p>0,2699</text:p>
          </table:table-cell>
          <table:table-cell table:number-columns-repeated="4" table:style-name="ce1"/>
          <table:table-cell office:value-type="string" table:style-name="ce1">
            <text:p>Coeficiente de asimetría</text:p>
          </table:table-cell>
          <table:table-cell office:value-type="float" office:value="3.7933894419023551" table:style-name="ce1">
            <text:p>3,793389442</text:p>
          </table:table-cell>
          <table:table-cell table:number-columns-repeated="2" table:style-name="ce1"/>
          <table:table-cell office:value-type="string" table:style-name="ce1">
            <text:p>Coeficiente de asimetría</text:p>
          </table:table-cell>
          <table:table-cell office:value-type="float" office:value="3.3181186627008077" table:style-name="ce1">
            <text:p>3,318118663</text:p>
          </table:table-cell>
          <table:table-cell table:number-columns-repeated="16372"/>
        </table:table-row>
        <table:table-row table:style-name="ro1">
          <table:table-cell office:value-type="float" office:value="0.7681" table:style-name="ce1">
            <text:p>0,7681</text:p>
          </table:table-cell>
          <table:table-cell office:value-type="float" office:value="1.2404999999999999" table:style-name="ce1">
            <text:p>1,2405</text:p>
          </table:table-cell>
          <table:table-cell table:number-columns-repeated="4" table:style-name="ce1"/>
          <table:table-cell office:value-type="string" table:style-name="ce1">
            <text:p>Rango</text:p>
          </table:table-cell>
          <table:table-cell office:value-type="float" office:value="112.8901" table:style-name="ce1">
            <text:p>112,8901</text:p>
          </table:table-cell>
          <table:table-cell table:number-columns-repeated="2" table:style-name="ce1"/>
          <table:table-cell office:value-type="string" table:style-name="ce1">
            <text:p>Rango</text:p>
          </table:table-cell>
          <table:table-cell office:value-type="float" office:value="134.53030000000001" table:style-name="ce1">
            <text:p>134,5303</text:p>
          </table:table-cell>
          <table:table-cell table:number-columns-repeated="16372"/>
        </table:table-row>
        <table:table-row table:style-name="ro1">
          <table:table-cell office:value-type="float" office:value="0.30280000000000001" table:style-name="ce1">
            <text:p>0,3028</text:p>
          </table:table-cell>
          <table:table-cell office:value-type="float" office:value="0.28239999999999998" table:style-name="ce1">
            <text:p>0,2824</text:p>
          </table:table-cell>
          <table:table-cell table:number-columns-repeated="4" table:style-name="ce1"/>
          <table:table-cell office:value-type="string" table:style-name="ce1">
            <text:p>Mínimo</text:p>
          </table:table-cell>
          <table:table-cell office:value-type="float" office:value="0.1147" table:style-name="ce1">
            <text:p>0,1147</text:p>
          </table:table-cell>
          <table:table-cell table:number-columns-repeated="2" table:style-name="ce1"/>
          <table:table-cell office:value-type="string" table:style-name="ce1">
            <text:p>Mínimo</text:p>
          </table:table-cell>
          <table:table-cell office:value-type="float" office:value="0.15329999999999999" table:style-name="ce1">
            <text:p>0,1533</text:p>
          </table:table-cell>
          <table:table-cell table:number-columns-repeated="16372"/>
        </table:table-row>
        <table:table-row table:style-name="ro1">
          <table:table-cell office:value-type="float" office:value="0.29409999999999997" table:style-name="ce1">
            <text:p>0,2941</text:p>
          </table:table-cell>
          <table:table-cell office:value-type="float" office:value="0.2545" table:style-name="ce1">
            <text:p>0,2545</text:p>
          </table:table-cell>
          <table:table-cell table:number-columns-repeated="4" table:style-name="ce1"/>
          <table:table-cell office:value-type="string" table:style-name="ce1">
            <text:p>Máximo</text:p>
          </table:table-cell>
          <table:table-cell office:value-type="float" office:value="113.0048" table:style-name="ce1">
            <text:p>113,0048</text:p>
          </table:table-cell>
          <table:table-cell table:number-columns-repeated="2" table:style-name="ce1"/>
          <table:table-cell office:value-type="string" table:style-name="ce1">
            <text:p>Máximo</text:p>
          </table:table-cell>
          <table:table-cell office:value-type="float" office:value="134.68360000000001" table:style-name="ce1">
            <text:p>134,6836</text:p>
          </table:table-cell>
          <table:table-cell table:number-columns-repeated="16372"/>
        </table:table-row>
        <table:table-row table:style-name="ro1">
          <table:table-cell office:value-type="float" office:value="0.65429999999999999" table:style-name="ce1">
            <text:p>0,6543</text:p>
          </table:table-cell>
          <table:table-cell office:value-type="float" office:value="0.71440000000000003" table:style-name="ce1">
            <text:p>0,7144</text:p>
          </table:table-cell>
          <table:table-cell table:number-columns-repeated="4" table:style-name="ce1"/>
          <table:table-cell office:value-type="string" table:style-name="ce1">
            <text:p>Suma</text:p>
          </table:table-cell>
          <table:table-cell office:value-type="float" office:value="3998.3862692409493" table:style-name="ce1">
            <text:p>3998,386269</text:p>
          </table:table-cell>
          <table:table-cell table:number-columns-repeated="2" table:style-name="ce1"/>
          <table:table-cell office:value-type="string" table:style-name="ce1">
            <text:p>Suma</text:p>
          </table:table-cell>
          <table:table-cell office:value-type="float" office:value="5945.9874597113367" table:style-name="ce1">
            <text:p>5945,98746</text:p>
          </table:table-cell>
          <table:table-cell table:number-columns-repeated="16372" table:style-name="ce1"/>
        </table:table-row>
        <table:table-row table:style-name="ro1">
          <table:table-cell office:value-type="float" office:value="0.2863" table:style-name="ce1">
            <text:p>0,2863</text:p>
          </table:table-cell>
          <table:table-cell office:value-type="float" office:value="0.32469999999999999" table:style-name="ce1">
            <text:p>0,3247</text:p>
          </table:table-cell>
          <table:table-cell table:number-columns-repeated="4" table:style-name="ce1"/>
          <table:table-cell office:value-type="string" table:style-name="ce1">
            <text:p>Cuenta</text:p>
          </table:table-cell>
          <table:table-cell office:value-type="float" office:value="576" table:style-name="ce1">
            <text:p>576</text:p>
          </table:table-cell>
          <table:table-cell table:number-columns-repeated="2" table:style-name="ce1"/>
          <table:table-cell office:value-type="string" table:style-name="ce1">
            <text:p>Cuenta</text:p>
          </table:table-cell>
          <table:table-cell office:value-type="float" office:value="576" table:style-name="ce1">
            <text:p>576</text:p>
          </table:table-cell>
          <table:table-cell table:number-columns-repeated="16372" table:style-name="ce1"/>
        </table:table-row>
        <table:table-row table:style-name="ro2">
          <table:table-cell office:value-type="float" office:value="0.2331" table:style-name="ce1">
            <text:p>0,2331</text:p>
          </table:table-cell>
          <table:table-cell office:value-type="float" office:value="0.2954" table:style-name="ce1">
            <text:p>0,2954</text:p>
          </table:table-cell>
          <table:table-cell table:number-columns-repeated="4" table:style-name="ce1"/>
          <table:table-cell office:value-type="string" table:style-name="ce3">
            <text:p>Nivel de confianza(95,0%)</text:p>
          </table:table-cell>
          <table:table-cell office:value-type="float" office:value="0.92224167297297266" table:style-name="ce3">
            <text:p>0,922241673</text:p>
          </table:table-cell>
          <table:table-cell table:number-columns-repeated="2" table:style-name="ce1"/>
          <table:table-cell office:value-type="string" table:style-name="ce3">
            <text:p>Nivel de confianza(95,0%)</text:p>
          </table:table-cell>
          <table:table-cell office:value-type="float" office:value="1.5074001525111598" table:style-name="ce3">
            <text:p>1,507400153</text:p>
          </table:table-cell>
          <table:table-cell table:number-columns-repeated="16372" table:style-name="ce1"/>
        </table:table-row>
        <table:table-row table:style-name="ro1">
          <table:table-cell office:value-type="float" office:value="1.0820000000000001" table:style-name="ce1">
            <text:p>1,082</text:p>
          </table:table-cell>
          <table:table-cell office:value-type="float" office:value="1.0926" table:style-name="ce1">
            <text:p>1,0926</text:p>
          </table:table-cell>
          <table:table-cell table:number-columns-repeated="4" table:style-name="ce1"/>
          <table:table-cell office:value-type="string" table:style-name="ce1">
            <text:p>Interval(m/s)</text:p>
          </table:table-cell>
          <table:table-cell office:value-type="float" office:value="6.0194011555703417" table:style-name="ce1">
            <text:p>6,019401156</text:p>
          </table:table-cell>
          <table:table-cell office:value-type="float" office:value="6.0194011555703417" table:style-name="ce1">
            <text:p>6,019401156</text:p>
          </table:table-cell>
          <table:table-cell table:style-name="ce1"/>
          <table:table-cell office:value-type="string" table:style-name="ce1">
            <text:p>Interval(m/s)</text:p>
          </table:table-cell>
          <table:table-cell office:value-type="float" office:value="6.0194011555703417" table:formula="of:= MAX([.I20]- [.I33])" table:style-name="ce1">
            <text:p>6,019401156</text:p>
          </table:table-cell>
          <table:table-cell office:value-type="float" office:value="6.0194011555703417" table:formula="of:= ([.I20] -[.I33])" table:style-name="ce1">
            <text:p>6,019401156</text:p>
          </table:table-cell>
          <table:table-cell table:number-columns-repeated="16371"/>
        </table:table-row>
        <table:table-row table:style-name="ro1">
          <table:table-cell office:value-type="float" office:value="0.21260000000000001" table:style-name="ce1">
            <text:p>0,2126</text:p>
          </table:table-cell>
          <table:table-cell office:value-type="float" office:value="0.3422" table:style-name="ce1">
            <text:p>0,3422</text:p>
          </table:table-cell>
          <table:table-cell table:number-columns-repeated="4" table:style-name="ce1"/>
          <table:table-cell office:value-type="string" table:style-name="ce1">
            <text:p>Interval(s)</text:p>
          </table:table-cell>
          <table:table-cell office:value-type="float" office:value="6.0194011555703419E-3" table:style-name="ce1">
            <text:p>0,006019401</text:p>
          </table:table-cell>
          <table:table-cell office:value-type="float" office:value="6.0194011555703419E-3" table:style-name="ce1">
            <text:p>0,006019401</text:p>
          </table:table-cell>
          <table:table-cell table:style-name="ce1"/>
          <table:table-cell office:value-type="string" table:style-name="ce1">
            <text:p>Interval(s)</text:p>
          </table:table-cell>
          <table:table-cell office:value-type="float" office:value="6.0194011555703419E-3" table:formula="of:=[.L20]/1000" table:style-name="ce1">
            <text:p>0,006019401</text:p>
          </table:table-cell>
          <table:table-cell office:value-type="float" office:value="6.0194011555703419E-3" table:formula="of:= [.M20]/1000" table:style-name="ce1">
            <text:p>0,006019401</text:p>
          </table:table-cell>
          <table:table-cell table:number-columns-repeated="16371"/>
        </table:table-row>
        <table:table-row table:style-name="ro1">
          <table:table-cell office:value-type="float" office:value="0.22919999999999999" table:style-name="ce1">
            <text:p>0,2292</text:p>
          </table:table-cell>
          <table:table-cell office:value-type="float" office:value="0.26419999999999999" table:style-name="ce1">
            <text:p>0,2642</text:p>
          </table:table-cell>
          <table:table-cell table:number-columns-repeated="16382" table:style-name="ce1"/>
        </table:table-row>
        <table:table-row table:style-name="ro1">
          <table:table-cell office:value-type="float" office:value="0.24610000000000001" table:style-name="ce1">
            <text:p>0,2461</text:p>
          </table:table-cell>
          <table:table-cell office:value-type="float" office:value="0.24440000000000001" table:style-name="ce1">
            <text:p>0,2444</text:p>
          </table:table-cell>
          <table:table-cell table:number-columns-repeated="16382" table:style-name="ce1"/>
        </table:table-row>
        <table:table-row table:style-name="ro1">
          <table:table-cell office:value-type="float" office:value="0.67410000000000003" table:style-name="ce1">
            <text:p>0,6741</text:p>
          </table:table-cell>
          <table:table-cell office:value-type="float" office:value="0.79530000000000001" table:style-name="ce1">
            <text:p>0,7953</text:p>
          </table:table-cell>
          <table:table-cell table:number-columns-repeated="16382" table:style-name="ce1"/>
        </table:table-row>
        <table:table-row table:style-name="ro1">
          <table:table-cell office:value-type="float" office:value="0.20619999999999999" table:style-name="ce1">
            <text:p>0,2062</text:p>
          </table:table-cell>
          <table:table-cell office:value-type="float" office:value="0.31" table:style-name="ce1">
            <text:p>0,31</text:p>
          </table:table-cell>
          <table:table-cell table:number-columns-repeated="16382" table:style-name="ce1"/>
        </table:table-row>
        <table:table-row table:style-name="ro1">
          <table:table-cell office:value-type="float" office:value="0.26700000000000002" table:style-name="ce1">
            <text:p>0,267</text:p>
          </table:table-cell>
          <table:table-cell office:value-type="float" office:value="0.30270000000000002" table:style-name="ce1">
            <text:p>0,3027</text:p>
          </table:table-cell>
          <table:table-cell table:number-columns-repeated="16382" table:style-name="ce1"/>
        </table:table-row>
        <table:table-row table:style-name="ro1">
          <table:table-cell office:value-type="float" office:value="0.76839999999999997" table:style-name="ce1">
            <text:p>0,7684</text:p>
          </table:table-cell>
          <table:table-cell office:value-type="float" office:value="0.70709999999999995" table:style-name="ce1">
            <text:p>0,7071</text:p>
          </table:table-cell>
          <table:table-cell table:number-columns-repeated="16382" table:style-name="ce1"/>
        </table:table-row>
        <table:table-row table:style-name="ro1">
          <table:table-cell office:value-type="float" office:value="0.23100000000000001" table:style-name="ce1">
            <text:p>0,231</text:p>
          </table:table-cell>
          <table:table-cell office:value-type="float" office:value="0.311" table:style-name="ce1">
            <text:p>0,311</text:p>
          </table:table-cell>
          <table:table-cell table:number-columns-repeated="16382" table:style-name="ce1"/>
        </table:table-row>
        <table:table-row table:style-name="ro1">
          <table:table-cell office:value-type="float" office:value="0.2452" table:style-name="ce1">
            <text:p>0,2452</text:p>
          </table:table-cell>
          <table:table-cell office:value-type="float" office:value="0.29509999999999997" table:style-name="ce1">
            <text:p>0,2951</text:p>
          </table:table-cell>
          <table:table-cell table:number-columns-repeated="16382" table:style-name="ce1"/>
        </table:table-row>
        <table:table-row table:style-name="ro1">
          <table:table-cell office:value-type="float" office:value="0.20880000000000001" table:style-name="ce1">
            <text:p>0,2088</text:p>
          </table:table-cell>
          <table:table-cell office:value-type="float" office:value="0.2424" table:style-name="ce1">
            <text:p>0,2424</text:p>
          </table:table-cell>
          <table:table-cell table:number-columns-repeated="16382" table:style-name="ce1"/>
        </table:table-row>
        <table:table-row table:style-name="ro1">
          <table:table-cell office:value-type="float" office:value="0.65029999999999999" table:style-name="ce1">
            <text:p>0,6503</text:p>
          </table:table-cell>
          <table:table-cell office:value-type="float" office:value="0.69589999999999996" table:style-name="ce1">
            <text:p>0,6959</text:p>
          </table:table-cell>
          <table:table-cell table:number-columns-repeated="16382" table:style-name="ce1"/>
        </table:table-row>
        <table:table-row table:style-name="ro1">
          <table:table-cell office:value-type="float" office:value="0.23400000000000001" table:style-name="ce1">
            <text:p>0,234</text:p>
          </table:table-cell>
          <table:table-cell office:value-type="float" office:value="0.254" table:style-name="ce1">
            <text:p>0,254</text:p>
          </table:table-cell>
          <table:table-cell table:number-columns-repeated="16382" table:style-name="ce1"/>
        </table:table-row>
        <table:table-row table:style-name="ro1">
          <table:table-cell office:value-type="float" office:value="0.22159999999999999" table:style-name="ce1">
            <text:p>0,2216</text:p>
          </table:table-cell>
          <table:table-cell office:value-type="float" office:value="0.22770000000000001" table:style-name="ce1">
            <text:p>0,2277</text:p>
          </table:table-cell>
          <table:table-cell table:number-columns-repeated="16382"/>
        </table:table-row>
        <table:table-row table:style-name="ro1">
          <table:table-cell office:value-type="float" office:value="0.63449999999999995" table:style-name="ce1">
            <text:p>0,6345</text:p>
          </table:table-cell>
          <table:table-cell office:value-type="float" office:value="0.72970000000000002" table:style-name="ce1">
            <text:p>0,7297</text:p>
          </table:table-cell>
          <table:table-cell table:number-columns-repeated="16382"/>
        </table:table-row>
        <table:table-row table:style-name="ro1">
          <table:table-cell office:value-type="float" office:value="0.2122" table:style-name="ce1">
            <text:p>0,2122</text:p>
          </table:table-cell>
          <table:table-cell office:value-type="float" office:value="0.24329999999999999" table:style-name="ce1">
            <text:p>0,2433</text:p>
          </table:table-cell>
          <table:table-cell table:number-columns-repeated="16382"/>
        </table:table-row>
        <table:table-row table:style-name="ro1">
          <table:table-cell office:value-type="float" office:value="0.25519999999999998" table:style-name="ce1">
            <text:p>0,2552</text:p>
          </table:table-cell>
          <table:table-cell office:value-type="float" office:value="0.24440000000000001" table:style-name="ce1">
            <text:p>0,2444</text:p>
          </table:table-cell>
          <table:table-cell table:number-columns-repeated="16382"/>
        </table:table-row>
        <table:table-row table:style-name="ro1">
          <table:table-cell office:value-type="float" office:value="0.9466" table:style-name="ce1">
            <text:p>0,9466</text:p>
          </table:table-cell>
          <table:table-cell office:value-type="float" office:value="0.93930000000000002" table:style-name="ce1">
            <text:p>0,9393</text:p>
          </table:table-cell>
          <table:table-cell table:number-columns-repeated="16382"/>
        </table:table-row>
        <table:table-row table:style-name="ro1">
          <table:table-cell office:value-type="float" office:value="0.22459999999999999" table:style-name="ce1">
            <text:p>0,2246</text:p>
          </table:table-cell>
          <table:table-cell office:value-type="float" office:value="0.22450000000000001" table:style-name="ce1">
            <text:p>0,2245</text:p>
          </table:table-cell>
          <table:table-cell table:number-columns-repeated="16382"/>
        </table:table-row>
        <table:table-row table:style-name="ro1">
          <table:table-cell office:value-type="float" office:value="0.33300000000000002" table:style-name="ce1">
            <text:p>0,333</text:p>
          </table:table-cell>
          <table:table-cell office:value-type="float" office:value="0.21629999999999999" table:style-name="ce1">
            <text:p>0,2163</text:p>
          </table:table-cell>
          <table:table-cell table:number-columns-repeated="16382"/>
        </table:table-row>
        <table:table-row table:style-name="ro1">
          <table:table-cell office:value-type="float" office:value="0.67749999999999999" table:style-name="ce1">
            <text:p>0,6775</text:p>
          </table:table-cell>
          <table:table-cell office:value-type="float" office:value="0.99070000000000003" table:style-name="ce1">
            <text:p>0,9907</text:p>
          </table:table-cell>
          <table:table-cell table:number-columns-repeated="16382"/>
        </table:table-row>
        <table:table-row table:style-name="ro1">
          <table:table-cell office:value-type="float" office:value="0.2109" table:style-name="ce1">
            <text:p>0,2109</text:p>
          </table:table-cell>
          <table:table-cell office:value-type="float" office:value="0.24229999999999999" table:style-name="ce1">
            <text:p>0,2423</text:p>
          </table:table-cell>
          <table:table-cell table:number-columns-repeated="16382"/>
        </table:table-row>
        <table:table-row table:style-name="ro1">
          <table:table-cell office:value-type="float" office:value="0.24510000000000001" table:style-name="ce1">
            <text:p>0,2451</text:p>
          </table:table-cell>
          <table:table-cell office:value-type="float" office:value="0.23630000000000001" table:style-name="ce1">
            <text:p>0,2363</text:p>
          </table:table-cell>
          <table:table-cell table:number-columns-repeated="16382"/>
        </table:table-row>
        <table:table-row table:style-name="ro1">
          <table:table-cell office:value-type="float" office:value="0.65910000000000002" table:style-name="ce1">
            <text:p>0,6591</text:p>
          </table:table-cell>
          <table:table-cell office:value-type="float" office:value="0.92610000000000003" table:style-name="ce1">
            <text:p>0,9261</text:p>
          </table:table-cell>
          <table:table-cell table:number-columns-repeated="16382"/>
        </table:table-row>
        <table:table-row table:style-name="ro1">
          <table:table-cell office:value-type="float" office:value="0.2601" table:style-name="ce1">
            <text:p>0,2601</text:p>
          </table:table-cell>
          <table:table-cell office:value-type="float" office:value="0.27860000000000001" table:style-name="ce1">
            <text:p>0,2786</text:p>
          </table:table-cell>
          <table:table-cell table:number-columns-repeated="16382"/>
        </table:table-row>
        <table:table-row table:style-name="ro1">
          <table:table-cell office:value-type="float" office:value="0.25259999999999999" table:style-name="ce1">
            <text:p>0,2526</text:p>
          </table:table-cell>
          <table:table-cell office:value-type="float" office:value="0.25209999999999999" table:style-name="ce1">
            <text:p>0,2521</text:p>
          </table:table-cell>
          <table:table-cell table:number-columns-repeated="16382"/>
        </table:table-row>
        <table:table-row table:style-name="ro1">
          <table:table-cell office:value-type="float" office:value="0.69630000000000003" table:style-name="ce1">
            <text:p>0,6963</text:p>
          </table:table-cell>
          <table:table-cell office:value-type="float" office:value="4.8963000000000001" table:style-name="ce1">
            <text:p>4,8963</text:p>
          </table:table-cell>
          <table:table-cell table:number-columns-repeated="16382"/>
        </table:table-row>
        <table:table-row table:style-name="ro1">
          <table:table-cell office:value-type="float" office:value="0.24590000000000001" table:style-name="ce1">
            <text:p>0,2459</text:p>
          </table:table-cell>
          <table:table-cell office:value-type="float" office:value="0.28770000000000001" table:style-name="ce1">
            <text:p>0,2877</text:p>
          </table:table-cell>
          <table:table-cell table:number-columns-repeated="16382"/>
        </table:table-row>
        <table:table-row table:style-name="ro1">
          <table:table-cell office:value-type="float" office:value="0.2397" table:style-name="ce1">
            <text:p>0,2397</text:p>
          </table:table-cell>
          <table:table-cell office:value-type="float" office:value="0.36309999999999998" table:style-name="ce1">
            <text:p>0,3631</text:p>
          </table:table-cell>
          <table:table-cell table:number-columns-repeated="16382"/>
        </table:table-row>
        <table:table-row table:style-name="ro1">
          <table:table-cell office:value-type="float" office:value="0.83320000000000005" table:style-name="ce1">
            <text:p>0,8332</text:p>
          </table:table-cell>
          <table:table-cell office:value-type="float" office:value="0.84219999999999995" table:style-name="ce1">
            <text:p>0,8422</text:p>
          </table:table-cell>
          <table:table-cell table:number-columns-repeated="16382"/>
        </table:table-row>
        <table:table-row table:style-name="ro1">
          <table:table-cell office:value-type="float" office:value="0.2104" table:style-name="ce1">
            <text:p>0,2104</text:p>
          </table:table-cell>
          <table:table-cell office:value-type="float" office:value="0.223" table:style-name="ce1">
            <text:p>0,223</text:p>
          </table:table-cell>
          <table:table-cell table:number-columns-repeated="16382"/>
        </table:table-row>
        <table:table-row table:style-name="ro1">
          <table:table-cell office:value-type="float" office:value="0.2445" table:style-name="ce1">
            <text:p>0,2445</text:p>
          </table:table-cell>
          <table:table-cell office:value-type="float" office:value="0.22289999999999999" table:style-name="ce1">
            <text:p>0,2229</text:p>
          </table:table-cell>
          <table:table-cell table:number-columns-repeated="16382"/>
        </table:table-row>
        <table:table-row table:style-name="ro1">
          <table:table-cell office:value-type="float" office:value="0.1986" table:style-name="ce1">
            <text:p>0,1986</text:p>
          </table:table-cell>
          <table:table-cell office:value-type="float" office:value="0.22189999999999999" table:style-name="ce1">
            <text:p>0,2219</text:p>
          </table:table-cell>
          <table:table-cell table:number-columns-repeated="16382"/>
        </table:table-row>
        <table:table-row table:style-name="ro1">
          <table:table-cell office:value-type="float" office:value="0.21790000000000001" table:style-name="ce1">
            <text:p>0,2179</text:p>
          </table:table-cell>
          <table:table-cell office:value-type="float" office:value="0.21870000000000001" table:style-name="ce1">
            <text:p>0,2187</text:p>
          </table:table-cell>
          <table:table-cell table:number-columns-repeated="16382"/>
        </table:table-row>
        <table:table-row table:style-name="ro1">
          <table:table-cell office:value-type="float" office:value="0.65439999999999998" table:style-name="ce1">
            <text:p>0,6544</text:p>
          </table:table-cell>
          <table:table-cell office:value-type="float" office:value="0.69299999999999995" table:style-name="ce1">
            <text:p>0,693</text:p>
          </table:table-cell>
          <table:table-cell table:number-columns-repeated="16382"/>
        </table:table-row>
        <table:table-row table:style-name="ro1">
          <table:table-cell office:value-type="float" office:value="0.24079999999999999" table:style-name="ce1">
            <text:p>0,2408</text:p>
          </table:table-cell>
          <table:table-cell office:value-type="float" office:value="0.23350000000000001" table:style-name="ce1">
            <text:p>0,2335</text:p>
          </table:table-cell>
          <table:table-cell table:number-columns-repeated="16382"/>
        </table:table-row>
        <table:table-row table:style-name="ro1">
          <table:table-cell office:value-type="float" office:value="0.25330000000000003" table:style-name="ce1">
            <text:p>0,2533</text:p>
          </table:table-cell>
          <table:table-cell office:value-type="float" office:value="0.28410000000000002" table:style-name="ce1">
            <text:p>0,2841</text:p>
          </table:table-cell>
          <table:table-cell table:number-columns-repeated="16382"/>
        </table:table-row>
        <table:table-row table:style-name="ro1">
          <table:table-cell office:value-type="float" office:value="0.20930000000000001" table:style-name="ce1">
            <text:p>0,2093</text:p>
          </table:table-cell>
          <table:table-cell office:value-type="float" office:value="0.3654" table:style-name="ce1">
            <text:p>0,3654</text:p>
          </table:table-cell>
          <table:table-cell table:number-columns-repeated="16382"/>
        </table:table-row>
        <table:table-row table:style-name="ro1">
          <table:table-cell office:value-type="float" office:value="0.22600000000000001" table:style-name="ce1">
            <text:p>0,226</text:p>
          </table:table-cell>
          <table:table-cell office:value-type="float" office:value="0.2238" table:style-name="ce1">
            <text:p>0,2238</text:p>
          </table:table-cell>
          <table:table-cell table:number-columns-repeated="16382"/>
        </table:table-row>
        <table:table-row table:style-name="ro1">
          <table:table-cell office:value-type="float" office:value="0.21379999999999999" table:style-name="ce1">
            <text:p>0,2138</text:p>
          </table:table-cell>
          <table:table-cell office:value-type="float" office:value="0.2515" table:style-name="ce1">
            <text:p>0,2515</text:p>
          </table:table-cell>
          <table:table-cell table:number-columns-repeated="16382"/>
        </table:table-row>
        <table:table-row table:style-name="ro1">
          <table:table-cell office:value-type="float" office:value="0.64880000000000004" table:style-name="ce1">
            <text:p>0,6488</text:p>
          </table:table-cell>
          <table:table-cell office:value-type="float" office:value="0.72909999999999997" table:style-name="ce1">
            <text:p>0,7291</text:p>
          </table:table-cell>
          <table:table-cell table:number-columns-repeated="16382"/>
        </table:table-row>
        <table:table-row table:style-name="ro1">
          <table:table-cell office:value-type="float" office:value="0.30330000000000001" table:style-name="ce1">
            <text:p>0,3033</text:p>
          </table:table-cell>
          <table:table-cell office:value-type="float" office:value="0.2467" table:style-name="ce1">
            <text:p>0,2467</text:p>
          </table:table-cell>
          <table:table-cell table:number-columns-repeated="16382"/>
        </table:table-row>
        <table:table-row table:style-name="ro1">
          <table:table-cell office:value-type="float" office:value="0.37519999999999998" table:style-name="ce1">
            <text:p>0,3752</text:p>
          </table:table-cell>
          <table:table-cell office:value-type="float" office:value="0.27829999999999999" table:style-name="ce1">
            <text:p>0,2783</text:p>
          </table:table-cell>
          <table:table-cell table:number-columns-repeated="16382"/>
        </table:table-row>
        <table:table-row table:style-name="ro1">
          <table:table-cell office:value-type="float" office:value="0.2928" table:style-name="ce1">
            <text:p>0,2928</text:p>
          </table:table-cell>
          <table:table-cell office:value-type="float" office:value="0.32219999999999999" table:style-name="ce1">
            <text:p>0,3222</text:p>
          </table:table-cell>
          <table:table-cell table:number-columns-repeated="16382"/>
        </table:table-row>
        <table:table-row table:style-name="ro1">
          <table:table-cell office:value-type="float" office:value="0.35809999999999997" table:style-name="ce1">
            <text:p>0,3581</text:p>
          </table:table-cell>
          <table:table-cell office:value-type="float" office:value="0.77780000000000005" table:style-name="ce1">
            <text:p>0,7778</text:p>
          </table:table-cell>
          <table:table-cell table:number-columns-repeated="16382"/>
        </table:table-row>
        <table:table-row table:style-name="ro1">
          <table:table-cell office:value-type="float" office:value="1.0262" table:style-name="ce1">
            <text:p>1,0262</text:p>
          </table:table-cell>
          <table:table-cell office:value-type="float" office:value="0.72219999999999995" table:style-name="ce1">
            <text:p>0,7222</text:p>
          </table:table-cell>
          <table:table-cell table:number-columns-repeated="16382"/>
        </table:table-row>
        <table:table-row table:style-name="ro1">
          <table:table-cell office:value-type="float" office:value="0.31359999999999999" table:style-name="ce1">
            <text:p>0,3136</text:p>
          </table:table-cell>
          <table:table-cell office:value-type="float" office:value="0.2165" table:style-name="ce1">
            <text:p>0,2165</text:p>
          </table:table-cell>
          <table:table-cell table:number-columns-repeated="16382"/>
        </table:table-row>
        <table:table-row table:style-name="ro1">
          <table:table-cell office:value-type="float" office:value="0.32600000000000001" table:style-name="ce1">
            <text:p>0,326</text:p>
          </table:table-cell>
          <table:table-cell office:value-type="float" office:value="0.20449999999999999" table:style-name="ce1">
            <text:p>0,2045</text:p>
          </table:table-cell>
          <table:table-cell table:number-columns-repeated="16382"/>
        </table:table-row>
        <table:table-row table:style-name="ro1">
          <table:table-cell office:value-type="float" office:value="0.3105" table:style-name="ce1">
            <text:p>0,3105</text:p>
          </table:table-cell>
          <table:table-cell office:value-type="float" office:value="0.53310000000000002" table:style-name="ce1">
            <text:p>0,5331</text:p>
          </table:table-cell>
          <table:table-cell table:number-columns-repeated="16382"/>
        </table:table-row>
        <table:table-row table:style-name="ro1">
          <table:table-cell office:value-type="float" office:value="0.39290000000000003" table:style-name="ce1">
            <text:p>0,3929</text:p>
          </table:table-cell>
          <table:table-cell office:value-type="float" office:value="0.21" table:style-name="ce1">
            <text:p>0,21</text:p>
          </table:table-cell>
          <table:table-cell table:number-columns-repeated="16382"/>
        </table:table-row>
        <table:table-row table:style-name="ro1">
          <table:table-cell office:value-type="float" office:value="0.68179999999999996" table:style-name="ce1">
            <text:p>0,6818</text:p>
          </table:table-cell>
          <table:table-cell office:value-type="float" office:value="0.75009999999999999" table:style-name="ce1">
            <text:p>0,7501</text:p>
          </table:table-cell>
          <table:table-cell table:number-columns-repeated="16382"/>
        </table:table-row>
        <table:table-row table:style-name="ro1">
          <table:table-cell office:value-type="float" office:value="0.28689999999999999" table:style-name="ce1">
            <text:p>0,2869</text:p>
          </table:table-cell>
          <table:table-cell office:value-type="float" office:value="0.23980000000000001" table:style-name="ce1">
            <text:p>0,2398</text:p>
          </table:table-cell>
          <table:table-cell table:number-columns-repeated="16382"/>
        </table:table-row>
        <table:table-row table:style-name="ro1">
          <table:table-cell office:value-type="float" office:value="0.26869999999999999" table:style-name="ce1">
            <text:p>0,2687</text:p>
          </table:table-cell>
          <table:table-cell office:value-type="float" office:value="0.2339" table:style-name="ce1">
            <text:p>0,2339</text:p>
          </table:table-cell>
          <table:table-cell table:number-columns-repeated="16382"/>
        </table:table-row>
        <table:table-row table:style-name="ro1">
          <table:table-cell office:value-type="float" office:value="0.28320000000000001" table:style-name="ce1">
            <text:p>0,2832</text:p>
          </table:table-cell>
          <table:table-cell office:value-type="float" office:value="0.23549999999999999" table:style-name="ce1">
            <text:p>0,2355</text:p>
          </table:table-cell>
          <table:table-cell table:number-columns-repeated="16382"/>
        </table:table-row>
        <table:table-row table:style-name="ro1">
          <table:table-cell office:value-type="float" office:value="0.65500000000000003" table:style-name="ce1">
            <text:p>0,655</text:p>
          </table:table-cell>
          <table:table-cell office:value-type="float" office:value="0.71050000000000002" table:style-name="ce1">
            <text:p>0,7105</text:p>
          </table:table-cell>
          <table:table-cell table:number-columns-repeated="16382"/>
        </table:table-row>
        <table:table-row table:style-name="ro1">
          <table:table-cell office:value-type="float" office:value="0.27689999999999998" table:style-name="ce1">
            <text:p>0,2769</text:p>
          </table:table-cell>
          <table:table-cell office:value-type="float" office:value="0.24740000000000001" table:style-name="ce1">
            <text:p>0,2474</text:p>
          </table:table-cell>
          <table:table-cell table:number-columns-repeated="16382"/>
        </table:table-row>
        <table:table-row table:style-name="ro1">
          <table:table-cell office:value-type="float" office:value="0.2122" table:style-name="ce1">
            <text:p>0,2122</text:p>
          </table:table-cell>
          <table:table-cell office:value-type="float" office:value="0.37409999999999999" table:style-name="ce1">
            <text:p>0,3741</text:p>
          </table:table-cell>
          <table:table-cell table:number-columns-repeated="16382"/>
        </table:table-row>
        <table:table-row table:style-name="ro1">
          <table:table-cell office:value-type="float" office:value="0.38300000000000001" table:style-name="ce1">
            <text:p>0,383</text:p>
          </table:table-cell>
          <table:table-cell office:value-type="float" office:value="0.43209999999999998" table:style-name="ce1">
            <text:p>0,4321</text:p>
          </table:table-cell>
          <table:table-cell table:number-columns-repeated="16382"/>
        </table:table-row>
        <table:table-row table:style-name="ro1">
          <table:table-cell office:value-type="float" office:value="0.34749999999999998" table:style-name="ce1">
            <text:p>0,3475</text:p>
          </table:table-cell>
          <table:table-cell office:value-type="float" office:value="0.28110000000000002" table:style-name="ce1">
            <text:p>0,2811</text:p>
          </table:table-cell>
          <table:table-cell table:number-columns-repeated="16382"/>
        </table:table-row>
        <table:table-row table:style-name="ro1">
          <table:table-cell office:value-type="float" office:value="0.88339999999999996" table:style-name="ce1">
            <text:p>0,8834</text:p>
          </table:table-cell>
          <table:table-cell office:value-type="float" office:value="0.86219999999999997" table:style-name="ce1">
            <text:p>0,8622</text:p>
          </table:table-cell>
          <table:table-cell table:number-columns-repeated="16382"/>
        </table:table-row>
        <table:table-row table:style-name="ro1">
          <table:table-cell office:value-type="float" office:value="0.27229999999999999" table:style-name="ce1">
            <text:p>0,2723</text:p>
          </table:table-cell>
          <table:table-cell office:value-type="float" office:value="0.2616" table:style-name="ce1">
            <text:p>0,2616</text:p>
          </table:table-cell>
          <table:table-cell table:number-columns-repeated="16382"/>
        </table:table-row>
        <table:table-row table:style-name="ro1">
          <table:table-cell office:value-type="float" office:value="0.34799999999999998" table:style-name="ce1">
            <text:p>0,348</text:p>
          </table:table-cell>
          <table:table-cell office:value-type="float" office:value="0.20080000000000001" table:style-name="ce1">
            <text:p>0,2008</text:p>
          </table:table-cell>
          <table:table-cell table:number-columns-repeated="16382"/>
        </table:table-row>
        <table:table-row table:style-name="ro1">
          <table:table-cell office:value-type="float" office:value="0.26" table:style-name="ce1">
            <text:p>0,26</text:p>
          </table:table-cell>
          <table:table-cell office:value-type="float" office:value="0.40920000000000001" table:style-name="ce1">
            <text:p>0,4092</text:p>
          </table:table-cell>
          <table:table-cell table:number-columns-repeated="16382"/>
        </table:table-row>
        <table:table-row table:style-name="ro1">
          <table:table-cell office:value-type="float" office:value="0.3478" table:style-name="ce1">
            <text:p>0,3478</text:p>
          </table:table-cell>
          <table:table-cell office:value-type="float" office:value="0.2316" table:style-name="ce1">
            <text:p>0,2316</text:p>
          </table:table-cell>
          <table:table-cell table:number-columns-repeated="16382"/>
        </table:table-row>
        <table:table-row table:style-name="ro1">
          <table:table-cell office:value-type="float" office:value="0.20949999999999999" table:style-name="ce1">
            <text:p>0,2095</text:p>
          </table:table-cell>
          <table:table-cell office:value-type="float" office:value="0.2104" table:style-name="ce1">
            <text:p>0,2104</text:p>
          </table:table-cell>
          <table:table-cell table:number-columns-repeated="16382"/>
        </table:table-row>
        <table:table-row table:style-name="ro1">
          <table:table-cell office:value-type="float" office:value="0.95440000000000003" table:style-name="ce1">
            <text:p>0,9544</text:p>
          </table:table-cell>
          <table:table-cell office:value-type="float" office:value="0.68559999999999999" table:style-name="ce1">
            <text:p>0,6856</text:p>
          </table:table-cell>
          <table:table-cell table:number-columns-repeated="16382"/>
        </table:table-row>
        <table:table-row table:style-name="ro1">
          <table:table-cell office:value-type="float" office:value="0.2346" table:style-name="ce1">
            <text:p>0,2346</text:p>
          </table:table-cell>
          <table:table-cell office:value-type="float" office:value="0.25580000000000003" table:style-name="ce1">
            <text:p>0,2558</text:p>
          </table:table-cell>
          <table:table-cell table:number-columns-repeated="16382"/>
        </table:table-row>
        <table:table-row table:style-name="ro1">
          <table:table-cell office:value-type="float" office:value="0.19850000000000001" table:style-name="ce1">
            <text:p>0,1985</text:p>
          </table:table-cell>
          <table:table-cell office:value-type="float" office:value="0.28120000000000001" table:style-name="ce1">
            <text:p>0,2812</text:p>
          </table:table-cell>
          <table:table-cell table:number-columns-repeated="16382"/>
        </table:table-row>
        <table:table-row table:style-name="ro1">
          <table:table-cell office:value-type="float" office:value="0.2046" table:style-name="ce1">
            <text:p>0,2046</text:p>
          </table:table-cell>
          <table:table-cell office:value-type="float" office:value="0.31929999999999997" table:style-name="ce1">
            <text:p>0,3193</text:p>
          </table:table-cell>
          <table:table-cell table:number-columns-repeated="16382"/>
        </table:table-row>
        <table:table-row table:style-name="ro1">
          <table:table-cell office:value-type="float" office:value="0.28310000000000002" table:style-name="ce1">
            <text:p>0,2831</text:p>
          </table:table-cell>
          <table:table-cell office:value-type="float" office:value="0.31230000000000002" table:style-name="ce1">
            <text:p>0,3123</text:p>
          </table:table-cell>
          <table:table-cell table:number-columns-repeated="16382"/>
        </table:table-row>
        <table:table-row table:style-name="ro1">
          <table:table-cell office:value-type="float" office:value="0.63849999999999996" table:style-name="ce1">
            <text:p>0,6385</text:p>
          </table:table-cell>
          <table:table-cell office:value-type="float" office:value="0.70399999999999996" table:style-name="ce1">
            <text:p>0,704</text:p>
          </table:table-cell>
          <table:table-cell table:number-columns-repeated="16382"/>
        </table:table-row>
        <table:table-row table:style-name="ro1">
          <table:table-cell office:value-type="float" office:value="0.40429999999999999" table:style-name="ce1">
            <text:p>0,4043</text:p>
          </table:table-cell>
          <table:table-cell office:value-type="float" office:value="0.23569999999999999" table:style-name="ce1">
            <text:p>0,2357</text:p>
          </table:table-cell>
          <table:table-cell table:number-columns-repeated="16382"/>
        </table:table-row>
        <table:table-row table:style-name="ro1">
          <table:table-cell office:value-type="float" office:value="0.17599999999999999" table:style-name="ce1">
            <text:p>0,176</text:p>
          </table:table-cell>
          <table:table-cell office:value-type="float" office:value="0.21379999999999999" table:style-name="ce1">
            <text:p>0,2138</text:p>
          </table:table-cell>
          <table:table-cell table:number-columns-repeated="16382"/>
        </table:table-row>
        <table:table-row table:style-name="ro1">
          <table:table-cell office:value-type="float" office:value="0.2288" table:style-name="ce1">
            <text:p>0,2288</text:p>
          </table:table-cell>
          <table:table-cell office:value-type="float" office:value="0.21440000000000001" table:style-name="ce1">
            <text:p>0,2144</text:p>
          </table:table-cell>
          <table:table-cell table:number-columns-repeated="16382"/>
        </table:table-row>
        <table:table-row table:style-name="ro1">
          <table:table-cell office:value-type="float" office:value="0.19420000000000001" table:style-name="ce1">
            <text:p>0,1942</text:p>
          </table:table-cell>
          <table:table-cell office:value-type="float" office:value="0.35120000000000001" table:style-name="ce1">
            <text:p>0,3512</text:p>
          </table:table-cell>
          <table:table-cell table:number-columns-repeated="16382"/>
        </table:table-row>
        <table:table-row table:style-name="ro1">
          <table:table-cell office:value-type="float" office:value="0.17899999999999999" table:style-name="ce1">
            <text:p>0,179</text:p>
          </table:table-cell>
          <table:table-cell office:value-type="float" office:value="0.32440000000000002" table:style-name="ce1">
            <text:p>0,3244</text:p>
          </table:table-cell>
          <table:table-cell table:number-columns-repeated="16382"/>
        </table:table-row>
        <table:table-row table:style-name="ro1">
          <table:table-cell office:value-type="float" office:value="0.26450000000000001" table:style-name="ce1">
            <text:p>0,2645</text:p>
          </table:table-cell>
          <table:table-cell office:value-type="float" office:value="0.36220000000000002" table:style-name="ce1">
            <text:p>0,3622</text:p>
          </table:table-cell>
          <table:table-cell table:number-columns-repeated="16382"/>
        </table:table-row>
        <table:table-row table:style-name="ro1">
          <table:table-cell office:value-type="float" office:value="0.17899999999999999" table:style-name="ce1">
            <text:p>0,179</text:p>
          </table:table-cell>
          <table:table-cell office:value-type="float" office:value="0.23799999999999999" table:style-name="ce1">
            <text:p>0,238</text:p>
          </table:table-cell>
          <table:table-cell table:number-columns-repeated="16382"/>
        </table:table-row>
        <table:table-row table:style-name="ro1">
          <table:table-cell office:value-type="float" office:value="0.1724" table:style-name="ce1">
            <text:p>0,1724</text:p>
          </table:table-cell>
          <table:table-cell office:value-type="float" office:value="0.22589999999999999" table:style-name="ce1">
            <text:p>0,2259</text:p>
          </table:table-cell>
          <table:table-cell table:number-columns-repeated="16382"/>
        </table:table-row>
        <table:table-row table:style-name="ro1">
          <table:table-cell office:value-type="float" office:value="0.32290000000000002" table:style-name="ce1">
            <text:p>0,3229</text:p>
          </table:table-cell>
          <table:table-cell office:value-type="float" office:value="0.58360000000000001" table:style-name="ce1">
            <text:p>0,5836</text:p>
          </table:table-cell>
          <table:table-cell table:number-columns-repeated="16382"/>
        </table:table-row>
        <table:table-row table:style-name="ro1">
          <table:table-cell office:value-type="float" office:value="0.1729" table:style-name="ce1">
            <text:p>0,1729</text:p>
          </table:table-cell>
          <table:table-cell office:value-type="float" office:value="0.23449999999999999" table:style-name="ce1">
            <text:p>0,2345</text:p>
          </table:table-cell>
          <table:table-cell table:number-columns-repeated="16382"/>
        </table:table-row>
        <table:table-row table:style-name="ro1">
          <table:table-cell office:value-type="float" office:value="0.67" table:style-name="ce1">
            <text:p>0,67</text:p>
          </table:table-cell>
          <table:table-cell office:value-type="float" office:value="0.78820000000000001" table:style-name="ce1">
            <text:p>0,7882</text:p>
          </table:table-cell>
          <table:table-cell table:number-columns-repeated="16382"/>
        </table:table-row>
        <table:table-row table:style-name="ro1">
          <table:table-cell office:value-type="float" office:value="0.1537" table:style-name="ce1">
            <text:p>0,1537</text:p>
          </table:table-cell>
          <table:table-cell office:value-type="float" office:value="0.19189999999999999" table:style-name="ce1">
            <text:p>0,1919</text:p>
          </table:table-cell>
          <table:table-cell table:number-columns-repeated="16382"/>
        </table:table-row>
        <table:table-row table:style-name="ro1">
          <table:table-cell office:value-type="float" office:value="0.15579999999999999" table:style-name="ce1">
            <text:p>0,1558</text:p>
          </table:table-cell>
          <table:table-cell office:value-type="float" office:value="0.42020000000000002" table:style-name="ce1">
            <text:p>0,4202</text:p>
          </table:table-cell>
          <table:table-cell table:number-columns-repeated="16382"/>
        </table:table-row>
        <table:table-row table:style-name="ro1">
          <table:table-cell office:value-type="float" office:value="0.15609999999999999" table:style-name="ce1">
            <text:p>0,1561</text:p>
          </table:table-cell>
          <table:table-cell office:value-type="float" office:value="0.1734" table:style-name="ce1">
            <text:p>0,1734</text:p>
          </table:table-cell>
          <table:table-cell table:number-columns-repeated="16382"/>
        </table:table-row>
        <table:table-row table:style-name="ro1">
          <table:table-cell office:value-type="float" office:value="0.28539999999999999" table:style-name="ce1">
            <text:p>0,2854</text:p>
          </table:table-cell>
          <table:table-cell office:value-type="float" office:value="0.1744" table:style-name="ce1">
            <text:p>0,1744</text:p>
          </table:table-cell>
          <table:table-cell table:number-columns-repeated="16382"/>
        </table:table-row>
        <table:table-row table:style-name="ro1">
          <table:table-cell office:value-type="float" office:value="0.28149999999999997" table:style-name="ce1">
            <text:p>0,2815</text:p>
          </table:table-cell>
          <table:table-cell office:value-type="float" office:value="0.315" table:style-name="ce1">
            <text:p>0,315</text:p>
          </table:table-cell>
          <table:table-cell table:number-columns-repeated="16382"/>
        </table:table-row>
        <table:table-row table:style-name="ro1">
          <table:table-cell office:value-type="float" office:value="0.75941904761904755" table:formula="of:=SUBTOTAL(1;[.A2:.A106])" table:style-name="ce1">
            <text:p>0,759419048</text:p>
          </table:table-cell>
          <table:table-cell office:value-type="float" office:value="0.9294914285714283" table:formula="of:=SUBTOTAL(1;[.B2:.B106])" table:style-name="ce1">
            <text:p>0,929491429</text:p>
          </table:table-cell>
          <table:table-cell table:number-columns-repeated="16382"/>
        </table:table-row>
        <table:table-row table:style-name="ro1">
          <table:table-cell office:value-type="float" office:value="9.8734000000000002" table:style-name="ce1">
            <text:p>9,8734</text:p>
          </table:table-cell>
          <table:table-cell office:value-type="float" office:value="4.9187000000000003" table:style-name="ce1">
            <text:p>4,9187</text:p>
          </table:table-cell>
          <table:table-cell table:number-columns-repeated="16382"/>
        </table:table-row>
        <table:table-row table:style-name="ro1">
          <table:table-cell office:value-type="float" office:value="25.2287" table:style-name="ce1">
            <text:p>25,2287</text:p>
          </table:table-cell>
          <table:table-cell office:value-type="float" office:value="14.606999999999999" table:style-name="ce1">
            <text:p>14,607</text:p>
          </table:table-cell>
          <table:table-cell table:number-columns-repeated="16382"/>
        </table:table-row>
        <table:table-row table:style-name="ro1">
          <table:table-cell office:value-type="float" office:value="0.59299999999999997" table:style-name="ce1">
            <text:p>0,593</text:p>
          </table:table-cell>
          <table:table-cell office:value-type="float" office:value="0.78" table:style-name="ce1">
            <text:p>0,78</text:p>
          </table:table-cell>
          <table:table-cell table:number-columns-repeated="16382"/>
        </table:table-row>
        <table:table-row table:style-name="ro1">
          <table:table-cell office:value-type="float" office:value="7.0744999999999996" table:style-name="ce1">
            <text:p>7,0745</text:p>
          </table:table-cell>
          <table:table-cell office:value-type="float" office:value="7.2702" table:style-name="ce1">
            <text:p>7,2702</text:p>
          </table:table-cell>
          <table:table-cell table:number-columns-repeated="16382"/>
        </table:table-row>
        <table:table-row table:style-name="ro1">
          <table:table-cell office:value-type="float" office:value="0.50419999999999998" table:style-name="ce1">
            <text:p>0,5042</text:p>
          </table:table-cell>
          <table:table-cell office:value-type="float" office:value="0.50429999999999997" table:style-name="ce1">
            <text:p>0,5043</text:p>
          </table:table-cell>
          <table:table-cell table:number-columns-repeated="16382"/>
        </table:table-row>
        <table:table-row table:style-name="ro1">
          <table:table-cell office:value-type="float" office:value="5.7445000000000004" table:style-name="ce1">
            <text:p>5,7445</text:p>
          </table:table-cell>
          <table:table-cell office:value-type="float" office:value="6.093" table:style-name="ce1">
            <text:p>6,093</text:p>
          </table:table-cell>
          <table:table-cell table:number-columns-repeated="16382"/>
        </table:table-row>
        <table:table-row table:style-name="ro1">
          <table:table-cell office:value-type="float" office:value="0.55779999999999996" table:style-name="ce1">
            <text:p>0,5578</text:p>
          </table:table-cell>
          <table:table-cell office:value-type="float" office:value="0.37009999999999998" table:style-name="ce1">
            <text:p>0,3701</text:p>
          </table:table-cell>
          <table:table-cell table:number-columns-repeated="16382"/>
        </table:table-row>
        <table:table-row table:style-name="ro1">
          <table:table-cell office:value-type="float" office:value="4.9908000000000001" table:style-name="ce1">
            <text:p>4,9908</text:p>
          </table:table-cell>
          <table:table-cell office:value-type="float" office:value="6.3617999999999997" table:style-name="ce1">
            <text:p>6,3618</text:p>
          </table:table-cell>
          <table:table-cell table:number-columns-repeated="16382"/>
        </table:table-row>
        <table:table-row table:style-name="ro1">
          <table:table-cell office:value-type="float" office:value="0.41870000000000002" table:style-name="ce1">
            <text:p>0,4187</text:p>
          </table:table-cell>
          <table:table-cell office:value-type="float" office:value="0.42709999999999998" table:style-name="ce1">
            <text:p>0,4271</text:p>
          </table:table-cell>
          <table:table-cell table:number-columns-repeated="16382"/>
        </table:table-row>
        <table:table-row table:style-name="ro1">
          <table:table-cell office:value-type="float" office:value="5.2390999999999996" table:style-name="ce1">
            <text:p>5,2391</text:p>
          </table:table-cell>
          <table:table-cell office:value-type="float" office:value="7.5099" table:style-name="ce1">
            <text:p>7,5099</text:p>
          </table:table-cell>
          <table:table-cell table:number-columns-repeated="16382"/>
        </table:table-row>
        <table:table-row table:style-name="ro1">
          <table:table-cell office:value-type="float" office:value="0.44600000000000001" table:style-name="ce1">
            <text:p>0,446</text:p>
          </table:table-cell>
          <table:table-cell office:value-type="float" office:value="0.33050000000000002" table:style-name="ce1">
            <text:p>0,3305</text:p>
          </table:table-cell>
          <table:table-cell table:number-columns-repeated="16382"/>
        </table:table-row>
        <table:table-row table:style-name="ro1">
          <table:table-cell office:value-type="float" office:value="4.9396000000000004" table:style-name="ce1">
            <text:p>4,9396</text:p>
          </table:table-cell>
          <table:table-cell office:value-type="float" office:value="5.6296999999999997" table:style-name="ce1">
            <text:p>5,6297</text:p>
          </table:table-cell>
          <table:table-cell table:number-columns-repeated="16382"/>
        </table:table-row>
        <table:table-row table:style-name="ro1">
          <table:table-cell office:value-type="float" office:value="0.33069999999999999" table:style-name="ce1">
            <text:p>0,3307</text:p>
          </table:table-cell>
          <table:table-cell office:value-type="float" office:value="0.35849999999999999" table:style-name="ce1">
            <text:p>0,3585</text:p>
          </table:table-cell>
          <table:table-cell table:number-columns-repeated="16382"/>
        </table:table-row>
        <table:table-row table:style-name="ro1">
          <table:table-cell office:value-type="float" office:value="4.7457000000000003" table:style-name="ce1">
            <text:p>4,7457</text:p>
          </table:table-cell>
          <table:table-cell office:value-type="float" office:value="5.5407000000000002" table:style-name="ce1">
            <text:p>5,5407</text:p>
          </table:table-cell>
          <table:table-cell table:number-columns-repeated="16382"/>
        </table:table-row>
        <table:table-row table:style-name="ro1">
          <table:table-cell office:value-type="float" office:value="0.29520000000000002" table:style-name="ce1">
            <text:p>0,2952</text:p>
          </table:table-cell>
          <table:table-cell office:value-type="float" office:value="0.34050000000000002" table:style-name="ce1">
            <text:p>0,3405</text:p>
          </table:table-cell>
          <table:table-cell table:number-columns-repeated="16382"/>
        </table:table-row>
        <table:table-row table:style-name="ro1">
          <table:table-cell office:value-type="float" office:value="6.9138999999999999" table:style-name="ce1">
            <text:p>6,9139</text:p>
          </table:table-cell>
          <table:table-cell office:value-type="float" office:value="5.6302000000000003" table:style-name="ce1">
            <text:p>5,6302</text:p>
          </table:table-cell>
          <table:table-cell table:number-columns-repeated="16382"/>
        </table:table-row>
        <table:table-row table:style-name="ro1">
          <table:table-cell office:value-type="float" office:value="0.35170000000000001" table:style-name="ce1">
            <text:p>0,3517</text:p>
          </table:table-cell>
          <table:table-cell office:value-type="float" office:value="0.4667" table:style-name="ce1">
            <text:p>0,4667</text:p>
          </table:table-cell>
          <table:table-cell table:number-columns-repeated="16382"/>
        </table:table-row>
        <table:table-row table:style-name="ro1">
          <table:table-cell office:value-type="float" office:value="6.2671999999999999" table:style-name="ce1">
            <text:p>6,2672</text:p>
          </table:table-cell>
          <table:table-cell office:value-type="float" office:value="5.9278000000000004" table:style-name="ce1">
            <text:p>5,9278</text:p>
          </table:table-cell>
          <table:table-cell table:number-columns-repeated="16382"/>
        </table:table-row>
        <table:table-row table:style-name="ro1">
          <table:table-cell office:value-type="float" office:value="0.49259999999999998" table:style-name="ce1">
            <text:p>0,4926</text:p>
          </table:table-cell>
          <table:table-cell office:value-type="float" office:value="0.33979999999999999" table:style-name="ce1">
            <text:p>0,3398</text:p>
          </table:table-cell>
          <table:table-cell table:number-columns-repeated="16382"/>
        </table:table-row>
        <table:table-row table:style-name="ro1">
          <table:table-cell office:value-type="float" office:value="5.3856000000000002" table:style-name="ce1">
            <text:p>5,3856</text:p>
          </table:table-cell>
          <table:table-cell office:value-type="float" office:value="5.3550000000000004" table:style-name="ce1">
            <text:p>5,355</text:p>
          </table:table-cell>
          <table:table-cell table:number-columns-repeated="16382"/>
        </table:table-row>
        <table:table-row table:style-name="ro1">
          <table:table-cell office:value-type="float" office:value="0.55589999999999995" table:style-name="ce1">
            <text:p>0,5559</text:p>
          </table:table-cell>
          <table:table-cell office:value-type="float" office:value="0.45150000000000001" table:style-name="ce1">
            <text:p>0,4515</text:p>
          </table:table-cell>
          <table:table-cell table:number-columns-repeated="16382"/>
        </table:table-row>
        <table:table-row table:style-name="ro1">
          <table:table-cell office:value-type="float" office:value="4.9275000000000002" table:style-name="ce1">
            <text:p>4,9275</text:p>
          </table:table-cell>
          <table:table-cell office:value-type="float" office:value="6.992" table:style-name="ce1">
            <text:p>6,992</text:p>
          </table:table-cell>
          <table:table-cell table:number-columns-repeated="16382"/>
        </table:table-row>
        <table:table-row table:style-name="ro1">
          <table:table-cell office:value-type="float" office:value="0.29930000000000001" table:style-name="ce1">
            <text:p>0,2993</text:p>
          </table:table-cell>
          <table:table-cell office:value-type="float" office:value="0.44330000000000003" table:style-name="ce1">
            <text:p>0,4433</text:p>
          </table:table-cell>
          <table:table-cell table:number-columns-repeated="16382"/>
        </table:table-row>
        <table:table-row table:style-name="ro1">
          <table:table-cell office:value-type="float" office:value="4.8425000000000002" table:style-name="ce1">
            <text:p>4,8425</text:p>
          </table:table-cell>
          <table:table-cell office:value-type="float" office:value="5.7580999999999998" table:style-name="ce1">
            <text:p>5,7581</text:p>
          </table:table-cell>
          <table:table-cell table:number-columns-repeated="16382"/>
        </table:table-row>
        <table:table-row table:style-name="ro1">
          <table:table-cell office:value-type="float" office:value="0.31509999999999999" table:style-name="ce1">
            <text:p>0,3151</text:p>
          </table:table-cell>
          <table:table-cell office:value-type="float" office:value="0.45669999999999999" table:style-name="ce1">
            <text:p>0,4567</text:p>
          </table:table-cell>
          <table:table-cell table:number-columns-repeated="16382"/>
        </table:table-row>
        <table:table-row table:style-name="ro1">
          <table:table-cell office:value-type="float" office:value="4.9321999999999999" table:style-name="ce1">
            <text:p>4,9322</text:p>
          </table:table-cell>
          <table:table-cell office:value-type="float" office:value="7.4225000000000003" table:style-name="ce1">
            <text:p>7,4225</text:p>
          </table:table-cell>
          <table:table-cell table:number-columns-repeated="16382"/>
        </table:table-row>
        <table:table-row table:style-name="ro1">
          <table:table-cell office:value-type="float" office:value="0.34260000000000002" table:style-name="ce1">
            <text:p>0,3426</text:p>
          </table:table-cell>
          <table:table-cell office:value-type="float" office:value="0.36890000000000001" table:style-name="ce1">
            <text:p>0,3689</text:p>
          </table:table-cell>
          <table:table-cell table:number-columns-repeated="16382"/>
        </table:table-row>
        <table:table-row table:style-name="ro1">
          <table:table-cell office:value-type="float" office:value="5.2263000000000002" table:style-name="ce1">
            <text:p>5,2263</text:p>
          </table:table-cell>
          <table:table-cell office:value-type="float" office:value="6.0319000000000003" table:style-name="ce1">
            <text:p>6,0319</text:p>
          </table:table-cell>
          <table:table-cell table:number-columns-repeated="16382"/>
        </table:table-row>
        <table:table-row table:style-name="ro1">
          <table:table-cell office:value-type="float" office:value="0.34389999999999998" table:style-name="ce1">
            <text:p>0,3439</text:p>
          </table:table-cell>
          <table:table-cell office:value-type="float" office:value="0.33560000000000001" table:style-name="ce1">
            <text:p>0,3356</text:p>
          </table:table-cell>
          <table:table-cell table:number-columns-repeated="16382"/>
        </table:table-row>
        <table:table-row table:style-name="ro1">
          <table:table-cell office:value-type="float" office:value="5.1641000000000004" table:style-name="ce1">
            <text:p>5,1641</text:p>
          </table:table-cell>
          <table:table-cell office:value-type="float" office:value="7.2763999999999998" table:style-name="ce1">
            <text:p>7,2764</text:p>
          </table:table-cell>
          <table:table-cell table:number-columns-repeated="16382"/>
        </table:table-row>
        <table:table-row table:style-name="ro1">
          <table:table-cell office:value-type="float" office:value="0.35220000000000001" table:style-name="ce1">
            <text:p>0,3522</text:p>
          </table:table-cell>
          <table:table-cell office:value-type="float" office:value="0.44469999999999998" table:style-name="ce1">
            <text:p>0,4447</text:p>
          </table:table-cell>
          <table:table-cell table:number-columns-repeated="16382"/>
        </table:table-row>
        <table:table-row table:style-name="ro1">
          <table:table-cell office:value-type="float" office:value="4.7945000000000002" table:style-name="ce1">
            <text:p>4,7945</text:p>
          </table:table-cell>
          <table:table-cell office:value-type="float" office:value="6.6264000000000003" table:style-name="ce1">
            <text:p>6,6264</text:p>
          </table:table-cell>
          <table:table-cell table:number-columns-repeated="16382"/>
        </table:table-row>
        <table:table-row table:style-name="ro1">
          <table:table-cell office:value-type="float" office:value="0.29720000000000002" table:style-name="ce1">
            <text:p>0,2972</text:p>
          </table:table-cell>
          <table:table-cell office:value-type="float" office:value="0.33550000000000002" table:style-name="ce1">
            <text:p>0,3355</text:p>
          </table:table-cell>
          <table:table-cell table:number-columns-repeated="16382"/>
        </table:table-row>
        <table:table-row table:style-name="ro1">
          <table:table-cell office:value-type="float" office:value="6.0538999999999996" table:style-name="ce1">
            <text:p>6,0539</text:p>
          </table:table-cell>
          <table:table-cell office:value-type="float" office:value="6.5206999999999997" table:style-name="ce1">
            <text:p>6,5207</text:p>
          </table:table-cell>
          <table:table-cell table:number-columns-repeated="16382"/>
        </table:table-row>
        <table:table-row table:style-name="ro1">
          <table:table-cell office:value-type="float" office:value="0.443" table:style-name="ce1">
            <text:p>0,443</text:p>
          </table:table-cell>
          <table:table-cell office:value-type="float" office:value="0.36399999999999999" table:style-name="ce1">
            <text:p>0,364</text:p>
          </table:table-cell>
          <table:table-cell table:number-columns-repeated="16382"/>
        </table:table-row>
        <table:table-row table:style-name="ro1">
          <table:table-cell office:value-type="float" office:value="5.4448999999999996" table:style-name="ce1">
            <text:p>5,4449</text:p>
          </table:table-cell>
          <table:table-cell office:value-type="float" office:value="5.3282999999999996" table:style-name="ce1">
            <text:p>5,3283</text:p>
          </table:table-cell>
          <table:table-cell table:number-columns-repeated="16382"/>
        </table:table-row>
        <table:table-row table:style-name="ro1">
          <table:table-cell office:value-type="float" office:value="0.28220000000000001" table:style-name="ce1">
            <text:p>0,2822</text:p>
          </table:table-cell>
          <table:table-cell office:value-type="float" office:value="0.32029999999999997" table:style-name="ce1">
            <text:p>0,3203</text:p>
          </table:table-cell>
          <table:table-cell table:number-columns-repeated="16382"/>
        </table:table-row>
        <table:table-row table:style-name="ro1">
          <table:table-cell office:value-type="float" office:value="5.4977999999999998" table:style-name="ce1">
            <text:p>5,4978</text:p>
          </table:table-cell>
          <table:table-cell office:value-type="float" office:value="6.4774000000000003" table:style-name="ce1">
            <text:p>6,4774</text:p>
          </table:table-cell>
          <table:table-cell table:number-columns-repeated="16382"/>
        </table:table-row>
        <table:table-row table:style-name="ro1">
          <table:table-cell office:value-type="float" office:value="0.31430000000000002" table:style-name="ce1">
            <text:p>0,3143</text:p>
          </table:table-cell>
          <table:table-cell office:value-type="float" office:value="0.33250000000000002" table:style-name="ce1">
            <text:p>0,3325</text:p>
          </table:table-cell>
          <table:table-cell table:number-columns-repeated="16382"/>
        </table:table-row>
        <table:table-row table:style-name="ro1">
          <table:table-cell office:value-type="float" office:value="4.6737000000000002" table:style-name="ce1">
            <text:p>4,6737</text:p>
          </table:table-cell>
          <table:table-cell office:value-type="float" office:value="5.1737000000000002" table:style-name="ce1">
            <text:p>5,1737</text:p>
          </table:table-cell>
          <table:table-cell table:number-columns-repeated="16382"/>
        </table:table-row>
        <table:table-row table:style-name="ro1">
          <table:table-cell office:value-type="float" office:value="0.34460000000000002" table:style-name="ce1">
            <text:p>0,3446</text:p>
          </table:table-cell>
          <table:table-cell office:value-type="float" office:value="0.39689999999999998" table:style-name="ce1">
            <text:p>0,3969</text:p>
          </table:table-cell>
          <table:table-cell table:number-columns-repeated="16382"/>
        </table:table-row>
        <table:table-row table:style-name="ro1">
          <table:table-cell office:value-type="float" office:value="4.4611000000000001" table:style-name="ce1">
            <text:p>4,4611</text:p>
          </table:table-cell>
          <table:table-cell office:value-type="float" office:value="5.7220000000000004" table:style-name="ce1">
            <text:p>5,722</text:p>
          </table:table-cell>
          <table:table-cell table:number-columns-repeated="16382"/>
        </table:table-row>
        <table:table-row table:style-name="ro1">
          <table:table-cell office:value-type="float" office:value="0.40060000000000001" table:style-name="ce1">
            <text:p>0,4006</text:p>
          </table:table-cell>
          <table:table-cell office:value-type="float" office:value="0.40810000000000002" table:style-name="ce1">
            <text:p>0,4081</text:p>
          </table:table-cell>
          <table:table-cell table:number-columns-repeated="16382"/>
        </table:table-row>
        <table:table-row table:style-name="ro1">
          <table:table-cell office:value-type="float" office:value="4.8331999999999997" table:style-name="ce1">
            <text:p>4,8332</text:p>
          </table:table-cell>
          <table:table-cell office:value-type="float" office:value="5.6002999999999998" table:style-name="ce1">
            <text:p>5,6003</text:p>
          </table:table-cell>
          <table:table-cell table:number-columns-repeated="16382"/>
        </table:table-row>
        <table:table-row table:style-name="ro1">
          <table:table-cell office:value-type="float" office:value="0.32400000000000001" table:style-name="ce1">
            <text:p>0,324</text:p>
          </table:table-cell>
          <table:table-cell office:value-type="float" office:value="0.37" table:style-name="ce1">
            <text:p>0,37</text:p>
          </table:table-cell>
          <table:table-cell table:number-columns-repeated="16382"/>
        </table:table-row>
        <table:table-row table:style-name="ro1">
          <table:table-cell office:value-type="float" office:value="4.5128000000000004" table:style-name="ce1">
            <text:p>4,5128</text:p>
          </table:table-cell>
          <table:table-cell office:value-type="float" office:value="5.9425999999999997" table:style-name="ce1">
            <text:p>5,9426</text:p>
          </table:table-cell>
          <table:table-cell table:number-columns-repeated="16382"/>
        </table:table-row>
        <table:table-row table:style-name="ro1">
          <table:table-cell office:value-type="float" office:value="0.29310000000000003" table:style-name="ce1">
            <text:p>0,2931</text:p>
          </table:table-cell>
          <table:table-cell office:value-type="float" office:value="0.34439999999999998" table:style-name="ce1">
            <text:p>0,3444</text:p>
          </table:table-cell>
          <table:table-cell table:number-columns-repeated="16382"/>
        </table:table-row>
        <table:table-row table:style-name="ro1">
          <table:table-cell office:value-type="float" office:value="4.7850999999999999" table:style-name="ce1">
            <text:p>4,7851</text:p>
          </table:table-cell>
          <table:table-cell office:value-type="float" office:value="6.8254999999999999" table:style-name="ce1">
            <text:p>6,8255</text:p>
          </table:table-cell>
          <table:table-cell table:number-columns-repeated="16382"/>
        </table:table-row>
        <table:table-row table:style-name="ro1">
          <table:table-cell office:value-type="float" office:value="0.63300000000000001" table:style-name="ce1">
            <text:p>0,633</text:p>
          </table:table-cell>
          <table:table-cell office:value-type="float" office:value="0.4632" table:style-name="ce1">
            <text:p>0,4632</text:p>
          </table:table-cell>
          <table:table-cell table:number-columns-repeated="16382"/>
        </table:table-row>
        <table:table-row table:style-name="ro1">
          <table:table-cell office:value-type="float" office:value="4.5407000000000002" table:style-name="ce1">
            <text:p>4,5407</text:p>
          </table:table-cell>
          <table:table-cell office:value-type="float" office:value="5.3417000000000003" table:style-name="ce1">
            <text:p>5,3417</text:p>
          </table:table-cell>
          <table:table-cell table:number-columns-repeated="16382"/>
        </table:table-row>
        <table:table-row table:style-name="ro1">
          <table:table-cell office:value-type="float" office:value="0.32290000000000002" table:style-name="ce1">
            <text:p>0,3229</text:p>
          </table:table-cell>
          <table:table-cell office:value-type="float" office:value="0.40400000000000003" table:style-name="ce1">
            <text:p>0,404</text:p>
          </table:table-cell>
          <table:table-cell table:number-columns-repeated="16382"/>
        </table:table-row>
        <table:table-row table:style-name="ro1">
          <table:table-cell office:value-type="float" office:value="4.9131" table:style-name="ce1">
            <text:p>4,9131</text:p>
          </table:table-cell>
          <table:table-cell office:value-type="float" office:value="5.8890000000000002" table:style-name="ce1">
            <text:p>5,889</text:p>
          </table:table-cell>
          <table:table-cell table:number-columns-repeated="16382"/>
        </table:table-row>
        <table:table-row table:style-name="ro1">
          <table:table-cell office:value-type="float" office:value="0.38019999999999998" table:style-name="ce1">
            <text:p>0,3802</text:p>
          </table:table-cell>
          <table:table-cell office:value-type="float" office:value="0.32029999999999997" table:style-name="ce1">
            <text:p>0,3203</text:p>
          </table:table-cell>
          <table:table-cell table:number-columns-repeated="16382"/>
        </table:table-row>
        <table:table-row table:style-name="ro1">
          <table:table-cell office:value-type="float" office:value="4.6128" table:style-name="ce1">
            <text:p>4,6128</text:p>
          </table:table-cell>
          <table:table-cell office:value-type="float" office:value="5.367" table:style-name="ce1">
            <text:p>5,367</text:p>
          </table:table-cell>
          <table:table-cell table:number-columns-repeated="16382"/>
        </table:table-row>
        <table:table-row table:style-name="ro1">
          <table:table-cell office:value-type="float" office:value="0.31790000000000002" table:style-name="ce1">
            <text:p>0,3179</text:p>
          </table:table-cell>
          <table:table-cell office:value-type="float" office:value="0.32990000000000003" table:style-name="ce1">
            <text:p>0,3299</text:p>
          </table:table-cell>
          <table:table-cell table:number-columns-repeated="16382"/>
        </table:table-row>
        <table:table-row table:style-name="ro1">
          <table:table-cell office:value-type="float" office:value="4.8620999999999999" table:style-name="ce1">
            <text:p>4,8621</text:p>
          </table:table-cell>
          <table:table-cell office:value-type="float" office:value="5.2163000000000004" table:style-name="ce1">
            <text:p>5,2163</text:p>
          </table:table-cell>
          <table:table-cell table:number-columns-repeated="16382"/>
        </table:table-row>
        <table:table-row table:style-name="ro1">
          <table:table-cell office:value-type="float" office:value="0.58660000000000001" table:style-name="ce1">
            <text:p>0,5866</text:p>
          </table:table-cell>
          <table:table-cell office:value-type="float" office:value="0.36509999999999998" table:style-name="ce1">
            <text:p>0,3651</text:p>
          </table:table-cell>
          <table:table-cell table:number-columns-repeated="16382"/>
        </table:table-row>
        <table:table-row table:style-name="ro1">
          <table:table-cell office:value-type="float" office:value="4.5159000000000002" table:style-name="ce1">
            <text:p>4,5159</text:p>
          </table:table-cell>
          <table:table-cell office:value-type="float" office:value="5.1959999999999997" table:style-name="ce1">
            <text:p>5,196</text:p>
          </table:table-cell>
          <table:table-cell table:number-columns-repeated="16382"/>
        </table:table-row>
        <table:table-row table:style-name="ro1">
          <table:table-cell office:value-type="float" office:value="0.37809999999999999" table:style-name="ce1">
            <text:p>0,3781</text:p>
          </table:table-cell>
          <table:table-cell office:value-type="float" office:value="0.41610000000000003" table:style-name="ce1">
            <text:p>0,4161</text:p>
          </table:table-cell>
          <table:table-cell table:number-columns-repeated="16382"/>
        </table:table-row>
        <table:table-row table:style-name="ro1">
          <table:table-cell office:value-type="float" office:value="5.1342999999999996" table:style-name="ce1">
            <text:p>5,1343</text:p>
          </table:table-cell>
          <table:table-cell office:value-type="float" office:value="5.2979000000000003" table:style-name="ce1">
            <text:p>5,2979</text:p>
          </table:table-cell>
          <table:table-cell table:number-columns-repeated="16382"/>
        </table:table-row>
        <table:table-row table:style-name="ro1">
          <table:table-cell office:value-type="float" office:value="0.43340000000000001" table:style-name="ce1">
            <text:p>0,4334</text:p>
          </table:table-cell>
          <table:table-cell office:value-type="float" office:value="0.6724" table:style-name="ce1">
            <text:p>0,6724</text:p>
          </table:table-cell>
          <table:table-cell table:number-columns-repeated="16382"/>
        </table:table-row>
        <table:table-row table:style-name="ro1">
          <table:table-cell office:value-type="float" office:value="4.5911999999999997" table:style-name="ce1">
            <text:p>4,5912</text:p>
          </table:table-cell>
          <table:table-cell office:value-type="float" office:value="5.2877999999999998" table:style-name="ce1">
            <text:p>5,2878</text:p>
          </table:table-cell>
          <table:table-cell table:number-columns-repeated="16382"/>
        </table:table-row>
        <table:table-row table:style-name="ro1">
          <table:table-cell office:value-type="float" office:value="0.3039" table:style-name="ce1">
            <text:p>0,3039</text:p>
          </table:table-cell>
          <table:table-cell office:value-type="float" office:value="0.39240000000000003" table:style-name="ce1">
            <text:p>0,3924</text:p>
          </table:table-cell>
          <table:table-cell table:number-columns-repeated="16382"/>
        </table:table-row>
        <table:table-row table:style-name="ro1">
          <table:table-cell office:value-type="float" office:value="4.8727999999999998" table:style-name="ce1">
            <text:p>4,8728</text:p>
          </table:table-cell>
          <table:table-cell office:value-type="float" office:value="6.2755000000000001" table:style-name="ce1">
            <text:p>6,2755</text:p>
          </table:table-cell>
          <table:table-cell table:number-columns-repeated="16382"/>
        </table:table-row>
        <table:table-row table:style-name="ro1">
          <table:table-cell office:value-type="float" office:value="0.38080000000000003" table:style-name="ce1">
            <text:p>0,3808</text:p>
          </table:table-cell>
          <table:table-cell office:value-type="float" office:value="0.44090000000000001" table:style-name="ce1">
            <text:p>0,4409</text:p>
          </table:table-cell>
          <table:table-cell table:number-columns-repeated="16382"/>
        </table:table-row>
        <table:table-row table:style-name="ro1">
          <table:table-cell office:value-type="float" office:value="4.4461000000000004" table:style-name="ce1">
            <text:p>4,4461</text:p>
          </table:table-cell>
          <table:table-cell office:value-type="float" office:value="5.3817000000000004" table:style-name="ce1">
            <text:p>5,3817</text:p>
          </table:table-cell>
          <table:table-cell table:number-columns-repeated="16382"/>
        </table:table-row>
        <table:table-row table:style-name="ro1">
          <table:table-cell office:value-type="float" office:value="0.27289999999999998" table:style-name="ce1">
            <text:p>0,2729</text:p>
          </table:table-cell>
          <table:table-cell office:value-type="float" office:value="0.29299999999999998" table:style-name="ce1">
            <text:p>0,293</text:p>
          </table:table-cell>
          <table:table-cell table:number-columns-repeated="16382"/>
        </table:table-row>
        <table:table-row table:style-name="ro1">
          <table:table-cell office:value-type="float" office:value="4.9809999999999999" table:style-name="ce1">
            <text:p>4,981</text:p>
          </table:table-cell>
          <table:table-cell office:value-type="float" office:value="6.1772" table:style-name="ce1">
            <text:p>6,1772</text:p>
          </table:table-cell>
          <table:table-cell table:number-columns-repeated="16382"/>
        </table:table-row>
        <table:table-row table:style-name="ro1">
          <table:table-cell office:value-type="float" office:value="0.3957" table:style-name="ce1">
            <text:p>0,3957</text:p>
          </table:table-cell>
          <table:table-cell office:value-type="float" office:value="0.39639999999999997" table:style-name="ce1">
            <text:p>0,3964</text:p>
          </table:table-cell>
          <table:table-cell table:number-columns-repeated="16382"/>
        </table:table-row>
        <table:table-row table:style-name="ro1">
          <table:table-cell office:value-type="float" office:value="4.8342999999999998" table:style-name="ce1">
            <text:p>4,8343</text:p>
          </table:table-cell>
          <table:table-cell office:value-type="float" office:value="5.1898" table:style-name="ce1">
            <text:p>5,1898</text:p>
          </table:table-cell>
          <table:table-cell table:number-columns-repeated="16382"/>
        </table:table-row>
        <table:table-row table:style-name="ro1">
          <table:table-cell office:value-type="float" office:value="0.34820000000000001" table:style-name="ce1">
            <text:p>0,3482</text:p>
          </table:table-cell>
          <table:table-cell office:value-type="float" office:value="0.3175" table:style-name="ce1">
            <text:p>0,3175</text:p>
          </table:table-cell>
          <table:table-cell table:number-columns-repeated="16382"/>
        </table:table-row>
        <table:table-row table:style-name="ro1">
          <table:table-cell office:value-type="float" office:value="4.7779999999999996" table:style-name="ce1">
            <text:p>4,778</text:p>
          </table:table-cell>
          <table:table-cell office:value-type="float" office:value="6.5773000000000001" table:style-name="ce1">
            <text:p>6,5773</text:p>
          </table:table-cell>
          <table:table-cell table:number-columns-repeated="16382"/>
        </table:table-row>
        <table:table-row table:style-name="ro1">
          <table:table-cell office:value-type="float" office:value="0.28710000000000002" table:style-name="ce1">
            <text:p>0,2871</text:p>
          </table:table-cell>
          <table:table-cell office:value-type="float" office:value="0.34250000000000003" table:style-name="ce1">
            <text:p>0,3425</text:p>
          </table:table-cell>
          <table:table-cell table:number-columns-repeated="16382"/>
        </table:table-row>
        <table:table-row table:style-name="ro1">
          <table:table-cell office:value-type="float" office:value="5.0359999999999996" table:style-name="ce1">
            <text:p>5,036</text:p>
          </table:table-cell>
          <table:table-cell office:value-type="float" office:value="5.5162000000000004" table:style-name="ce1">
            <text:p>5,5162</text:p>
          </table:table-cell>
          <table:table-cell table:number-columns-repeated="16382"/>
        </table:table-row>
        <table:table-row table:style-name="ro1">
          <table:table-cell office:value-type="float" office:value="0.2762" table:style-name="ce1">
            <text:p>0,2762</text:p>
          </table:table-cell>
          <table:table-cell office:value-type="float" office:value="0.28389999999999999" table:style-name="ce1">
            <text:p>0,2839</text:p>
          </table:table-cell>
          <table:table-cell table:number-columns-repeated="16382"/>
        </table:table-row>
        <table:table-row table:style-name="ro1">
          <table:table-cell office:value-type="float" office:value="4.7698" table:style-name="ce1">
            <text:p>4,7698</text:p>
          </table:table-cell>
          <table:table-cell office:value-type="float" office:value="6.2480000000000002" table:style-name="ce1">
            <text:p>6,248</text:p>
          </table:table-cell>
          <table:table-cell table:number-columns-repeated="16382"/>
        </table:table-row>
        <table:table-row table:style-name="ro1">
          <table:table-cell office:value-type="float" office:value="0.28620000000000001" table:style-name="ce1">
            <text:p>0,2862</text:p>
          </table:table-cell>
          <table:table-cell office:value-type="float" office:value="0.40289999999999998" table:style-name="ce1">
            <text:p>0,4029</text:p>
          </table:table-cell>
          <table:table-cell table:number-columns-repeated="16382"/>
        </table:table-row>
        <table:table-row table:style-name="ro1">
          <table:table-cell office:value-type="float" office:value="4.8045" table:style-name="ce1">
            <text:p>4,8045</text:p>
          </table:table-cell>
          <table:table-cell office:value-type="float" office:value="5.9084000000000003" table:style-name="ce1">
            <text:p>5,9084</text:p>
          </table:table-cell>
          <table:table-cell table:number-columns-repeated="16382"/>
        </table:table-row>
        <table:table-row table:style-name="ro1">
          <table:table-cell office:value-type="float" office:value="0.31730000000000003" table:style-name="ce1">
            <text:p>0,3173</text:p>
          </table:table-cell>
          <table:table-cell office:value-type="float" office:value="0.29310000000000003" table:style-name="ce1">
            <text:p>0,2931</text:p>
          </table:table-cell>
          <table:table-cell table:number-columns-repeated="16382"/>
        </table:table-row>
        <table:table-row table:style-name="ro1">
          <table:table-cell office:value-type="float" office:value="4.9481999999999999" table:style-name="ce1">
            <text:p>4,9482</text:p>
          </table:table-cell>
          <table:table-cell office:value-type="float" office:value="5.2366000000000001" table:style-name="ce1">
            <text:p>5,2366</text:p>
          </table:table-cell>
          <table:table-cell table:number-columns-repeated="16382"/>
        </table:table-row>
        <table:table-row table:style-name="ro1">
          <table:table-cell office:value-type="float" office:value="0.28210000000000002" table:style-name="ce1">
            <text:p>0,2821</text:p>
          </table:table-cell>
          <table:table-cell office:value-type="float" office:value="0.3483" table:style-name="ce1">
            <text:p>0,3483</text:p>
          </table:table-cell>
          <table:table-cell table:number-columns-repeated="16382"/>
        </table:table-row>
        <table:table-row table:style-name="ro1">
          <table:table-cell office:value-type="float" office:value="5.3722000000000003" table:style-name="ce1">
            <text:p>5,3722</text:p>
          </table:table-cell>
          <table:table-cell office:value-type="float" office:value="5.3977000000000004" table:style-name="ce1">
            <text:p>5,3977</text:p>
          </table:table-cell>
          <table:table-cell table:number-columns-repeated="16382"/>
        </table:table-row>
        <table:table-row table:style-name="ro1">
          <table:table-cell office:value-type="float" office:value="0.51280000000000003" table:style-name="ce1">
            <text:p>0,5128</text:p>
          </table:table-cell>
          <table:table-cell office:value-type="float" office:value="0.28610000000000002" table:style-name="ce1">
            <text:p>0,2861</text:p>
          </table:table-cell>
          <table:table-cell table:number-columns-repeated="16382"/>
        </table:table-row>
        <table:table-row table:style-name="ro1">
          <table:table-cell office:value-type="float" office:value="5.1616" table:style-name="ce1">
            <text:p>5,1616</text:p>
          </table:table-cell>
          <table:table-cell office:value-type="float" office:value="5.9519000000000002" table:style-name="ce1">
            <text:p>5,9519</text:p>
          </table:table-cell>
          <table:table-cell table:number-columns-repeated="16382"/>
        </table:table-row>
        <table:table-row table:style-name="ro1">
          <table:table-cell office:value-type="float" office:value="0.29630000000000001" table:style-name="ce1">
            <text:p>0,2963</text:p>
          </table:table-cell>
          <table:table-cell office:value-type="float" office:value="0.32169999999999999" table:style-name="ce1">
            <text:p>0,3217</text:p>
          </table:table-cell>
          <table:table-cell table:number-columns-repeated="16382"/>
        </table:table-row>
        <table:table-row table:style-name="ro1">
          <table:table-cell office:value-type="float" office:value="5.7408000000000001" table:style-name="ce1">
            <text:p>5,7408</text:p>
          </table:table-cell>
          <table:table-cell office:value-type="float" office:value="5.9775" table:style-name="ce1">
            <text:p>5,9775</text:p>
          </table:table-cell>
          <table:table-cell table:number-columns-repeated="16382"/>
        </table:table-row>
        <table:table-row table:style-name="ro1">
          <table:table-cell office:value-type="float" office:value="0.36020000000000002" table:style-name="ce1">
            <text:p>0,3602</text:p>
          </table:table-cell>
          <table:table-cell office:value-type="float" office:value="0.29320000000000002" table:style-name="ce1">
            <text:p>0,2932</text:p>
          </table:table-cell>
          <table:table-cell table:number-columns-repeated="16382"/>
        </table:table-row>
        <table:table-row table:style-name="ro1">
          <table:table-cell office:value-type="float" office:value="5.1951999999999998" table:style-name="ce1">
            <text:p>5,1952</text:p>
          </table:table-cell>
          <table:table-cell office:value-type="float" office:value="5.5759999999999996" table:style-name="ce1">
            <text:p>5,576</text:p>
          </table:table-cell>
          <table:table-cell table:number-columns-repeated="16382"/>
        </table:table-row>
        <table:table-row table:style-name="ro1">
          <table:table-cell office:value-type="float" office:value="0.29349999999999998" table:style-name="ce1">
            <text:p>0,2935</text:p>
          </table:table-cell>
          <table:table-cell office:value-type="float" office:value="0.30020000000000002" table:style-name="ce1">
            <text:p>0,3002</text:p>
          </table:table-cell>
          <table:table-cell table:number-columns-repeated="16382"/>
        </table:table-row>
        <table:table-row table:style-name="ro1">
          <table:table-cell office:value-type="float" office:value="4.6269999999999998" table:style-name="ce1">
            <text:p>4,627</text:p>
          </table:table-cell>
          <table:table-cell office:value-type="float" office:value="5.673" table:style-name="ce1">
            <text:p>5,673</text:p>
          </table:table-cell>
          <table:table-cell table:number-columns-repeated="16382"/>
        </table:table-row>
        <table:table-row table:style-name="ro1">
          <table:table-cell office:value-type="float" office:value="0.3271" table:style-name="ce1">
            <text:p>0,3271</text:p>
          </table:table-cell>
          <table:table-cell office:value-type="float" office:value="0.37059999999999998" table:style-name="ce1">
            <text:p>0,3706</text:p>
          </table:table-cell>
          <table:table-cell table:number-columns-repeated="16382"/>
        </table:table-row>
        <table:table-row table:style-name="ro1">
          <table:table-cell office:value-type="float" office:value="5.1710000000000003" table:style-name="ce1">
            <text:p>5,171</text:p>
          </table:table-cell>
          <table:table-cell office:value-type="float" office:value="5.7058" table:style-name="ce1">
            <text:p>5,7058</text:p>
          </table:table-cell>
          <table:table-cell table:number-columns-repeated="16382"/>
        </table:table-row>
        <table:table-row table:style-name="ro1">
          <table:table-cell office:value-type="float" office:value="0.73799999999999999" table:style-name="ce1">
            <text:p>0,738</text:p>
          </table:table-cell>
          <table:table-cell office:value-type="float" office:value="0.39079999999999998" table:style-name="ce1">
            <text:p>0,3908</text:p>
          </table:table-cell>
          <table:table-cell table:number-columns-repeated="16382"/>
        </table:table-row>
        <table:table-row table:style-name="ro1">
          <table:table-cell office:value-type="float" office:value="5.1254999999999997" table:style-name="ce1">
            <text:p>5,1255</text:p>
          </table:table-cell>
          <table:table-cell office:value-type="float" office:value="6.3638000000000003" table:style-name="ce1">
            <text:p>6,3638</text:p>
          </table:table-cell>
          <table:table-cell table:number-columns-repeated="16382"/>
        </table:table-row>
        <table:table-row table:style-name="ro1">
          <table:table-cell office:value-type="float" office:value="0.2878" table:style-name="ce1">
            <text:p>0,2878</text:p>
          </table:table-cell>
          <table:table-cell office:value-type="float" office:value="0.29720000000000002" table:style-name="ce1">
            <text:p>0,2972</text:p>
          </table:table-cell>
          <table:table-cell table:number-columns-repeated="16382"/>
        </table:table-row>
        <table:table-row table:style-name="ro1">
          <table:table-cell office:value-type="float" office:value="5.4650999999999996" table:style-name="ce1">
            <text:p>5,4651</text:p>
          </table:table-cell>
          <table:table-cell office:value-type="float" office:value="5.4839000000000002" table:style-name="ce1">
            <text:p>5,4839</text:p>
          </table:table-cell>
          <table:table-cell table:number-columns-repeated="16382"/>
        </table:table-row>
        <table:table-row table:style-name="ro1">
          <table:table-cell office:value-type="float" office:value="0.25509999999999999" table:style-name="ce1">
            <text:p>0,2551</text:p>
          </table:table-cell>
          <table:table-cell office:value-type="float" office:value="0.33" table:style-name="ce1">
            <text:p>0,33</text:p>
          </table:table-cell>
          <table:table-cell table:number-columns-repeated="16382"/>
        </table:table-row>
        <table:table-row table:style-name="ro1">
          <table:table-cell office:value-type="float" office:value="4.9410999999999996" table:style-name="ce1">
            <text:p>4,9411</text:p>
          </table:table-cell>
          <table:table-cell office:value-type="float" office:value="6.5407999999999999" table:style-name="ce1">
            <text:p>6,5408</text:p>
          </table:table-cell>
          <table:table-cell table:number-columns-repeated="16382"/>
        </table:table-row>
        <table:table-row table:style-name="ro1">
          <table:table-cell office:value-type="float" office:value="0.30099999999999999" table:style-name="ce1">
            <text:p>0,301</text:p>
          </table:table-cell>
          <table:table-cell office:value-type="float" office:value="0.46260000000000001" table:style-name="ce1">
            <text:p>0,4626</text:p>
          </table:table-cell>
          <table:table-cell table:number-columns-repeated="16382"/>
        </table:table-row>
        <table:table-row table:style-name="ro1">
          <table:table-cell office:value-type="float" office:value="4.8742999999999999" table:style-name="ce1">
            <text:p>4,8743</text:p>
          </table:table-cell>
          <table:table-cell office:value-type="float" office:value="5.4351000000000003" table:style-name="ce1">
            <text:p>5,4351</text:p>
          </table:table-cell>
          <table:table-cell table:number-columns-repeated="16382"/>
        </table:table-row>
        <table:table-row table:style-name="ro1">
          <table:table-cell office:value-type="float" office:value="0.2918" table:style-name="ce1">
            <text:p>0,2918</text:p>
          </table:table-cell>
          <table:table-cell office:value-type="float" office:value="0.2651" table:style-name="ce1">
            <text:p>0,2651</text:p>
          </table:table-cell>
          <table:table-cell table:number-columns-repeated="16382"/>
        </table:table-row>
        <table:table-row table:style-name="ro1">
          <table:table-cell office:value-type="float" office:value="5.8704000000000001" table:style-name="ce1">
            <text:p>5,8704</text:p>
          </table:table-cell>
          <table:table-cell office:value-type="float" office:value="6.6391999999999998" table:style-name="ce1">
            <text:p>6,6392</text:p>
          </table:table-cell>
          <table:table-cell table:number-columns-repeated="16382"/>
        </table:table-row>
        <table:table-row table:style-name="ro1">
          <table:table-cell office:value-type="float" office:value="0.41270000000000001" table:style-name="ce1">
            <text:p>0,4127</text:p>
          </table:table-cell>
          <table:table-cell office:value-type="float" office:value="0.35970000000000002" table:style-name="ce1">
            <text:p>0,3597</text:p>
          </table:table-cell>
          <table:table-cell table:number-columns-repeated="16382"/>
        </table:table-row>
        <table:table-row table:style-name="ro1">
          <table:table-cell office:value-type="float" office:value="5.8715000000000002" table:style-name="ce1">
            <text:p>5,8715</text:p>
          </table:table-cell>
          <table:table-cell office:value-type="float" office:value="6.3795000000000002" table:style-name="ce1">
            <text:p>6,3795</text:p>
          </table:table-cell>
          <table:table-cell table:number-columns-repeated="16382"/>
        </table:table-row>
        <table:table-row table:style-name="ro1">
          <table:table-cell office:value-type="float" office:value="0.45950000000000002" table:style-name="ce1">
            <text:p>0,4595</text:p>
          </table:table-cell>
          <table:table-cell office:value-type="float" office:value="0.43880000000000002" table:style-name="ce1">
            <text:p>0,4388</text:p>
          </table:table-cell>
          <table:table-cell table:number-columns-repeated="16382"/>
        </table:table-row>
        <table:table-row table:style-name="ro1">
          <table:table-cell office:value-type="float" office:value="5.5709999999999997" table:style-name="ce1">
            <text:p>5,571</text:p>
          </table:table-cell>
          <table:table-cell office:value-type="float" office:value="5.4325999999999999" table:style-name="ce1">
            <text:p>5,4326</text:p>
          </table:table-cell>
          <table:table-cell table:number-columns-repeated="16382"/>
        </table:table-row>
        <table:table-row table:style-name="ro1">
          <table:table-cell office:value-type="float" office:value="0.37630000000000002" table:style-name="ce1">
            <text:p>0,3763</text:p>
          </table:table-cell>
          <table:table-cell office:value-type="float" office:value="0.40860000000000002" table:style-name="ce1">
            <text:p>0,4086</text:p>
          </table:table-cell>
          <table:table-cell table:number-columns-repeated="16382"/>
        </table:table-row>
        <table:table-row table:style-name="ro1">
          <table:table-cell office:value-type="float" office:value="6.7633000000000001" table:style-name="ce1">
            <text:p>6,7633</text:p>
          </table:table-cell>
          <table:table-cell office:value-type="float" office:value="5.2183000000000002" table:style-name="ce1">
            <text:p>5,2183</text:p>
          </table:table-cell>
          <table:table-cell table:number-columns-repeated="16382"/>
        </table:table-row>
        <table:table-row table:style-name="ro1">
          <table:table-cell office:value-type="float" office:value="0.32769999999999999" table:style-name="ce1">
            <text:p>0,3277</text:p>
          </table:table-cell>
          <table:table-cell office:value-type="float" office:value="0.24979999999999999" table:style-name="ce1">
            <text:p>0,2498</text:p>
          </table:table-cell>
          <table:table-cell table:number-columns-repeated="16382"/>
        </table:table-row>
        <table:table-row table:style-name="ro1">
          <table:table-cell office:value-type="float" office:value="6.0213000000000001" table:style-name="ce1">
            <text:p>6,0213</text:p>
          </table:table-cell>
          <table:table-cell office:value-type="float" office:value="7.6703000000000001" table:style-name="ce1">
            <text:p>7,6703</text:p>
          </table:table-cell>
          <table:table-cell table:number-columns-repeated="16382"/>
        </table:table-row>
        <table:table-row table:style-name="ro1">
          <table:table-cell office:value-type="float" office:value="0.26650000000000001" table:style-name="ce1">
            <text:p>0,2665</text:p>
          </table:table-cell>
          <table:table-cell office:value-type="float" office:value="0.2777" table:style-name="ce1">
            <text:p>0,2777</text:p>
          </table:table-cell>
          <table:table-cell table:number-columns-repeated="16382"/>
        </table:table-row>
        <table:table-row table:style-name="ro1">
          <table:table-cell office:value-type="float" office:value="4.6334" table:style-name="ce1">
            <text:p>4,6334</text:p>
          </table:table-cell>
          <table:table-cell office:value-type="float" office:value="5.3852000000000002" table:style-name="ce1">
            <text:p>5,3852</text:p>
          </table:table-cell>
          <table:table-cell table:number-columns-repeated="16382"/>
        </table:table-row>
        <table:table-row table:style-name="ro1">
          <table:table-cell office:value-type="float" office:value="0.51249999999999996" table:style-name="ce1">
            <text:p>0,5125</text:p>
          </table:table-cell>
          <table:table-cell office:value-type="float" office:value="0.30420000000000003" table:style-name="ce1">
            <text:p>0,3042</text:p>
          </table:table-cell>
          <table:table-cell table:number-columns-repeated="16382"/>
        </table:table-row>
        <table:table-row table:style-name="ro1">
          <table:table-cell office:value-type="float" office:value="5.2667000000000002" table:style-name="ce1">
            <text:p>5,2667</text:p>
          </table:table-cell>
          <table:table-cell office:value-type="float" office:value="6.1387" table:style-name="ce1">
            <text:p>6,1387</text:p>
          </table:table-cell>
          <table:table-cell table:number-columns-repeated="16382"/>
        </table:table-row>
        <table:table-row table:style-name="ro1">
          <table:table-cell office:value-type="float" office:value="0.88739999999999997" table:style-name="ce1">
            <text:p>0,8874</text:p>
          </table:table-cell>
          <table:table-cell office:value-type="float" office:value="0.29360000000000003" table:style-name="ce1">
            <text:p>0,2936</text:p>
          </table:table-cell>
          <table:table-cell table:number-columns-repeated="16382"/>
        </table:table-row>
        <table:table-row table:style-name="ro1">
          <table:table-cell office:value-type="float" office:value="5.0773999999999999" table:style-name="ce1">
            <text:p>5,0774</text:p>
          </table:table-cell>
          <table:table-cell office:value-type="float" office:value="5.5118999999999998" table:style-name="ce1">
            <text:p>5,5119</text:p>
          </table:table-cell>
          <table:table-cell table:number-columns-repeated="16382"/>
        </table:table-row>
        <table:table-row table:style-name="ro1">
          <table:table-cell office:value-type="float" office:value="0.39879999999999999" table:style-name="ce1">
            <text:p>0,3988</text:p>
          </table:table-cell>
          <table:table-cell office:value-type="float" office:value="0.92" table:style-name="ce1">
            <text:p>0,92</text:p>
          </table:table-cell>
          <table:table-cell table:number-columns-repeated="16382"/>
        </table:table-row>
        <table:table-row table:style-name="ro1">
          <table:table-cell office:value-type="float" office:value="5.1412000000000004" table:style-name="ce1">
            <text:p>5,1412</text:p>
          </table:table-cell>
          <table:table-cell office:value-type="float" office:value="5.2304000000000004" table:style-name="ce1">
            <text:p>5,2304</text:p>
          </table:table-cell>
          <table:table-cell table:number-columns-repeated="16382"/>
        </table:table-row>
        <table:table-row table:style-name="ro1">
          <table:table-cell office:value-type="float" office:value="0.48909999999999998" table:style-name="ce1">
            <text:p>0,4891</text:p>
          </table:table-cell>
          <table:table-cell office:value-type="float" office:value="0.28770000000000001" table:style-name="ce1">
            <text:p>0,2877</text:p>
          </table:table-cell>
          <table:table-cell table:number-columns-repeated="16382"/>
        </table:table-row>
        <table:table-row table:style-name="ro1">
          <table:table-cell office:value-type="float" office:value="4.7098000000000004" table:style-name="ce1">
            <text:p>4,7098</text:p>
          </table:table-cell>
          <table:table-cell office:value-type="float" office:value="5.8615000000000004" table:style-name="ce1">
            <text:p>5,8615</text:p>
          </table:table-cell>
          <table:table-cell table:number-columns-repeated="16382"/>
        </table:table-row>
        <table:table-row table:style-name="ro1">
          <table:table-cell office:value-type="float" office:value="0.26900000000000002" table:style-name="ce1">
            <text:p>0,269</text:p>
          </table:table-cell>
          <table:table-cell office:value-type="float" office:value="0.4718" table:style-name="ce1">
            <text:p>0,4718</text:p>
          </table:table-cell>
          <table:table-cell table:number-columns-repeated="16382"/>
        </table:table-row>
        <table:table-row table:style-name="ro1">
          <table:table-cell office:value-type="float" office:value="4.9729000000000001" table:style-name="ce1">
            <text:p>4,9729</text:p>
          </table:table-cell>
          <table:table-cell office:value-type="float" office:value="6.2195" table:style-name="ce1">
            <text:p>6,2195</text:p>
          </table:table-cell>
          <table:table-cell table:number-columns-repeated="16382"/>
        </table:table-row>
        <table:table-row table:style-name="ro1">
          <table:table-cell office:value-type="float" office:value="0.3866" table:style-name="ce1">
            <text:p>0,3866</text:p>
          </table:table-cell>
          <table:table-cell office:value-type="float" office:value="0.62829999999999997" table:style-name="ce1">
            <text:p>0,6283</text:p>
          </table:table-cell>
          <table:table-cell table:number-columns-repeated="16382"/>
        </table:table-row>
        <table:table-row table:style-name="ro1">
          <table:table-cell office:value-type="float" office:value="4.5327000000000002" table:style-name="ce1">
            <text:p>4,5327</text:p>
          </table:table-cell>
          <table:table-cell office:value-type="float" office:value="5.3536999999999999" table:style-name="ce1">
            <text:p>5,3537</text:p>
          </table:table-cell>
          <table:table-cell table:number-columns-repeated="16382"/>
        </table:table-row>
        <table:table-row table:style-name="ro1">
          <table:table-cell office:value-type="float" office:value="0.26450000000000001" table:style-name="ce1">
            <text:p>0,2645</text:p>
          </table:table-cell>
          <table:table-cell office:value-type="float" office:value="0.28310000000000002" table:style-name="ce1">
            <text:p>0,2831</text:p>
          </table:table-cell>
          <table:table-cell table:number-columns-repeated="16382"/>
        </table:table-row>
        <table:table-row table:style-name="ro1">
          <table:table-cell office:value-type="float" office:value="4.4435000000000002" table:style-name="ce1">
            <text:p>4,4435</text:p>
          </table:table-cell>
          <table:table-cell office:value-type="float" office:value="9.7872000000000003" table:style-name="ce1">
            <text:p>9,7872</text:p>
          </table:table-cell>
          <table:table-cell table:number-columns-repeated="16382"/>
        </table:table-row>
        <table:table-row table:style-name="ro1">
          <table:table-cell office:value-type="float" office:value="0.25669999999999998" table:style-name="ce1">
            <text:p>0,2567</text:p>
          </table:table-cell>
          <table:table-cell office:value-type="float" office:value="0.3231" table:style-name="ce1">
            <text:p>0,3231</text:p>
          </table:table-cell>
          <table:table-cell table:number-columns-repeated="16382"/>
        </table:table-row>
        <table:table-row table:style-name="ro1">
          <table:table-cell office:value-type="float" office:value="4.2666000000000004" table:style-name="ce1">
            <text:p>4,2666</text:p>
          </table:table-cell>
          <table:table-cell office:value-type="float" office:value="5.4824999999999999" table:style-name="ce1">
            <text:p>5,4825</text:p>
          </table:table-cell>
          <table:table-cell table:number-columns-repeated="16382"/>
        </table:table-row>
        <table:table-row table:style-name="ro1">
          <table:table-cell office:value-type="float" office:value="0.2737" table:style-name="ce1">
            <text:p>0,2737</text:p>
          </table:table-cell>
          <table:table-cell office:value-type="float" office:value="0.31909999999999999" table:style-name="ce1">
            <text:p>0,3191</text:p>
          </table:table-cell>
          <table:table-cell table:number-columns-repeated="16382"/>
        </table:table-row>
        <table:table-row table:style-name="ro1">
          <table:table-cell office:value-type="float" office:value="4.2991999999999999" table:style-name="ce1">
            <text:p>4,2992</text:p>
          </table:table-cell>
          <table:table-cell office:value-type="float" office:value="5.2679999999999998" table:style-name="ce1">
            <text:p>5,268</text:p>
          </table:table-cell>
          <table:table-cell table:number-columns-repeated="16382"/>
        </table:table-row>
        <table:table-row table:style-name="ro1">
          <table:table-cell office:value-type="float" office:value="0.254" table:style-name="ce1">
            <text:p>0,254</text:p>
          </table:table-cell>
          <table:table-cell office:value-type="float" office:value="0.36470000000000002" table:style-name="ce1">
            <text:p>0,3647</text:p>
          </table:table-cell>
          <table:table-cell table:number-columns-repeated="16382"/>
        </table:table-row>
        <table:table-row table:style-name="ro1">
          <table:table-cell office:value-type="float" office:value="4.4669999999999996" table:style-name="ce1">
            <text:p>4,467</text:p>
          </table:table-cell>
          <table:table-cell office:value-type="float" office:value="5.5861000000000001" table:style-name="ce1">
            <text:p>5,5861</text:p>
          </table:table-cell>
          <table:table-cell table:number-columns-repeated="16382"/>
        </table:table-row>
        <table:table-row table:style-name="ro1">
          <table:table-cell office:value-type="float" office:value="0.28270000000000001" table:style-name="ce1">
            <text:p>0,2827</text:p>
          </table:table-cell>
          <table:table-cell office:value-type="float" office:value="0.24660000000000001" table:style-name="ce1">
            <text:p>0,2466</text:p>
          </table:table-cell>
          <table:table-cell table:number-columns-repeated="16382"/>
        </table:table-row>
        <table:table-row table:style-name="ro1">
          <table:table-cell office:value-type="float" office:value="4.4928999999999997" table:style-name="ce1">
            <text:p>4,4929</text:p>
          </table:table-cell>
          <table:table-cell office:value-type="float" office:value="5.0617000000000001" table:style-name="ce1">
            <text:p>5,0617</text:p>
          </table:table-cell>
          <table:table-cell table:number-columns-repeated="16382"/>
        </table:table-row>
        <table:table-row table:style-name="ro1">
          <table:table-cell office:value-type="float" office:value="0.20810000000000001" table:style-name="ce1">
            <text:p>0,2081</text:p>
          </table:table-cell>
          <table:table-cell office:value-type="float" office:value="0.28149999999999997" table:style-name="ce1">
            <text:p>0,2815</text:p>
          </table:table-cell>
          <table:table-cell table:number-columns-repeated="16382"/>
        </table:table-row>
        <table:table-row table:style-name="ro1">
          <table:table-cell office:value-type="float" office:value="5.4527000000000001" table:style-name="ce1">
            <text:p>5,4527</text:p>
          </table:table-cell>
          <table:table-cell office:value-type="float" office:value="5.1887999999999996" table:style-name="ce1">
            <text:p>5,1888</text:p>
          </table:table-cell>
          <table:table-cell table:number-columns-repeated="16382"/>
        </table:table-row>
        <table:table-row table:style-name="ro1">
          <table:table-cell office:value-type="float" office:value="0.2218" table:style-name="ce1">
            <text:p>0,2218</text:p>
          </table:table-cell>
          <table:table-cell office:value-type="float" office:value="0.23319999999999999" table:style-name="ce1">
            <text:p>0,2332</text:p>
          </table:table-cell>
          <table:table-cell table:number-columns-repeated="16382"/>
        </table:table-row>
        <table:table-row table:style-name="ro1">
          <table:table-cell office:value-type="float" office:value="4.9569999999999999" table:style-name="ce1">
            <text:p>4,957</text:p>
          </table:table-cell>
          <table:table-cell office:value-type="float" office:value="5.9409999999999998" table:style-name="ce1">
            <text:p>5,941</text:p>
          </table:table-cell>
          <table:table-cell table:number-columns-repeated="16382"/>
        </table:table-row>
        <table:table-row table:style-name="ro1">
          <table:table-cell office:value-type="float" office:value="2.9491978260869565" table:formula="of:=SUBTOTAL(1;[.A108:.A245])" table:style-name="ce1">
            <text:p>2,949197826</text:p>
          </table:table-cell>
          <table:table-cell office:value-type="float" office:value="3.2600768115942031" table:formula="of:=SUBTOTAL(1;[.B108:.B245])" table:style-name="ce1">
            <text:p>3,260076812</text:p>
          </table:table-cell>
          <table:table-cell table:number-columns-repeated="16382"/>
        </table:table-row>
        <table:table-row table:style-name="ro1">
          <table:table-cell office:value-type="float" office:value="1.6981999999999999" table:style-name="ce1">
            <text:p>1,6982</text:p>
          </table:table-cell>
          <table:table-cell office:value-type="float" office:value="2.2244000000000002" table:style-name="ce1">
            <text:p>2,2244</text:p>
          </table:table-cell>
          <table:table-cell table:number-columns-repeated="16382"/>
        </table:table-row>
        <table:table-row table:style-name="ro1">
          <table:table-cell office:value-type="float" office:value="1.1435999999999999" table:style-name="ce1">
            <text:p>1,1436</text:p>
          </table:table-cell>
          <table:table-cell office:value-type="float" office:value="0.99380000000000002" table:style-name="ce1">
            <text:p>0,9938</text:p>
          </table:table-cell>
          <table:table-cell table:number-columns-repeated="16382"/>
        </table:table-row>
        <table:table-row table:style-name="ro1">
          <table:table-cell office:value-type="float" office:value="0.3367" table:style-name="ce1">
            <text:p>0,3367</text:p>
          </table:table-cell>
          <table:table-cell office:value-type="float" office:value="0.41889999999999999" table:style-name="ce1">
            <text:p>0,4189</text:p>
          </table:table-cell>
          <table:table-cell table:number-columns-repeated="16382"/>
        </table:table-row>
        <table:table-row table:style-name="ro1">
          <table:table-cell office:value-type="float" office:value="0.42380000000000001" table:style-name="ce1">
            <text:p>0,4238</text:p>
          </table:table-cell>
          <table:table-cell office:value-type="float" office:value="0.37769999999999998" table:style-name="ce1">
            <text:p>0,3777</text:p>
          </table:table-cell>
          <table:table-cell table:number-columns-repeated="16382"/>
        </table:table-row>
        <table:table-row table:style-name="ro1">
          <table:table-cell office:value-type="float" office:value="0.68149999999999999" table:style-name="ce1">
            <text:p>0,6815</text:p>
          </table:table-cell>
          <table:table-cell office:value-type="float" office:value="0.373" table:style-name="ce1">
            <text:p>0,373</text:p>
          </table:table-cell>
          <table:table-cell table:number-columns-repeated="16382"/>
        </table:table-row>
        <table:table-row table:style-name="ro1">
          <table:table-cell office:value-type="float" office:value="0.3619" table:style-name="ce1">
            <text:p>0,3619</text:p>
          </table:table-cell>
          <table:table-cell office:value-type="float" office:value="0.34860000000000002" table:style-name="ce1">
            <text:p>0,3486</text:p>
          </table:table-cell>
          <table:table-cell table:number-columns-repeated="16382"/>
        </table:table-row>
        <table:table-row table:style-name="ro1">
          <table:table-cell office:value-type="float" office:value="0.2913" table:style-name="ce1">
            <text:p>0,2913</text:p>
          </table:table-cell>
          <table:table-cell office:value-type="float" office:value="0.4163" table:style-name="ce1">
            <text:p>0,4163</text:p>
          </table:table-cell>
          <table:table-cell table:number-columns-repeated="16382"/>
        </table:table-row>
        <table:table-row table:style-name="ro1">
          <table:table-cell office:value-type="float" office:value="0.20910000000000001" table:style-name="ce1">
            <text:p>0,2091</text:p>
          </table:table-cell>
          <table:table-cell office:value-type="float" office:value="0.23699999999999999" table:style-name="ce1">
            <text:p>0,237</text:p>
          </table:table-cell>
          <table:table-cell table:number-columns-repeated="16382"/>
        </table:table-row>
        <table:table-row table:style-name="ro1">
          <table:table-cell office:value-type="float" office:value="0.3301" table:style-name="ce1">
            <text:p>0,3301</text:p>
          </table:table-cell>
          <table:table-cell office:value-type="float" office:value="0.35589999999999999" table:style-name="ce1">
            <text:p>0,3559</text:p>
          </table:table-cell>
          <table:table-cell table:number-columns-repeated="16382"/>
        </table:table-row>
        <table:table-row table:style-name="ro1">
          <table:table-cell office:value-type="float" office:value="0.24010000000000001" table:style-name="ce1">
            <text:p>0,2401</text:p>
          </table:table-cell>
          <table:table-cell office:value-type="float" office:value="0.27589999999999998" table:style-name="ce1">
            <text:p>0,2759</text:p>
          </table:table-cell>
          <table:table-cell table:number-columns-repeated="16382"/>
        </table:table-row>
        <table:table-row table:style-name="ro1">
          <table:table-cell office:value-type="float" office:value="0.2356" table:style-name="ce1">
            <text:p>0,2356</text:p>
          </table:table-cell>
          <table:table-cell office:value-type="float" office:value="0.27910000000000001" table:style-name="ce1">
            <text:p>0,2791</text:p>
          </table:table-cell>
          <table:table-cell table:number-columns-repeated="16382"/>
        </table:table-row>
        <table:table-row table:style-name="ro1">
          <table:table-cell office:value-type="float" office:value="0.18840000000000001" table:style-name="ce1">
            <text:p>0,1884</text:p>
          </table:table-cell>
          <table:table-cell office:value-type="float" office:value="0.1986" table:style-name="ce1">
            <text:p>0,1986</text:p>
          </table:table-cell>
          <table:table-cell table:number-columns-repeated="16382"/>
        </table:table-row>
        <table:table-row table:style-name="ro1">
          <table:table-cell office:value-type="float" office:value="0.21940000000000001" table:style-name="ce1">
            <text:p>0,2194</text:p>
          </table:table-cell>
          <table:table-cell office:value-type="float" office:value="0.30399999999999999" table:style-name="ce1">
            <text:p>0,304</text:p>
          </table:table-cell>
          <table:table-cell table:number-columns-repeated="16382"/>
        </table:table-row>
        <table:table-row table:style-name="ro1">
          <table:table-cell office:value-type="float" office:value="0.16600000000000001" table:style-name="ce1">
            <text:p>0,166</text:p>
          </table:table-cell>
          <table:table-cell office:value-type="float" office:value="0.20319999999999999" table:style-name="ce1">
            <text:p>0,2032</text:p>
          </table:table-cell>
          <table:table-cell table:number-columns-repeated="16382"/>
        </table:table-row>
        <table:table-row table:style-name="ro1">
          <table:table-cell office:value-type="float" office:value="0.21740000000000001" table:style-name="ce1">
            <text:p>0,2174</text:p>
          </table:table-cell>
          <table:table-cell office:value-type="float" office:value="0.28610000000000002" table:style-name="ce1">
            <text:p>0,2861</text:p>
          </table:table-cell>
          <table:table-cell table:number-columns-repeated="16382"/>
        </table:table-row>
        <table:table-row table:style-name="ro1">
          <table:table-cell office:value-type="float" office:value="0.23730000000000001" table:style-name="ce1">
            <text:p>0,2373</text:p>
          </table:table-cell>
          <table:table-cell office:value-type="float" office:value="0.19819999999999999" table:style-name="ce1">
            <text:p>0,1982</text:p>
          </table:table-cell>
          <table:table-cell table:number-columns-repeated="16382"/>
        </table:table-row>
        <table:table-row table:style-name="ro1">
          <table:table-cell office:value-type="float" office:value="0.245" table:style-name="ce1">
            <text:p>0,245</text:p>
          </table:table-cell>
          <table:table-cell office:value-type="float" office:value="0.32369999999999999" table:style-name="ce1">
            <text:p>0,3237</text:p>
          </table:table-cell>
          <table:table-cell table:number-columns-repeated="16382"/>
        </table:table-row>
        <table:table-row table:style-name="ro1">
          <table:table-cell office:value-type="float" office:value="0.2505" table:style-name="ce1">
            <text:p>0,2505</text:p>
          </table:table-cell>
          <table:table-cell office:value-type="float" office:value="0.27410000000000001" table:style-name="ce1">
            <text:p>0,2741</text:p>
          </table:table-cell>
          <table:table-cell table:number-columns-repeated="16382"/>
        </table:table-row>
        <table:table-row table:style-name="ro1">
          <table:table-cell office:value-type="float" office:value="0.27629999999999999" table:style-name="ce1">
            <text:p>0,2763</text:p>
          </table:table-cell>
          <table:table-cell office:value-type="float" office:value="0.32" table:style-name="ce1">
            <text:p>0,32</text:p>
          </table:table-cell>
          <table:table-cell table:number-columns-repeated="16382"/>
        </table:table-row>
        <table:table-row table:style-name="ro1">
          <table:table-cell office:value-type="float" office:value="0.2046" table:style-name="ce1">
            <text:p>0,2046</text:p>
          </table:table-cell>
          <table:table-cell office:value-type="float" office:value="0.2301" table:style-name="ce1">
            <text:p>0,2301</text:p>
          </table:table-cell>
          <table:table-cell table:number-columns-repeated="16382"/>
        </table:table-row>
        <table:table-row table:style-name="ro1">
          <table:table-cell office:value-type="float" office:value="0.25440000000000002" table:style-name="ce1">
            <text:p>0,2544</text:p>
          </table:table-cell>
          <table:table-cell office:value-type="float" office:value="0.25750000000000001" table:style-name="ce1">
            <text:p>0,2575</text:p>
          </table:table-cell>
          <table:table-cell table:number-columns-repeated="16382"/>
        </table:table-row>
        <table:table-row table:style-name="ro1">
          <table:table-cell office:value-type="float" office:value="0.185" table:style-name="ce1">
            <text:p>0,185</text:p>
          </table:table-cell>
          <table:table-cell office:value-type="float" office:value="0.1865" table:style-name="ce1">
            <text:p>0,1865</text:p>
          </table:table-cell>
          <table:table-cell table:number-columns-repeated="16382"/>
        </table:table-row>
        <table:table-row table:style-name="ro1">
          <table:table-cell office:value-type="float" office:value="0.26669999999999999" table:style-name="ce1">
            <text:p>0,2667</text:p>
          </table:table-cell>
          <table:table-cell office:value-type="float" office:value="0.2923" table:style-name="ce1">
            <text:p>0,2923</text:p>
          </table:table-cell>
          <table:table-cell table:number-columns-repeated="16382"/>
        </table:table-row>
        <table:table-row table:style-name="ro1">
          <table:table-cell office:value-type="float" office:value="0.2185" table:style-name="ce1">
            <text:p>0,2185</text:p>
          </table:table-cell>
          <table:table-cell office:value-type="float" office:value="0.29499999999999998" table:style-name="ce1">
            <text:p>0,295</text:p>
          </table:table-cell>
          <table:table-cell table:number-columns-repeated="16382"/>
        </table:table-row>
        <table:table-row table:style-name="ro1">
          <table:table-cell office:value-type="float" office:value="0.30280000000000001" table:style-name="ce1">
            <text:p>0,3028</text:p>
          </table:table-cell>
          <table:table-cell office:value-type="float" office:value="0.25159999999999999" table:style-name="ce1">
            <text:p>0,2516</text:p>
          </table:table-cell>
          <table:table-cell table:number-columns-repeated="16382"/>
        </table:table-row>
        <table:table-row table:style-name="ro1">
          <table:table-cell office:value-type="float" office:value="0.1744" table:style-name="ce1">
            <text:p>0,1744</text:p>
          </table:table-cell>
          <table:table-cell office:value-type="float" office:value="0.28460000000000002" table:style-name="ce1">
            <text:p>0,2846</text:p>
          </table:table-cell>
          <table:table-cell table:number-columns-repeated="16382"/>
        </table:table-row>
        <table:table-row table:style-name="ro1">
          <table:table-cell office:value-type="float" office:value="0.20419999999999999" table:style-name="ce1">
            <text:p>0,2042</text:p>
          </table:table-cell>
          <table:table-cell office:value-type="float" office:value="0.31369999999999998" table:style-name="ce1">
            <text:p>0,3137</text:p>
          </table:table-cell>
          <table:table-cell table:number-columns-repeated="16382"/>
        </table:table-row>
        <table:table-row table:style-name="ro1">
          <table:table-cell office:value-type="float" office:value="0.19089999999999999" table:style-name="ce1">
            <text:p>0,1909</text:p>
          </table:table-cell>
          <table:table-cell office:value-type="float" office:value="0.21149999999999999" table:style-name="ce1">
            <text:p>0,2115</text:p>
          </table:table-cell>
          <table:table-cell table:number-columns-repeated="16382"/>
        </table:table-row>
        <table:table-row table:style-name="ro1">
          <table:table-cell office:value-type="float" office:value="0.2853" table:style-name="ce1">
            <text:p>0,2853</text:p>
          </table:table-cell>
          <table:table-cell office:value-type="float" office:value="0.30680000000000002" table:style-name="ce1">
            <text:p>0,3068</text:p>
          </table:table-cell>
          <table:table-cell table:number-columns-repeated="16382"/>
        </table:table-row>
        <table:table-row table:style-name="ro1">
          <table:table-cell office:value-type="float" office:value="0.2135" table:style-name="ce1">
            <text:p>0,2135</text:p>
          </table:table-cell>
          <table:table-cell office:value-type="float" office:value="0.19570000000000001" table:style-name="ce1">
            <text:p>0,1957</text:p>
          </table:table-cell>
          <table:table-cell table:number-columns-repeated="16382"/>
        </table:table-row>
        <table:table-row table:style-name="ro1">
          <table:table-cell office:value-type="float" office:value="0.18479999999999999" table:style-name="ce1">
            <text:p>0,1848</text:p>
          </table:table-cell>
          <table:table-cell office:value-type="float" office:value="0.2339" table:style-name="ce1">
            <text:p>0,2339</text:p>
          </table:table-cell>
          <table:table-cell table:number-columns-repeated="16382"/>
        </table:table-row>
        <table:table-row table:style-name="ro1">
          <table:table-cell office:value-type="float" office:value="0.17829999999999999" table:style-name="ce1">
            <text:p>0,1783</text:p>
          </table:table-cell>
          <table:table-cell office:value-type="float" office:value="0.1953" table:style-name="ce1">
            <text:p>0,1953</text:p>
          </table:table-cell>
          <table:table-cell table:number-columns-repeated="16382"/>
        </table:table-row>
        <table:table-row table:style-name="ro1">
          <table:table-cell office:value-type="float" office:value="0.40039999999999998" table:style-name="ce1">
            <text:p>0,4004</text:p>
          </table:table-cell>
          <table:table-cell office:value-type="float" office:value="0.51639999999999997" table:style-name="ce1">
            <text:p>0,5164</text:p>
          </table:table-cell>
          <table:table-cell table:number-columns-repeated="16382"/>
        </table:table-row>
        <table:table-row table:style-name="ro1">
          <table:table-cell office:value-type="float" office:value="0.2702" table:style-name="ce1">
            <text:p>0,2702</text:p>
          </table:table-cell>
          <table:table-cell office:value-type="float" office:value="0.1802" table:style-name="ce1">
            <text:p>0,1802</text:p>
          </table:table-cell>
          <table:table-cell table:number-columns-repeated="16382"/>
        </table:table-row>
        <table:table-row table:style-name="ro1">
          <table:table-cell office:value-type="float" office:value="0.24809999999999999" table:style-name="ce1">
            <text:p>0,2481</text:p>
          </table:table-cell>
          <table:table-cell office:value-type="float" office:value="0.25419999999999998" table:style-name="ce1">
            <text:p>0,2542</text:p>
          </table:table-cell>
          <table:table-cell table:number-columns-repeated="16382"/>
        </table:table-row>
        <table:table-row table:style-name="ro1">
          <table:table-cell office:value-type="float" office:value="0.21460000000000001" table:style-name="ce1">
            <text:p>0,2146</text:p>
          </table:table-cell>
          <table:table-cell office:value-type="float" office:value="0.26250000000000001" table:style-name="ce1">
            <text:p>0,2625</text:p>
          </table:table-cell>
          <table:table-cell table:number-columns-repeated="16382"/>
        </table:table-row>
        <table:table-row table:style-name="ro1">
          <table:table-cell office:value-type="float" office:value="0.2248" table:style-name="ce1">
            <text:p>0,2248</text:p>
          </table:table-cell>
          <table:table-cell office:value-type="float" office:value="0.2288" table:style-name="ce1">
            <text:p>0,2288</text:p>
          </table:table-cell>
          <table:table-cell table:number-columns-repeated="16382"/>
        </table:table-row>
        <table:table-row table:style-name="ro1">
          <table:table-cell office:value-type="float" office:value="0.2132" table:style-name="ce1">
            <text:p>0,2132</text:p>
          </table:table-cell>
          <table:table-cell office:value-type="float" office:value="0.28060000000000002" table:style-name="ce1">
            <text:p>0,2806</text:p>
          </table:table-cell>
          <table:table-cell table:number-columns-repeated="16382"/>
        </table:table-row>
        <table:table-row table:style-name="ro1">
          <table:table-cell office:value-type="float" office:value="0.28060000000000002" table:style-name="ce1">
            <text:p>0,2806</text:p>
          </table:table-cell>
          <table:table-cell office:value-type="float" office:value="0.25159999999999999" table:style-name="ce1">
            <text:p>0,2516</text:p>
          </table:table-cell>
          <table:table-cell table:number-columns-repeated="16382"/>
        </table:table-row>
        <table:table-row table:style-name="ro1">
          <table:table-cell office:value-type="float" office:value="0.1658" table:style-name="ce1">
            <text:p>0,1658</text:p>
          </table:table-cell>
          <table:table-cell office:value-type="float" office:value="0.1827" table:style-name="ce1">
            <text:p>0,1827</text:p>
          </table:table-cell>
          <table:table-cell table:number-columns-repeated="16382"/>
        </table:table-row>
        <table:table-row table:style-name="ro1">
          <table:table-cell office:value-type="float" office:value="0.1993" table:style-name="ce1">
            <text:p>0,1993</text:p>
          </table:table-cell>
          <table:table-cell office:value-type="float" office:value="0.33079999999999998" table:style-name="ce1">
            <text:p>0,3308</text:p>
          </table:table-cell>
          <table:table-cell table:number-columns-repeated="16382"/>
        </table:table-row>
        <table:table-row table:style-name="ro1">
          <table:table-cell office:value-type="float" office:value="0.18959999999999999" table:style-name="ce1">
            <text:p>0,1896</text:p>
          </table:table-cell>
          <table:table-cell office:value-type="float" office:value="0.16950000000000001" table:style-name="ce1">
            <text:p>0,1695</text:p>
          </table:table-cell>
          <table:table-cell table:number-columns-repeated="16382"/>
        </table:table-row>
        <table:table-row table:style-name="ro1">
          <table:table-cell office:value-type="float" office:value="0.25729999999999997" table:style-name="ce1">
            <text:p>0,2573</text:p>
          </table:table-cell>
          <table:table-cell office:value-type="float" office:value="0.23180000000000001" table:style-name="ce1">
            <text:p>0,2318</text:p>
          </table:table-cell>
          <table:table-cell table:number-columns-repeated="16382"/>
        </table:table-row>
        <table:table-row table:style-name="ro1">
          <table:table-cell office:value-type="float" office:value="0.18160000000000001" table:style-name="ce1">
            <text:p>0,1816</text:p>
          </table:table-cell>
          <table:table-cell office:value-type="float" office:value="0.19009999999999999" table:style-name="ce1">
            <text:p>0,1901</text:p>
          </table:table-cell>
          <table:table-cell table:number-columns-repeated="16382"/>
        </table:table-row>
        <table:table-row table:style-name="ro1">
          <table:table-cell office:value-type="float" office:value="0.1749" table:style-name="ce1">
            <text:p>0,1749</text:p>
          </table:table-cell>
          <table:table-cell office:value-type="float" office:value="0.27010000000000001" table:style-name="ce1">
            <text:p>0,2701</text:p>
          </table:table-cell>
          <table:table-cell table:number-columns-repeated="16382"/>
        </table:table-row>
        <table:table-row table:style-name="ro1">
          <table:table-cell office:value-type="float" office:value="0.1482" table:style-name="ce1">
            <text:p>0,1482</text:p>
          </table:table-cell>
          <table:table-cell office:value-type="float" office:value="0.18240000000000001" table:style-name="ce1">
            <text:p>0,1824</text:p>
          </table:table-cell>
          <table:table-cell table:number-columns-repeated="16382"/>
        </table:table-row>
        <table:table-row table:style-name="ro1">
          <table:table-cell office:value-type="float" office:value="0.25409999999999999" table:style-name="ce1">
            <text:p>0,2541</text:p>
          </table:table-cell>
          <table:table-cell office:value-type="float" office:value="0.23100000000000001" table:style-name="ce1">
            <text:p>0,231</text:p>
          </table:table-cell>
          <table:table-cell table:number-columns-repeated="16382"/>
        </table:table-row>
        <table:table-row table:style-name="ro1">
          <table:table-cell office:value-type="float" office:value="0.22120000000000001" table:style-name="ce1">
            <text:p>0,2212</text:p>
          </table:table-cell>
          <table:table-cell office:value-type="float" office:value="0.2838" table:style-name="ce1">
            <text:p>0,2838</text:p>
          </table:table-cell>
          <table:table-cell table:number-columns-repeated="16382"/>
        </table:table-row>
        <table:table-row table:style-name="ro1">
          <table:table-cell office:value-type="float" office:value="0.2797" table:style-name="ce1">
            <text:p>0,2797</text:p>
          </table:table-cell>
          <table:table-cell office:value-type="float" office:value="0.2336" table:style-name="ce1">
            <text:p>0,2336</text:p>
          </table:table-cell>
          <table:table-cell table:number-columns-repeated="16382"/>
        </table:table-row>
        <table:table-row table:style-name="ro1">
          <table:table-cell office:value-type="float" office:value="0.2127" table:style-name="ce1">
            <text:p>0,2127</text:p>
          </table:table-cell>
          <table:table-cell office:value-type="float" office:value="0.18540000000000001" table:style-name="ce1">
            <text:p>0,1854</text:p>
          </table:table-cell>
          <table:table-cell table:number-columns-repeated="16382"/>
        </table:table-row>
        <table:table-row table:style-name="ro1">
          <table:table-cell office:value-type="float" office:value="0.29370000000000002" table:style-name="ce1">
            <text:p>0,2937</text:p>
          </table:table-cell>
          <table:table-cell office:value-type="float" office:value="0.3967" table:style-name="ce1">
            <text:p>0,3967</text:p>
          </table:table-cell>
          <table:table-cell table:number-columns-repeated="16382"/>
        </table:table-row>
        <table:table-row table:style-name="ro1">
          <table:table-cell office:value-type="float" office:value="0.17399999999999999" table:style-name="ce1">
            <text:p>0,174</text:p>
          </table:table-cell>
          <table:table-cell office:value-type="float" office:value="0.1585" table:style-name="ce1">
            <text:p>0,1585</text:p>
          </table:table-cell>
          <table:table-cell table:number-columns-repeated="16382"/>
        </table:table-row>
        <table:table-row table:style-name="ro1">
          <table:table-cell office:value-type="float" office:value="0.21179999999999999" table:style-name="ce1">
            <text:p>0,2118</text:p>
          </table:table-cell>
          <table:table-cell office:value-type="float" office:value="0.2278" table:style-name="ce1">
            <text:p>0,2278</text:p>
          </table:table-cell>
          <table:table-cell table:number-columns-repeated="16382"/>
        </table:table-row>
        <table:table-row table:style-name="ro1">
          <table:table-cell office:value-type="float" office:value="0.16189999999999999" table:style-name="ce1">
            <text:p>0,1619</text:p>
          </table:table-cell>
          <table:table-cell office:value-type="float" office:value="0.22239999999999999" table:style-name="ce1">
            <text:p>0,2224</text:p>
          </table:table-cell>
          <table:table-cell table:number-columns-repeated="16382"/>
        </table:table-row>
        <table:table-row table:style-name="ro1">
          <table:table-cell office:value-type="float" office:value="0.312" table:style-name="ce1">
            <text:p>0,312</text:p>
          </table:table-cell>
          <table:table-cell office:value-type="float" office:value="0.31900000000000001" table:style-name="ce1">
            <text:p>0,319</text:p>
          </table:table-cell>
          <table:table-cell table:number-columns-repeated="16382"/>
        </table:table-row>
        <table:table-row table:style-name="ro1">
          <table:table-cell office:value-type="float" office:value="0.25650000000000001" table:style-name="ce1">
            <text:p>0,2565</text:p>
          </table:table-cell>
          <table:table-cell office:value-type="float" office:value="0.26840000000000003" table:style-name="ce1">
            <text:p>0,2684</text:p>
          </table:table-cell>
          <table:table-cell table:number-columns-repeated="16382"/>
        </table:table-row>
        <table:table-row table:style-name="ro1">
          <table:table-cell office:value-type="float" office:value="0.33250000000000002" table:style-name="ce1">
            <text:p>0,3325</text:p>
          </table:table-cell>
          <table:table-cell office:value-type="float" office:value="0.2676" table:style-name="ce1">
            <text:p>0,2676</text:p>
          </table:table-cell>
          <table:table-cell table:number-columns-repeated="16382"/>
        </table:table-row>
        <table:table-row table:style-name="ro1">
          <table:table-cell office:value-type="float" office:value="0.16339999999999999" table:style-name="ce1">
            <text:p>0,1634</text:p>
          </table:table-cell>
          <table:table-cell office:value-type="float" office:value="0.26490000000000002" table:style-name="ce1">
            <text:p>0,2649</text:p>
          </table:table-cell>
          <table:table-cell table:number-columns-repeated="16382"/>
        </table:table-row>
        <table:table-row table:style-name="ro1">
          <table:table-cell office:value-type="float" office:value="0.3236" table:style-name="ce1">
            <text:p>0,3236</text:p>
          </table:table-cell>
          <table:table-cell office:value-type="float" office:value="0.2296" table:style-name="ce1">
            <text:p>0,2296</text:p>
          </table:table-cell>
          <table:table-cell table:number-columns-repeated="16382"/>
        </table:table-row>
        <table:table-row table:style-name="ro1">
          <table:table-cell office:value-type="float" office:value="0.19789999999999999" table:style-name="ce1">
            <text:p>0,1979</text:p>
          </table:table-cell>
          <table:table-cell office:value-type="float" office:value="0.17100000000000001" table:style-name="ce1">
            <text:p>0,171</text:p>
          </table:table-cell>
          <table:table-cell table:number-columns-repeated="16382"/>
        </table:table-row>
        <table:table-row table:style-name="ro1">
          <table:table-cell office:value-type="float" office:value="0.1968" table:style-name="ce1">
            <text:p>0,1968</text:p>
          </table:table-cell>
          <table:table-cell office:value-type="float" office:value="0.25590000000000002" table:style-name="ce1">
            <text:p>0,2559</text:p>
          </table:table-cell>
          <table:table-cell table:number-columns-repeated="16382"/>
        </table:table-row>
        <table:table-row table:style-name="ro1">
          <table:table-cell office:value-type="float" office:value="0.1855" table:style-name="ce1">
            <text:p>0,1855</text:p>
          </table:table-cell>
          <table:table-cell office:value-type="float" office:value="0.2422" table:style-name="ce1">
            <text:p>0,2422</text:p>
          </table:table-cell>
          <table:table-cell table:number-columns-repeated="16382"/>
        </table:table-row>
        <table:table-row table:style-name="ro1">
          <table:table-cell office:value-type="float" office:value="0.28060000000000002" table:style-name="ce1">
            <text:p>0,2806</text:p>
          </table:table-cell>
          <table:table-cell office:value-type="float" office:value="0.23649999999999999" table:style-name="ce1">
            <text:p>0,2365</text:p>
          </table:table-cell>
          <table:table-cell table:number-columns-repeated="16382"/>
        </table:table-row>
        <table:table-row table:style-name="ro1">
          <table:table-cell office:value-type="float" office:value="0.1714" table:style-name="ce1">
            <text:p>0,1714</text:p>
          </table:table-cell>
          <table:table-cell office:value-type="float" office:value="0.21690000000000001" table:style-name="ce1">
            <text:p>0,2169</text:p>
          </table:table-cell>
          <table:table-cell table:number-columns-repeated="16382"/>
        </table:table-row>
        <table:table-row table:style-name="ro1">
          <table:table-cell office:value-type="float" office:value="0.25750000000000001" table:style-name="ce1">
            <text:p>0,2575</text:p>
          </table:table-cell>
          <table:table-cell office:value-type="float" office:value="0.25879999999999997" table:style-name="ce1">
            <text:p>0,2588</text:p>
          </table:table-cell>
          <table:table-cell table:number-columns-repeated="16382"/>
        </table:table-row>
        <table:table-row table:style-name="ro1">
          <table:table-cell office:value-type="float" office:value="0.183" table:style-name="ce1">
            <text:p>0,183</text:p>
          </table:table-cell>
          <table:table-cell office:value-type="float" office:value="0.18160000000000001" table:style-name="ce1">
            <text:p>0,1816</text:p>
          </table:table-cell>
          <table:table-cell table:number-columns-repeated="16382"/>
        </table:table-row>
        <table:table-row table:style-name="ro1">
          <table:table-cell office:value-type="float" office:value="0.21679999999999999" table:style-name="ce1">
            <text:p>0,2168</text:p>
          </table:table-cell>
          <table:table-cell office:value-type="float" office:value="0.25459999999999999" table:style-name="ce1">
            <text:p>0,2546</text:p>
          </table:table-cell>
          <table:table-cell table:number-columns-repeated="16382"/>
        </table:table-row>
        <table:table-row table:style-name="ro1">
          <table:table-cell office:value-type="float" office:value="0.17829999999999999" table:style-name="ce1">
            <text:p>0,1783</text:p>
          </table:table-cell>
          <table:table-cell office:value-type="float" office:value="0.17249999999999999" table:style-name="ce1">
            <text:p>0,1725</text:p>
          </table:table-cell>
          <table:table-cell table:number-columns-repeated="16382"/>
        </table:table-row>
        <table:table-row table:style-name="ro1">
          <table:table-cell office:value-type="float" office:value="0.18310000000000001" table:style-name="ce1">
            <text:p>0,1831</text:p>
          </table:table-cell>
          <table:table-cell office:value-type="float" office:value="0.17630000000000001" table:style-name="ce1">
            <text:p>0,1763</text:p>
          </table:table-cell>
          <table:table-cell table:number-columns-repeated="16382"/>
        </table:table-row>
        <table:table-row table:style-name="ro1">
          <table:table-cell office:value-type="float" office:value="0.28439999999999999" table:style-name="ce1">
            <text:p>0,2844</text:p>
          </table:table-cell>
          <table:table-cell office:value-type="float" office:value="0.22789999999999999" table:style-name="ce1">
            <text:p>0,2279</text:p>
          </table:table-cell>
          <table:table-cell table:number-columns-repeated="16382"/>
        </table:table-row>
        <table:table-row table:style-name="ro1">
          <table:table-cell office:value-type="float" office:value="0.21609999999999999" table:style-name="ce1">
            <text:p>0,2161</text:p>
          </table:table-cell>
          <table:table-cell office:value-type="float" office:value="0.18609999999999999" table:style-name="ce1">
            <text:p>0,1861</text:p>
          </table:table-cell>
          <table:table-cell table:number-columns-repeated="16382"/>
        </table:table-row>
        <table:table-row table:style-name="ro1">
          <table:table-cell office:value-type="float" office:value="0.18240000000000001" table:style-name="ce1">
            <text:p>0,1824</text:p>
          </table:table-cell>
          <table:table-cell office:value-type="float" office:value="0.25009999999999999" table:style-name="ce1">
            <text:p>0,2501</text:p>
          </table:table-cell>
          <table:table-cell table:number-columns-repeated="16382"/>
        </table:table-row>
        <table:table-row table:style-name="ro1">
          <table:table-cell office:value-type="float" office:value="0.18729999999999999" table:style-name="ce1">
            <text:p>0,1873</text:p>
          </table:table-cell>
          <table:table-cell office:value-type="float" office:value="0.2079" table:style-name="ce1">
            <text:p>0,2079</text:p>
          </table:table-cell>
          <table:table-cell table:number-columns-repeated="16382"/>
        </table:table-row>
        <table:table-row table:style-name="ro1">
          <table:table-cell office:value-type="float" office:value="0.2253" table:style-name="ce1">
            <text:p>0,2253</text:p>
          </table:table-cell>
          <table:table-cell office:value-type="float" office:value="0.30830000000000002" table:style-name="ce1">
            <text:p>0,3083</text:p>
          </table:table-cell>
          <table:table-cell table:number-columns-repeated="16382"/>
        </table:table-row>
        <table:table-row table:style-name="ro1">
          <table:table-cell office:value-type="float" office:value="0.18279999999999999" table:style-name="ce1">
            <text:p>0,1828</text:p>
          </table:table-cell>
          <table:table-cell office:value-type="float" office:value="0.24629999999999999" table:style-name="ce1">
            <text:p>0,2463</text:p>
          </table:table-cell>
          <table:table-cell table:number-columns-repeated="16382"/>
        </table:table-row>
        <table:table-row table:style-name="ro1">
          <table:table-cell office:value-type="float" office:value="0.33589999999999998" table:style-name="ce1">
            <text:p>0,3359</text:p>
          </table:table-cell>
          <table:table-cell office:value-type="float" office:value="0.2374" table:style-name="ce1">
            <text:p>0,2374</text:p>
          </table:table-cell>
          <table:table-cell table:number-columns-repeated="16382"/>
        </table:table-row>
        <table:table-row table:style-name="ro1">
          <table:table-cell office:value-type="float" office:value="0.1409" table:style-name="ce1">
            <text:p>0,1409</text:p>
          </table:table-cell>
          <table:table-cell office:value-type="float" office:value="0.18679999999999999" table:style-name="ce1">
            <text:p>0,1868</text:p>
          </table:table-cell>
          <table:table-cell table:number-columns-repeated="16382"/>
        </table:table-row>
        <table:table-row table:style-name="ro1">
          <table:table-cell office:value-type="float" office:value="0.30080000000000001" table:style-name="ce1">
            <text:p>0,3008</text:p>
          </table:table-cell>
          <table:table-cell office:value-type="float" office:value="0.27829999999999999" table:style-name="ce1">
            <text:p>0,2783</text:p>
          </table:table-cell>
          <table:table-cell table:number-columns-repeated="16382"/>
        </table:table-row>
        <table:table-row table:style-name="ro1">
          <table:table-cell office:value-type="float" office:value="0.16259999999999999" table:style-name="ce1">
            <text:p>0,1626</text:p>
          </table:table-cell>
          <table:table-cell office:value-type="float" office:value="0.26429999999999998" table:style-name="ce1">
            <text:p>0,2643</text:p>
          </table:table-cell>
          <table:table-cell table:number-columns-repeated="16382"/>
        </table:table-row>
        <table:table-row table:style-name="ro1">
          <table:table-cell office:value-type="float" office:value="0.22600000000000001" table:style-name="ce1">
            <text:p>0,226</text:p>
          </table:table-cell>
          <table:table-cell office:value-type="float" office:value="0.23810000000000001" table:style-name="ce1">
            <text:p>0,2381</text:p>
          </table:table-cell>
          <table:table-cell table:number-columns-repeated="16382"/>
        </table:table-row>
        <table:table-row table:style-name="ro1">
          <table:table-cell office:value-type="float" office:value="0.20050000000000001" table:style-name="ce1">
            <text:p>0,2005</text:p>
          </table:table-cell>
          <table:table-cell office:value-type="float" office:value="0.1769" table:style-name="ce1">
            <text:p>0,1769</text:p>
          </table:table-cell>
          <table:table-cell table:number-columns-repeated="16382"/>
        </table:table-row>
        <table:table-row table:style-name="ro1">
          <table:table-cell office:value-type="float" office:value="0.17449999999999999" table:style-name="ce1">
            <text:p>0,1745</text:p>
          </table:table-cell>
          <table:table-cell office:value-type="float" office:value="0.2414" table:style-name="ce1">
            <text:p>0,2414</text:p>
          </table:table-cell>
          <table:table-cell table:number-columns-repeated="16382"/>
        </table:table-row>
        <table:table-row table:style-name="ro1">
          <table:table-cell office:value-type="float" office:value="0.18479999999999999" table:style-name="ce1">
            <text:p>0,1848</text:p>
          </table:table-cell>
          <table:table-cell office:value-type="float" office:value="0.183" table:style-name="ce1">
            <text:p>0,183</text:p>
          </table:table-cell>
          <table:table-cell table:number-columns-repeated="16382"/>
        </table:table-row>
        <table:table-row table:style-name="ro1">
          <table:table-cell office:value-type="float" office:value="0.28920000000000001" table:style-name="ce1">
            <text:p>0,2892</text:p>
          </table:table-cell>
          <table:table-cell office:value-type="float" office:value="0.29980000000000001" table:style-name="ce1">
            <text:p>0,2998</text:p>
          </table:table-cell>
          <table:table-cell table:number-columns-repeated="16382"/>
        </table:table-row>
        <table:table-row table:style-name="ro1">
          <table:table-cell office:value-type="float" office:value="0.26750000000000002" table:style-name="ce1">
            <text:p>0,2675</text:p>
          </table:table-cell>
          <table:table-cell office:value-type="float" office:value="0.27810000000000001" table:style-name="ce1">
            <text:p>0,2781</text:p>
          </table:table-cell>
          <table:table-cell table:number-columns-repeated="16382"/>
        </table:table-row>
        <table:table-row table:style-name="ro1">
          <table:table-cell office:value-type="float" office:value="0.2054" table:style-name="ce1">
            <text:p>0,2054</text:p>
          </table:table-cell>
          <table:table-cell office:value-type="float" office:value="0.2051" table:style-name="ce1">
            <text:p>0,2051</text:p>
          </table:table-cell>
          <table:table-cell table:number-columns-repeated="16382"/>
        </table:table-row>
        <table:table-row table:style-name="ro1">
          <table:table-cell office:value-type="float" office:value="0.30470000000000003" table:style-name="ce1">
            <text:p>0,3047</text:p>
          </table:table-cell>
          <table:table-cell office:value-type="float" office:value="0.33950000000000002" table:style-name="ce1">
            <text:p>0,3395</text:p>
          </table:table-cell>
          <table:table-cell table:number-columns-repeated="16382"/>
        </table:table-row>
        <table:table-row table:style-name="ro1">
          <table:table-cell office:value-type="float" office:value="0.24579999999999999" table:style-name="ce1">
            <text:p>0,2458</text:p>
          </table:table-cell>
          <table:table-cell office:value-type="float" office:value="0.69399999999999995" table:style-name="ce1">
            <text:p>0,694</text:p>
          </table:table-cell>
          <table:table-cell table:number-columns-repeated="16382"/>
        </table:table-row>
        <table:table-row table:style-name="ro1">
          <table:table-cell office:value-type="float" office:value="0.30170000000000002" table:style-name="ce1">
            <text:p>0,3017</text:p>
          </table:table-cell>
          <table:table-cell office:value-type="float" office:value="0.25280000000000002" table:style-name="ce1">
            <text:p>0,2528</text:p>
          </table:table-cell>
          <table:table-cell table:number-columns-repeated="16382"/>
        </table:table-row>
        <table:table-row table:style-name="ro1">
          <table:table-cell office:value-type="float" office:value="0.2225" table:style-name="ce1">
            <text:p>0,2225</text:p>
          </table:table-cell>
          <table:table-cell office:value-type="float" office:value="0.155" table:style-name="ce1">
            <text:p>0,155</text:p>
          </table:table-cell>
          <table:table-cell table:number-columns-repeated="16382"/>
        </table:table-row>
        <table:table-row table:style-name="ro1">
          <table:table-cell office:value-type="float" office:value="0.25159999999999999" table:style-name="ce1">
            <text:p>0,2516</text:p>
          </table:table-cell>
          <table:table-cell office:value-type="float" office:value="0.16220000000000001" table:style-name="ce1">
            <text:p>0,1622</text:p>
          </table:table-cell>
          <table:table-cell table:number-columns-repeated="16382"/>
        </table:table-row>
        <table:table-row table:style-name="ro1">
          <table:table-cell office:value-type="float" office:value="0.17460000000000001" table:style-name="ce1">
            <text:p>0,1746</text:p>
          </table:table-cell>
          <table:table-cell office:value-type="float" office:value="0.35830000000000001" table:style-name="ce1">
            <text:p>0,3583</text:p>
          </table:table-cell>
          <table:table-cell table:number-columns-repeated="16382"/>
        </table:table-row>
        <table:table-row table:style-name="ro1">
          <table:table-cell office:value-type="float" office:value="0.29260000000000003" table:style-name="ce1">
            <text:p>0,2926</text:p>
          </table:table-cell>
          <table:table-cell office:value-type="float" office:value="0.25619999999999998" table:style-name="ce1">
            <text:p>0,2562</text:p>
          </table:table-cell>
          <table:table-cell table:number-columns-repeated="16382"/>
        </table:table-row>
        <table:table-row table:style-name="ro1">
          <table:table-cell office:value-type="float" office:value="0.19439999999999999" table:style-name="ce1">
            <text:p>0,1944</text:p>
          </table:table-cell>
          <table:table-cell office:value-type="float" office:value="0.15640000000000001" table:style-name="ce1">
            <text:p>0,1564</text:p>
          </table:table-cell>
          <table:table-cell table:number-columns-repeated="16382"/>
        </table:table-row>
        <table:table-row table:style-name="ro1">
          <table:table-cell office:value-type="float" office:value="0.17749999999999999" table:style-name="ce1">
            <text:p>0,1775</text:p>
          </table:table-cell>
          <table:table-cell office:value-type="float" office:value="0.2263" table:style-name="ce1">
            <text:p>0,2263</text:p>
          </table:table-cell>
          <table:table-cell table:number-columns-repeated="16382"/>
        </table:table-row>
        <table:table-row table:style-name="ro1">
          <table:table-cell office:value-type="float" office:value="0.18679999999999999" table:style-name="ce1">
            <text:p>0,1868</text:p>
          </table:table-cell>
          <table:table-cell office:value-type="float" office:value="0.18190000000000001" table:style-name="ce1">
            <text:p>0,1819</text:p>
          </table:table-cell>
          <table:table-cell table:number-columns-repeated="16382"/>
        </table:table-row>
        <table:table-row table:style-name="ro1">
          <table:table-cell office:value-type="float" office:value="0.20569999999999999" table:style-name="ce1">
            <text:p>0,2057</text:p>
          </table:table-cell>
          <table:table-cell office:value-type="float" office:value="0.21199999999999999" table:style-name="ce1">
            <text:p>0,212</text:p>
          </table:table-cell>
          <table:table-cell table:number-columns-repeated="16382"/>
        </table:table-row>
        <table:table-row table:style-name="ro1">
          <table:table-cell office:value-type="float" office:value="0.15709999999999999" table:style-name="ce1">
            <text:p>0,1571</text:p>
          </table:table-cell>
          <table:table-cell office:value-type="float" office:value="0.18099999999999999" table:style-name="ce1">
            <text:p>0,181</text:p>
          </table:table-cell>
          <table:table-cell table:number-columns-repeated="16382"/>
        </table:table-row>
        <table:table-row table:style-name="ro1">
          <table:table-cell office:value-type="float" office:value="0.21060000000000001" table:style-name="ce1">
            <text:p>0,2106</text:p>
          </table:table-cell>
          <table:table-cell office:value-type="float" office:value="0.24" table:style-name="ce1">
            <text:p>0,24</text:p>
          </table:table-cell>
          <table:table-cell table:number-columns-repeated="16382"/>
        </table:table-row>
        <table:table-row table:style-name="ro1">
          <table:table-cell office:value-type="float" office:value="0.1515" table:style-name="ce1">
            <text:p>0,1515</text:p>
          </table:table-cell>
          <table:table-cell office:value-type="float" office:value="0.18490000000000001" table:style-name="ce1">
            <text:p>0,1849</text:p>
          </table:table-cell>
          <table:table-cell table:number-columns-repeated="16382"/>
        </table:table-row>
        <table:table-row table:style-name="ro1">
          <table:table-cell office:value-type="float" office:value="0.21490000000000001" table:style-name="ce1">
            <text:p>0,2149</text:p>
          </table:table-cell>
          <table:table-cell office:value-type="float" office:value="0.19" table:style-name="ce1">
            <text:p>0,19</text:p>
          </table:table-cell>
          <table:table-cell table:number-columns-repeated="16382"/>
        </table:table-row>
        <table:table-row table:style-name="ro1">
          <table:table-cell office:value-type="float" office:value="0.23" table:style-name="ce1">
            <text:p>0,23</text:p>
          </table:table-cell>
          <table:table-cell office:value-type="float" office:value="0.18290000000000001" table:style-name="ce1">
            <text:p>0,1829</text:p>
          </table:table-cell>
          <table:table-cell table:number-columns-repeated="16382"/>
        </table:table-row>
        <table:table-row table:style-name="ro1">
          <table:table-cell office:value-type="float" office:value="0.249" table:style-name="ce1">
            <text:p>0,249</text:p>
          </table:table-cell>
          <table:table-cell office:value-type="float" office:value="0.31459999999999999" table:style-name="ce1">
            <text:p>0,3146</text:p>
          </table:table-cell>
          <table:table-cell table:number-columns-repeated="16382"/>
        </table:table-row>
        <table:table-row table:style-name="ro1">
          <table:table-cell office:value-type="float" office:value="0.17030000000000001" table:style-name="ce1">
            <text:p>0,1703</text:p>
          </table:table-cell>
          <table:table-cell office:value-type="float" office:value="0.24229999999999999" table:style-name="ce1">
            <text:p>0,2423</text:p>
          </table:table-cell>
          <table:table-cell table:number-columns-repeated="16382"/>
        </table:table-row>
        <table:table-row table:style-name="ro1">
          <table:table-cell office:value-type="float" office:value="0.29149999999999998" table:style-name="ce1">
            <text:p>0,2915</text:p>
          </table:table-cell>
          <table:table-cell office:value-type="float" office:value="0.24110000000000001" table:style-name="ce1">
            <text:p>0,2411</text:p>
          </table:table-cell>
          <table:table-cell table:number-columns-repeated="16382"/>
        </table:table-row>
        <table:table-row table:style-name="ro1">
          <table:table-cell office:value-type="float" office:value="0.29630000000000001" table:style-name="ce1">
            <text:p>0,2963</text:p>
          </table:table-cell>
          <table:table-cell office:value-type="float" office:value="0.2024" table:style-name="ce1">
            <text:p>0,2024</text:p>
          </table:table-cell>
          <table:table-cell table:number-columns-repeated="16382"/>
        </table:table-row>
        <table:table-row table:style-name="ro1">
          <table:table-cell office:value-type="float" office:value="0.27689999999999998" table:style-name="ce1">
            <text:p>0,2769</text:p>
          </table:table-cell>
          <table:table-cell office:value-type="float" office:value="0.23080000000000001" table:style-name="ce1">
            <text:p>0,2308</text:p>
          </table:table-cell>
          <table:table-cell table:number-columns-repeated="16382"/>
        </table:table-row>
        <table:table-row table:style-name="ro1">
          <table:table-cell office:value-type="float" office:value="0.27539999999999998" table:style-name="ce1">
            <text:p>0,2754</text:p>
          </table:table-cell>
          <table:table-cell office:value-type="float" office:value="0.20910000000000001" table:style-name="ce1">
            <text:p>0,2091</text:p>
          </table:table-cell>
          <table:table-cell table:number-columns-repeated="16382"/>
        </table:table-row>
        <table:table-row table:style-name="ro1">
          <table:table-cell office:value-type="float" office:value="0.22850000000000001" table:style-name="ce1">
            <text:p>0,2285</text:p>
          </table:table-cell>
          <table:table-cell office:value-type="float" office:value="0.26279999999999998" table:style-name="ce1">
            <text:p>0,2628</text:p>
          </table:table-cell>
          <table:table-cell table:number-columns-repeated="16382"/>
        </table:table-row>
        <table:table-row table:style-name="ro1">
          <table:table-cell office:value-type="float" office:value="0.19020000000000001" table:style-name="ce1">
            <text:p>0,1902</text:p>
          </table:table-cell>
          <table:table-cell office:value-type="float" office:value="0.17069999999999999" table:style-name="ce1">
            <text:p>0,1707</text:p>
          </table:table-cell>
          <table:table-cell table:number-columns-repeated="16382"/>
        </table:table-row>
        <table:table-row table:style-name="ro1">
          <table:table-cell office:value-type="float" office:value="0.21729999999999999" table:style-name="ce1">
            <text:p>0,2173</text:p>
          </table:table-cell>
          <table:table-cell office:value-type="float" office:value="0.41239999999999999" table:style-name="ce1">
            <text:p>0,4124</text:p>
          </table:table-cell>
          <table:table-cell table:number-columns-repeated="16382"/>
        </table:table-row>
        <table:table-row table:style-name="ro1">
          <table:table-cell office:value-type="float" office:value="0.26419999999999999" table:style-name="ce1">
            <text:p>0,2642</text:p>
          </table:table-cell>
          <table:table-cell office:value-type="float" office:value="0.17130000000000001" table:style-name="ce1">
            <text:p>0,1713</text:p>
          </table:table-cell>
          <table:table-cell table:number-columns-repeated="16382"/>
        </table:table-row>
        <table:table-row table:style-name="ro1">
          <table:table-cell office:value-type="float" office:value="0.21790000000000001" table:style-name="ce1">
            <text:p>0,2179</text:p>
          </table:table-cell>
          <table:table-cell office:value-type="float" office:value="0.2979" table:style-name="ce1">
            <text:p>0,2979</text:p>
          </table:table-cell>
          <table:table-cell table:number-columns-repeated="16382"/>
        </table:table-row>
        <table:table-row table:style-name="ro1">
          <table:table-cell office:value-type="float" office:value="0.1981" table:style-name="ce1">
            <text:p>0,1981</text:p>
          </table:table-cell>
          <table:table-cell office:value-type="float" office:value="0.21840000000000001" table:style-name="ce1">
            <text:p>0,2184</text:p>
          </table:table-cell>
          <table:table-cell table:number-columns-repeated="16382"/>
        </table:table-row>
        <table:table-row table:style-name="ro1">
          <table:table-cell office:value-type="float" office:value="0.2341" table:style-name="ce1">
            <text:p>0,2341</text:p>
          </table:table-cell>
          <table:table-cell office:value-type="float" office:value="0.1618" table:style-name="ce1">
            <text:p>0,1618</text:p>
          </table:table-cell>
          <table:table-cell table:number-columns-repeated="16382"/>
        </table:table-row>
        <table:table-row table:style-name="ro1">
          <table:table-cell office:value-type="float" office:value="0.2293" table:style-name="ce1">
            <text:p>0,2293</text:p>
          </table:table-cell>
          <table:table-cell office:value-type="float" office:value="0.20069999999999999" table:style-name="ce1">
            <text:p>0,2007</text:p>
          </table:table-cell>
          <table:table-cell table:number-columns-repeated="16382"/>
        </table:table-row>
        <table:table-row table:style-name="ro1">
          <table:table-cell office:value-type="float" office:value="0.17560000000000001" table:style-name="ce1">
            <text:p>0,1756</text:p>
          </table:table-cell>
          <table:table-cell office:value-type="float" office:value="0.1757" table:style-name="ce1">
            <text:p>0,1757</text:p>
          </table:table-cell>
          <table:table-cell table:number-columns-repeated="16382"/>
        </table:table-row>
        <table:table-row table:style-name="ro1">
          <table:table-cell office:value-type="float" office:value="0.21809999999999999" table:style-name="ce1">
            <text:p>0,2181</text:p>
          </table:table-cell>
          <table:table-cell office:value-type="float" office:value="0.18779999999999999" table:style-name="ce1">
            <text:p>0,1878</text:p>
          </table:table-cell>
          <table:table-cell table:number-columns-repeated="16382"/>
        </table:table-row>
        <table:table-row table:style-name="ro1">
          <table:table-cell office:value-type="float" office:value="0.28770000000000001" table:style-name="ce1">
            <text:p>0,2877</text:p>
          </table:table-cell>
          <table:table-cell office:value-type="float" office:value="0.16980000000000001" table:style-name="ce1">
            <text:p>0,1698</text:p>
          </table:table-cell>
          <table:table-cell table:number-columns-repeated="16382"/>
        </table:table-row>
        <table:table-row table:style-name="ro1">
          <table:table-cell office:value-type="float" office:value="0.25169999999999998" table:style-name="ce1">
            <text:p>0,2517</text:p>
          </table:table-cell>
          <table:table-cell office:value-type="float" office:value="0.31030000000000002" table:style-name="ce1">
            <text:p>0,3103</text:p>
          </table:table-cell>
          <table:table-cell table:number-columns-repeated="16382"/>
        </table:table-row>
        <table:table-row table:style-name="ro1">
          <table:table-cell office:value-type="float" office:value="0.184" table:style-name="ce1">
            <text:p>0,184</text:p>
          </table:table-cell>
          <table:table-cell office:value-type="float" office:value="0.1651" table:style-name="ce1">
            <text:p>0,1651</text:p>
          </table:table-cell>
          <table:table-cell table:number-columns-repeated="16382"/>
        </table:table-row>
        <table:table-row table:style-name="ro1">
          <table:table-cell office:value-type="float" office:value="0.34429999999999999" table:style-name="ce1">
            <text:p>0,3443</text:p>
          </table:table-cell>
          <table:table-cell office:value-type="float" office:value="0.34179999999999999" table:style-name="ce1">
            <text:p>0,3418</text:p>
          </table:table-cell>
          <table:table-cell table:number-columns-repeated="16382"/>
        </table:table-row>
        <table:table-row table:style-name="ro1">
          <table:table-cell office:value-type="float" office:value="0.14879999999999999" table:style-name="ce1">
            <text:p>0,1488</text:p>
          </table:table-cell>
          <table:table-cell office:value-type="float" office:value="0.16389999999999999" table:style-name="ce1">
            <text:p>0,1639</text:p>
          </table:table-cell>
          <table:table-cell table:number-columns-repeated="16382"/>
        </table:table-row>
        <table:table-row table:style-name="ro1">
          <table:table-cell office:value-type="float" office:value="0.18149999999999999" table:style-name="ce1">
            <text:p>0,1815</text:p>
          </table:table-cell>
          <table:table-cell office:value-type="float" office:value="0.28360000000000002" table:style-name="ce1">
            <text:p>0,2836</text:p>
          </table:table-cell>
          <table:table-cell table:number-columns-repeated="16382"/>
        </table:table-row>
        <table:table-row table:style-name="ro1">
          <table:table-cell office:value-type="float" office:value="0.1588" table:style-name="ce1">
            <text:p>0,1588</text:p>
          </table:table-cell>
          <table:table-cell office:value-type="float" office:value="0.25059999999999999" table:style-name="ce1">
            <text:p>0,2506</text:p>
          </table:table-cell>
          <table:table-cell table:number-columns-repeated="16382"/>
        </table:table-row>
        <table:table-row table:style-name="ro1">
          <table:table-cell office:value-type="float" office:value="0.1716" table:style-name="ce1">
            <text:p>0,1716</text:p>
          </table:table-cell>
          <table:table-cell office:value-type="float" office:value="0.75260000000000005" table:style-name="ce1">
            <text:p>0,7526</text:p>
          </table:table-cell>
          <table:table-cell table:number-columns-repeated="16382"/>
        </table:table-row>
        <table:table-row table:style-name="ro1">
          <table:table-cell office:value-type="float" office:value="0.2175" table:style-name="ce1">
            <text:p>0,2175</text:p>
          </table:table-cell>
          <table:table-cell office:value-type="float" office:value="0.1903" table:style-name="ce1">
            <text:p>0,1903</text:p>
          </table:table-cell>
          <table:table-cell table:number-columns-repeated="16382"/>
        </table:table-row>
        <table:table-row table:style-name="ro1">
          <table:table-cell office:value-type="float" office:value="0.45190000000000002" table:style-name="ce1">
            <text:p>0,4519</text:p>
          </table:table-cell>
          <table:table-cell office:value-type="float" office:value="0.53490000000000004" table:style-name="ce1">
            <text:p>0,5349</text:p>
          </table:table-cell>
          <table:table-cell table:number-columns-repeated="16382"/>
        </table:table-row>
        <table:table-row table:style-name="ro1">
          <table:table-cell office:value-type="float" office:value="0.14929999999999999" table:style-name="ce1">
            <text:p>0,1493</text:p>
          </table:table-cell>
          <table:table-cell office:value-type="float" office:value="0.1656" table:style-name="ce1">
            <text:p>0,1656</text:p>
          </table:table-cell>
          <table:table-cell table:number-columns-repeated="16382"/>
        </table:table-row>
        <table:table-row table:style-name="ro1">
          <table:table-cell office:value-type="float" office:value="0.18709999999999999" table:style-name="ce1">
            <text:p>0,1871</text:p>
          </table:table-cell>
          <table:table-cell office:value-type="float" office:value="0.28299999999999997" table:style-name="ce1">
            <text:p>0,283</text:p>
          </table:table-cell>
          <table:table-cell table:number-columns-repeated="16382"/>
        </table:table-row>
        <table:table-row table:style-name="ro1">
          <table:table-cell office:value-type="float" office:value="0.15540000000000001" table:style-name="ce1">
            <text:p>0,1554</text:p>
          </table:table-cell>
          <table:table-cell office:value-type="float" office:value="0.2437" table:style-name="ce1">
            <text:p>0,2437</text:p>
          </table:table-cell>
          <table:table-cell table:number-columns-repeated="16382"/>
        </table:table-row>
        <table:table-row table:style-name="ro1">
          <table:table-cell office:value-type="float" office:value="0.1593" table:style-name="ce1">
            <text:p>0,1593</text:p>
          </table:table-cell>
          <table:table-cell office:value-type="float" office:value="0.20619999999999999" table:style-name="ce1">
            <text:p>0,2062</text:p>
          </table:table-cell>
          <table:table-cell table:number-columns-repeated="16382"/>
        </table:table-row>
        <table:table-row table:style-name="ro1">
          <table:table-cell office:value-type="float" office:value="0.1787" table:style-name="ce1">
            <text:p>0,1787</text:p>
          </table:table-cell>
          <table:table-cell office:value-type="float" office:value="0.20649999999999999" table:style-name="ce1">
            <text:p>0,2065</text:p>
          </table:table-cell>
          <table:table-cell table:number-columns-repeated="16382"/>
        </table:table-row>
        <table:table-row table:style-name="ro1">
          <table:table-cell office:value-type="float" office:value="0.1575" table:style-name="ce1">
            <text:p>0,1575</text:p>
          </table:table-cell>
          <table:table-cell office:value-type="float" office:value="0.26400000000000001" table:style-name="ce1">
            <text:p>0,264</text:p>
          </table:table-cell>
          <table:table-cell table:number-columns-repeated="16382"/>
        </table:table-row>
        <table:table-row table:style-name="ro1">
          <table:table-cell office:value-type="float" office:value="0.12770000000000001" table:style-name="ce1">
            <text:p>0,1277</text:p>
          </table:table-cell>
          <table:table-cell office:value-type="float" office:value="0.1666" table:style-name="ce1">
            <text:p>0,1666</text:p>
          </table:table-cell>
          <table:table-cell table:number-columns-repeated="16382"/>
        </table:table-row>
        <table:table-row table:style-name="ro1">
          <table:table-cell office:value-type="float" office:value="0.19539999999999999" table:style-name="ce1">
            <text:p>0,1954</text:p>
          </table:table-cell>
          <table:table-cell office:value-type="float" office:value="0.24809999999999999" table:style-name="ce1">
            <text:p>0,2481</text:p>
          </table:table-cell>
          <table:table-cell table:number-columns-repeated="16382"/>
        </table:table-row>
        <table:table-row table:style-name="ro1">
          <table:table-cell office:value-type="float" office:value="0.13439999999999999" table:style-name="ce1">
            <text:p>0,1344</text:p>
          </table:table-cell>
          <table:table-cell office:value-type="float" office:value="0.1726" table:style-name="ce1">
            <text:p>0,1726</text:p>
          </table:table-cell>
          <table:table-cell table:number-columns-repeated="16382"/>
        </table:table-row>
        <table:table-row table:style-name="ro1">
          <table:table-cell office:value-type="float" office:value="0.35449999999999998" table:style-name="ce1">
            <text:p>0,3545</text:p>
          </table:table-cell>
          <table:table-cell office:value-type="float" office:value="0.67459999999999998" table:style-name="ce1">
            <text:p>0,6746</text:p>
          </table:table-cell>
          <table:table-cell table:number-columns-repeated="16382"/>
        </table:table-row>
        <table:table-row table:style-name="ro1">
          <table:table-cell office:value-type="float" office:value="0.57030000000000003" table:style-name="ce1">
            <text:p>0,5703</text:p>
          </table:table-cell>
          <table:table-cell office:value-type="float" office:value="0.31680000000000003" table:style-name="ce1">
            <text:p>0,3168</text:p>
          </table:table-cell>
          <table:table-cell table:number-columns-repeated="16382"/>
        </table:table-row>
        <table:table-row table:style-name="ro1">
          <table:table-cell office:value-type="float" office:value="0.1298" table:style-name="ce1">
            <text:p>0,1298</text:p>
          </table:table-cell>
          <table:table-cell office:value-type="float" office:value="0.157" table:style-name="ce1">
            <text:p>0,157</text:p>
          </table:table-cell>
          <table:table-cell table:number-columns-repeated="16382"/>
        </table:table-row>
        <table:table-row table:style-name="ro1">
          <table:table-cell office:value-type="float" office:value="0.1537" table:style-name="ce1">
            <text:p>0,1537</text:p>
          </table:table-cell>
          <table:table-cell office:value-type="float" office:value="0.15329999999999999" table:style-name="ce1">
            <text:p>0,1533</text:p>
          </table:table-cell>
          <table:table-cell table:number-columns-repeated="16382"/>
        </table:table-row>
        <table:table-row table:style-name="ro1">
          <table:table-cell office:value-type="float" office:value="0.1147" table:style-name="ce1">
            <text:p>0,1147</text:p>
          </table:table-cell>
          <table:table-cell office:value-type="float" office:value="0.18410000000000001" table:style-name="ce1">
            <text:p>0,1841</text:p>
          </table:table-cell>
          <table:table-cell table:number-columns-repeated="16382"/>
        </table:table-row>
        <table:table-row table:style-name="ro1">
          <table:table-cell office:value-type="float" office:value="0.12429999999999999" table:style-name="ce1">
            <text:p>0,1243</text:p>
          </table:table-cell>
          <table:table-cell office:value-type="float" office:value="0.22459999999999999" table:style-name="ce1">
            <text:p>0,2246</text:p>
          </table:table-cell>
          <table:table-cell table:number-columns-repeated="16382"/>
        </table:table-row>
        <table:table-row table:style-name="ro1">
          <table:table-cell office:value-type="float" office:value="0.3427" table:style-name="ce1">
            <text:p>0,3427</text:p>
          </table:table-cell>
          <table:table-cell office:value-type="float" office:value="0.26600000000000001" table:style-name="ce1">
            <text:p>0,266</text:p>
          </table:table-cell>
          <table:table-cell table:number-columns-repeated="16382"/>
        </table:table-row>
        <table:table-row table:style-name="ro1">
          <table:table-cell office:value-type="float" office:value="0.1242" table:style-name="ce1">
            <text:p>0,1242</text:p>
          </table:table-cell>
          <table:table-cell office:value-type="float" office:value="0.16619999999999999" table:style-name="ce1">
            <text:p>0,1662</text:p>
          </table:table-cell>
          <table:table-cell table:number-columns-repeated="16382"/>
        </table:table-row>
        <table:table-row table:style-name="ro1">
          <table:table-cell office:value-type="float" office:value="0.15390000000000001" table:style-name="ce1">
            <text:p>0,1539</text:p>
          </table:table-cell>
          <table:table-cell office:value-type="float" office:value="0.32700000000000001" table:style-name="ce1">
            <text:p>0,327</text:p>
          </table:table-cell>
          <table:table-cell table:number-columns-repeated="16382"/>
        </table:table-row>
        <table:table-row table:style-name="ro1">
          <table:table-cell office:value-type="float" office:value="0.1396" table:style-name="ce1">
            <text:p>0,1396</text:p>
          </table:table-cell>
          <table:table-cell office:value-type="float" office:value="0.15429999999999999" table:style-name="ce1">
            <text:p>0,1543</text:p>
          </table:table-cell>
          <table:table-cell table:number-columns-repeated="16382"/>
        </table:table-row>
        <table:table-row table:style-name="ro1">
          <table:table-cell office:value-type="float" office:value="0.1585" table:style-name="ce1">
            <text:p>0,1585</text:p>
          </table:table-cell>
          <table:table-cell office:value-type="float" office:value="0.1782" table:style-name="ce1">
            <text:p>0,1782</text:p>
          </table:table-cell>
          <table:table-cell table:number-columns-repeated="16382"/>
        </table:table-row>
        <table:table-row table:style-name="ro1">
          <table:table-cell office:value-type="float" office:value="0.16300000000000001" table:style-name="ce1">
            <text:p>0,163</text:p>
          </table:table-cell>
          <table:table-cell office:value-type="float" office:value="0.1905" table:style-name="ce1">
            <text:p>0,1905</text:p>
          </table:table-cell>
          <table:table-cell table:number-columns-repeated="16382"/>
        </table:table-row>
        <table:table-row table:style-name="ro1">
          <table:table-cell office:value-type="float" office:value="0.24446375838926174" table:formula="of:=SUBTOTAL(1;[.A247:.A395])" table:style-name="ce1">
            <text:p>0,244463758</text:p>
          </table:table-cell>
          <table:table-cell office:value-type="float" office:value="0.27147986577181205" table:formula="of:=SUBTOTAL(1;[.B247:.B395])" table:style-name="ce1">
            <text:p>0,271479866</text:p>
          </table:table-cell>
          <table:table-cell table:number-columns-repeated="16382"/>
        </table:table-row>
        <table:table-row table:style-name="ro1">
          <table:table-cell office:value-type="float" office:value="3.0430000000000001" table:style-name="ce1">
            <text:p>3,043</text:p>
          </table:table-cell>
          <table:table-cell office:value-type="float" office:value="5.2919999999999998" table:style-name="ce1">
            <text:p>5,292</text:p>
          </table:table-cell>
          <table:table-cell table:number-columns-repeated="16382"/>
        </table:table-row>
        <table:table-row table:style-name="ro1">
          <table:table-cell office:value-type="float" office:value="2.3334000000000001" table:style-name="ce1">
            <text:p>2,3334</text:p>
          </table:table-cell>
          <table:table-cell office:value-type="float" office:value="3.2812000000000001" table:style-name="ce1">
            <text:p>3,2812</text:p>
          </table:table-cell>
          <table:table-cell table:number-columns-repeated="16382"/>
        </table:table-row>
        <table:table-row table:style-name="ro1">
          <table:table-cell office:value-type="float" office:value="2.2545000000000002" table:style-name="ce1">
            <text:p>2,2545</text:p>
          </table:table-cell>
          <table:table-cell office:value-type="float" office:value="2.2623000000000002" table:style-name="ce1">
            <text:p>2,2623</text:p>
          </table:table-cell>
          <table:table-cell table:number-columns-repeated="16382"/>
        </table:table-row>
        <table:table-row table:style-name="ro1">
          <table:table-cell office:value-type="float" office:value="1.9448000000000001" table:style-name="ce1">
            <text:p>1,9448</text:p>
          </table:table-cell>
          <table:table-cell office:value-type="float" office:value="2.5108000000000001" table:style-name="ce1">
            <text:p>2,5108</text:p>
          </table:table-cell>
          <table:table-cell table:number-columns-repeated="16382"/>
        </table:table-row>
        <table:table-row table:style-name="ro1">
          <table:table-cell office:value-type="float" office:value="2.7917999999999998" table:style-name="ce1">
            <text:p>2,7918</text:p>
          </table:table-cell>
          <table:table-cell office:value-type="float" office:value="3.2888999999999999" table:style-name="ce1">
            <text:p>3,2889</text:p>
          </table:table-cell>
          <table:table-cell table:number-columns-repeated="16382"/>
        </table:table-row>
        <table:table-row table:style-name="ro1">
          <table:table-cell office:value-type="float" office:value="2.7321" table:style-name="ce1">
            <text:p>2,7321</text:p>
          </table:table-cell>
          <table:table-cell office:value-type="float" office:value="3.4731000000000001" table:style-name="ce1">
            <text:p>3,4731</text:p>
          </table:table-cell>
          <table:table-cell table:number-columns-repeated="16382"/>
        </table:table-row>
        <table:table-row table:style-name="ro1">
          <table:table-cell office:value-type="float" office:value="1.9954000000000001" table:style-name="ce1">
            <text:p>1,9954</text:p>
          </table:table-cell>
          <table:table-cell office:value-type="float" office:value="3.0276000000000001" table:style-name="ce1">
            <text:p>3,0276</text:p>
          </table:table-cell>
          <table:table-cell table:number-columns-repeated="16382"/>
        </table:table-row>
        <table:table-row table:style-name="ro1">
          <table:table-cell office:value-type="float" office:value="2.8292999999999999" table:style-name="ce1">
            <text:p>2,8293</text:p>
          </table:table-cell>
          <table:table-cell office:value-type="float" office:value="2.0310999999999999" table:style-name="ce1">
            <text:p>2,0311</text:p>
          </table:table-cell>
          <table:table-cell table:number-columns-repeated="16382"/>
        </table:table-row>
        <table:table-row table:style-name="ro1">
          <table:table-cell office:value-type="float" office:value="2.3950999999999998" table:style-name="ce1">
            <text:p>2,3951</text:p>
          </table:table-cell>
          <table:table-cell office:value-type="float" office:value="13.8955" table:style-name="ce1">
            <text:p>13,8955</text:p>
          </table:table-cell>
          <table:table-cell table:number-columns-repeated="16382"/>
        </table:table-row>
        <table:table-row table:style-name="ro1">
          <table:table-cell office:value-type="float" office:value="2.1261999999999999" table:style-name="ce1">
            <text:p>2,1262</text:p>
          </table:table-cell>
          <table:table-cell office:value-type="float" office:value="2.7667999999999999" table:style-name="ce1">
            <text:p>2,7668</text:p>
          </table:table-cell>
          <table:table-cell table:number-columns-repeated="16382"/>
        </table:table-row>
        <table:table-row table:style-name="ro1">
          <table:table-cell office:value-type="float" office:value="2.7418999999999998" table:style-name="ce1">
            <text:p>2,7419</text:p>
          </table:table-cell>
          <table:table-cell office:value-type="float" office:value="1.9975000000000001" table:style-name="ce1">
            <text:p>1,9975</text:p>
          </table:table-cell>
          <table:table-cell table:number-columns-repeated="16382"/>
        </table:table-row>
        <table:table-row table:style-name="ro1">
          <table:table-cell office:value-type="float" office:value="2.6113" table:style-name="ce1">
            <text:p>2,6113</text:p>
          </table:table-cell>
          <table:table-cell office:value-type="float" office:value="2.5954999999999999" table:style-name="ce1">
            <text:p>2,5955</text:p>
          </table:table-cell>
          <table:table-cell table:number-columns-repeated="16382"/>
        </table:table-row>
        <table:table-row table:style-name="ro1">
          <table:table-cell office:value-type="float" office:value="2.2448999999999999" table:style-name="ce1">
            <text:p>2,2449</text:p>
          </table:table-cell>
          <table:table-cell office:value-type="float" office:value="2.2976000000000001" table:style-name="ce1">
            <text:p>2,2976</text:p>
          </table:table-cell>
          <table:table-cell table:number-columns-repeated="16382"/>
        </table:table-row>
        <table:table-row table:style-name="ro1">
          <table:table-cell office:value-type="float" office:value="2.6179000000000001" table:style-name="ce1">
            <text:p>2,6179</text:p>
          </table:table-cell>
          <table:table-cell office:value-type="float" office:value="3.331" table:style-name="ce1">
            <text:p>3,331</text:p>
          </table:table-cell>
          <table:table-cell table:number-columns-repeated="16382"/>
        </table:table-row>
        <table:table-row table:style-name="ro1">
          <table:table-cell office:value-type="float" office:value="2.4967000000000001" table:style-name="ce1">
            <text:p>2,4967</text:p>
          </table:table-cell>
          <table:table-cell office:value-type="float" office:value="3.1137000000000001" table:style-name="ce1">
            <text:p>3,1137</text:p>
          </table:table-cell>
          <table:table-cell table:number-columns-repeated="16382"/>
        </table:table-row>
        <table:table-row table:style-name="ro1">
          <table:table-cell office:value-type="float" office:value="3.3107000000000002" table:style-name="ce1">
            <text:p>3,3107</text:p>
          </table:table-cell>
          <table:table-cell office:value-type="float" office:value="1.8862000000000001" table:style-name="ce1">
            <text:p>1,8862</text:p>
          </table:table-cell>
          <table:table-cell table:number-columns-repeated="16382"/>
        </table:table-row>
        <table:table-row table:style-name="ro1">
          <table:table-cell office:value-type="float" office:value="2.5076000000000001" table:style-name="ce1">
            <text:p>2,5076</text:p>
          </table:table-cell>
          <table:table-cell office:value-type="float" office:value="2.2568000000000001" table:style-name="ce1">
            <text:p>2,2568</text:p>
          </table:table-cell>
          <table:table-cell table:number-columns-repeated="16382"/>
        </table:table-row>
        <table:table-row table:style-name="ro1">
          <table:table-cell office:value-type="float" office:value="2.4236" table:style-name="ce1">
            <text:p>2,4236</text:p>
          </table:table-cell>
          <table:table-cell office:value-type="float" office:value="2.3822000000000001" table:style-name="ce1">
            <text:p>2,3822</text:p>
          </table:table-cell>
          <table:table-cell table:number-columns-repeated="16382"/>
        </table:table-row>
        <table:table-row table:style-name="ro1">
          <table:table-cell office:value-type="float" office:value="1.8732" table:style-name="ce1">
            <text:p>1,8732</text:p>
          </table:table-cell>
          <table:table-cell office:value-type="float" office:value="2.2176999999999998" table:style-name="ce1">
            <text:p>2,2177</text:p>
          </table:table-cell>
          <table:table-cell table:number-columns-repeated="16382"/>
        </table:table-row>
        <table:table-row table:style-name="ro1">
          <table:table-cell office:value-type="float" office:value="2.1747000000000001" table:style-name="ce1">
            <text:p>2,1747</text:p>
          </table:table-cell>
          <table:table-cell office:value-type="float" office:value="3.0047999999999999" table:style-name="ce1">
            <text:p>3,0048</text:p>
          </table:table-cell>
          <table:table-cell table:number-columns-repeated="16382"/>
        </table:table-row>
        <table:table-row table:style-name="ro1">
          <table:table-cell office:value-type="float" office:value="2.8466" table:style-name="ce1">
            <text:p>2,8466</text:p>
          </table:table-cell>
          <table:table-cell office:value-type="float" office:value="1.8669" table:style-name="ce1">
            <text:p>1,8669</text:p>
          </table:table-cell>
          <table:table-cell table:number-columns-repeated="16382"/>
        </table:table-row>
        <table:table-row table:style-name="ro1">
          <table:table-cell office:value-type="float" office:value="2.4695999999999998" table:style-name="ce1">
            <text:p>2,4696</text:p>
          </table:table-cell>
          <table:table-cell office:value-type="float" office:value="1.8605" table:style-name="ce1">
            <text:p>1,8605</text:p>
          </table:table-cell>
          <table:table-cell table:number-columns-repeated="16382"/>
        </table:table-row>
        <table:table-row table:style-name="ro1">
          <table:table-cell office:value-type="float" office:value="1.78" table:style-name="ce1">
            <text:p>1,78</text:p>
          </table:table-cell>
          <table:table-cell office:value-type="float" office:value="1.9964" table:style-name="ce1">
            <text:p>1,9964</text:p>
          </table:table-cell>
          <table:table-cell table:number-columns-repeated="16382"/>
        </table:table-row>
        <table:table-row table:style-name="ro1">
          <table:table-cell office:value-type="float" office:value="2.2883" table:style-name="ce1">
            <text:p>2,2883</text:p>
          </table:table-cell>
          <table:table-cell office:value-type="float" office:value="2.4487999999999999" table:style-name="ce1">
            <text:p>2,4488</text:p>
          </table:table-cell>
          <table:table-cell table:number-columns-repeated="16382"/>
        </table:table-row>
        <table:table-row table:style-name="ro1">
          <table:table-cell office:value-type="float" office:value="3.5609999999999999" table:style-name="ce1">
            <text:p>3,561</text:p>
          </table:table-cell>
          <table:table-cell office:value-type="float" office:value="3.5789" table:style-name="ce1">
            <text:p>3,5789</text:p>
          </table:table-cell>
          <table:table-cell table:number-columns-repeated="16382"/>
        </table:table-row>
        <table:table-row table:style-name="ro1">
          <table:table-cell office:value-type="float" office:value="2.7603" table:style-name="ce1">
            <text:p>2,7603</text:p>
          </table:table-cell>
          <table:table-cell office:value-type="float" office:value="2.9904000000000002" table:style-name="ce1">
            <text:p>2,9904</text:p>
          </table:table-cell>
          <table:table-cell table:number-columns-repeated="16382"/>
        </table:table-row>
        <table:table-row table:style-name="ro1">
          <table:table-cell office:value-type="float" office:value="1.599" table:style-name="ce1">
            <text:p>1,599</text:p>
          </table:table-cell>
          <table:table-cell office:value-type="float" office:value="2.3102999999999998" table:style-name="ce1">
            <text:p>2,3103</text:p>
          </table:table-cell>
          <table:table-cell table:number-columns-repeated="16382"/>
        </table:table-row>
        <table:table-row table:style-name="ro1">
          <table:table-cell office:value-type="float" office:value="1.9951000000000001" table:style-name="ce1">
            <text:p>1,9951</text:p>
          </table:table-cell>
          <table:table-cell office:value-type="float" office:value="2.9047999999999998" table:style-name="ce1">
            <text:p>2,9048</text:p>
          </table:table-cell>
          <table:table-cell table:number-columns-repeated="16382"/>
        </table:table-row>
        <table:table-row table:style-name="ro1">
          <table:table-cell office:value-type="float" office:value="2.2067000000000001" table:style-name="ce1">
            <text:p>2,2067</text:p>
          </table:table-cell>
          <table:table-cell office:value-type="float" office:value="3.1291000000000002" table:style-name="ce1">
            <text:p>3,1291</text:p>
          </table:table-cell>
          <table:table-cell table:number-columns-repeated="16382"/>
        </table:table-row>
        <table:table-row table:style-name="ro1">
          <table:table-cell office:value-type="float" office:value="3.5746000000000002" table:style-name="ce1">
            <text:p>3,5746</text:p>
          </table:table-cell>
          <table:table-cell office:value-type="float" office:value="1.8619000000000001" table:style-name="ce1">
            <text:p>1,8619</text:p>
          </table:table-cell>
          <table:table-cell table:number-columns-repeated="16382"/>
        </table:table-row>
        <table:table-row table:style-name="ro1">
          <table:table-cell office:value-type="float" office:value="2.3216000000000001" table:style-name="ce1">
            <text:p>2,3216</text:p>
          </table:table-cell>
          <table:table-cell office:value-type="float" office:value="1.9001999999999999" table:style-name="ce1">
            <text:p>1,9002</text:p>
          </table:table-cell>
          <table:table-cell table:number-columns-repeated="16382"/>
        </table:table-row>
        <table:table-row table:style-name="ro1">
          <table:table-cell office:value-type="float" office:value="2.4944999999999999" table:style-name="ce1">
            <text:p>2,4945</text:p>
          </table:table-cell>
          <table:table-cell office:value-type="float" office:value="6.1071999999999997" table:style-name="ce1">
            <text:p>6,1072</text:p>
          </table:table-cell>
          <table:table-cell table:number-columns-repeated="16382"/>
        </table:table-row>
        <table:table-row table:style-name="ro1">
          <table:table-cell office:value-type="float" office:value="2.5024999999999999" table:style-name="ce1">
            <text:p>2,5025</text:p>
          </table:table-cell>
          <table:table-cell office:value-type="float" office:value="2.5817000000000001" table:style-name="ce1">
            <text:p>2,5817</text:p>
          </table:table-cell>
          <table:table-cell table:number-columns-repeated="16382"/>
        </table:table-row>
        <table:table-row table:style-name="ro1">
          <table:table-cell office:value-type="float" office:value="2.8812000000000002" table:style-name="ce1">
            <text:p>2,8812</text:p>
          </table:table-cell>
          <table:table-cell office:value-type="float" office:value="2.1211000000000002" table:style-name="ce1">
            <text:p>2,1211</text:p>
          </table:table-cell>
          <table:table-cell table:number-columns-repeated="16382"/>
        </table:table-row>
        <table:table-row table:style-name="ro1">
          <table:table-cell office:value-type="float" office:value="2.3422999999999998" table:style-name="ce1">
            <text:p>2,3423</text:p>
          </table:table-cell>
          <table:table-cell office:value-type="float" office:value="2.64" table:style-name="ce1">
            <text:p>2,64</text:p>
          </table:table-cell>
          <table:table-cell table:number-columns-repeated="16382"/>
        </table:table-row>
        <table:table-row table:style-name="ro1">
          <table:table-cell office:value-type="float" office:value="1.9993000000000001" table:style-name="ce1">
            <text:p>1,9993</text:p>
          </table:table-cell>
          <table:table-cell office:value-type="float" office:value="6.2168999999999999" table:style-name="ce1">
            <text:p>6,2169</text:p>
          </table:table-cell>
          <table:table-cell table:number-columns-repeated="16382"/>
        </table:table-row>
        <table:table-row table:style-name="ro1">
          <table:table-cell office:value-type="float" office:value="1.6332" table:style-name="ce1">
            <text:p>1,6332</text:p>
          </table:table-cell>
          <table:table-cell office:value-type="float" office:value="2.1333000000000002" table:style-name="ce1">
            <text:p>2,1333</text:p>
          </table:table-cell>
          <table:table-cell table:number-columns-repeated="16382"/>
        </table:table-row>
        <table:table-row table:style-name="ro1">
          <table:table-cell office:value-type="float" office:value="1.7321" table:style-name="ce1">
            <text:p>1,7321</text:p>
          </table:table-cell>
          <table:table-cell office:value-type="float" office:value="2.3984999999999999" table:style-name="ce1">
            <text:p>2,3985</text:p>
          </table:table-cell>
          <table:table-cell table:number-columns-repeated="16382"/>
        </table:table-row>
        <table:table-row table:style-name="ro1">
          <table:table-cell office:value-type="float" office:value="1.5805" table:style-name="ce1">
            <text:p>1,5805</text:p>
          </table:table-cell>
          <table:table-cell office:value-type="float" office:value="1.8341000000000001" table:style-name="ce1">
            <text:p>1,8341</text:p>
          </table:table-cell>
          <table:table-cell table:number-columns-repeated="16382"/>
        </table:table-row>
        <table:table-row table:style-name="ro1">
          <table:table-cell office:value-type="float" office:value="1.5772999999999999" table:style-name="ce1">
            <text:p>1,5773</text:p>
          </table:table-cell>
          <table:table-cell office:value-type="float" office:value="1.8952" table:style-name="ce1">
            <text:p>1,8952</text:p>
          </table:table-cell>
          <table:table-cell table:number-columns-repeated="16382"/>
        </table:table-row>
        <table:table-row table:style-name="ro1">
          <table:table-cell office:value-type="float" office:value="3.1444999999999999" table:style-name="ce1">
            <text:p>3,1445</text:p>
          </table:table-cell>
          <table:table-cell office:value-type="float" office:value="3.2372999999999998" table:style-name="ce1">
            <text:p>3,2373</text:p>
          </table:table-cell>
          <table:table-cell table:number-columns-repeated="16382"/>
        </table:table-row>
        <table:table-row table:style-name="ro1">
          <table:table-cell office:value-type="float" office:value="2.9916999999999998" table:style-name="ce1">
            <text:p>2,9917</text:p>
          </table:table-cell>
          <table:table-cell office:value-type="float" office:value="2.5057999999999998" table:style-name="ce1">
            <text:p>2,5058</text:p>
          </table:table-cell>
          <table:table-cell table:number-columns-repeated="16382"/>
        </table:table-row>
        <table:table-row table:style-name="ro1">
          <table:table-cell office:value-type="float" office:value="1.5719000000000001" table:style-name="ce1">
            <text:p>1,5719</text:p>
          </table:table-cell>
          <table:table-cell office:value-type="float" office:value="2.8506" table:style-name="ce1">
            <text:p>2,8506</text:p>
          </table:table-cell>
          <table:table-cell table:number-columns-repeated="16382"/>
        </table:table-row>
        <table:table-row table:style-name="ro1">
          <table:table-cell office:value-type="float" office:value="1.5866" table:style-name="ce1">
            <text:p>1,5866</text:p>
          </table:table-cell>
          <table:table-cell office:value-type="float" office:value="1.9194" table:style-name="ce1">
            <text:p>1,9194</text:p>
          </table:table-cell>
          <table:table-cell table:number-columns-repeated="16382"/>
        </table:table-row>
        <table:table-row table:style-name="ro1">
          <table:table-cell office:value-type="float" office:value="2.3838295454545455" table:formula="of:=SUBTOTAL(1;[.A397:.A440])" table:style-name="ce1">
            <text:p>2,383829545</text:p>
          </table:table-cell>
          <table:table-cell office:value-type="float" office:value="3.0045818181818178" table:formula="of:=SUBTOTAL(1;[.B397:.B440])" table:style-name="ce1">
            <text:p>3,004581818</text:p>
          </table:table-cell>
          <table:table-cell table:number-columns-repeated="16382"/>
        </table:table-row>
        <table:table-row table:style-name="ro1">
          <table:table-cell office:value-type="float" office:value="8.3114000000000008" table:style-name="ce1">
            <text:p>8,3114</text:p>
          </table:table-cell>
          <table:table-cell office:value-type="float" office:value="10.889699999999999" table:style-name="ce1">
            <text:p>10,8897</text:p>
          </table:table-cell>
          <table:table-cell table:number-columns-repeated="16382"/>
        </table:table-row>
        <table:table-row table:style-name="ro1">
          <table:table-cell office:value-type="float" office:value="36.892000000000003" table:style-name="ce1">
            <text:p>36,892</text:p>
          </table:table-cell>
          <table:table-cell office:value-type="float" office:value="76.645700000000005" table:style-name="ce1">
            <text:p>76,6457</text:p>
          </table:table-cell>
          <table:table-cell table:number-columns-repeated="16382"/>
        </table:table-row>
        <table:table-row table:style-name="ro1">
          <table:table-cell office:value-type="float" office:value="28.812200000000001" table:style-name="ce1">
            <text:p>28,8122</text:p>
          </table:table-cell>
          <table:table-cell office:value-type="float" office:value="58.317100000000003" table:style-name="ce1">
            <text:p>58,3171</text:p>
          </table:table-cell>
          <table:table-cell table:number-columns-repeated="16382"/>
        </table:table-row>
        <table:table-row table:style-name="ro1">
          <table:table-cell office:value-type="float" office:value="24.67186666666667" table:formula="of:=SUBTOTAL(1;[.A442:.A444])" table:style-name="ce1">
            <text:p>24,67186667</text:p>
          </table:table-cell>
          <table:table-cell office:value-type="float" office:value="48.617500000000007" table:formula="of:=SUBTOTAL(1;[.B442:.B444])" table:style-name="ce1">
            <text:p>48,6175</text:p>
          </table:table-cell>
          <table:table-cell table:number-columns-repeated="16382"/>
        </table:table-row>
        <table:table-row table:style-name="ro1">
          <table:table-cell office:value-type="float" office:value="8.4210999999999991" table:style-name="ce1">
            <text:p>8,4211</text:p>
          </table:table-cell>
          <table:table-cell office:value-type="float" office:value="8.9357000000000006" table:style-name="ce1">
            <text:p>8,9357</text:p>
          </table:table-cell>
          <table:table-cell table:number-columns-repeated="16382"/>
        </table:table-row>
        <table:table-row table:style-name="ro1">
          <table:table-cell office:value-type="float" office:value="29.358000000000001" table:style-name="ce1">
            <text:p>29,358</text:p>
          </table:table-cell>
          <table:table-cell office:value-type="float" office:value="80.141000000000005" table:style-name="ce1">
            <text:p>80,141</text:p>
          </table:table-cell>
          <table:table-cell table:number-columns-repeated="16382"/>
        </table:table-row>
        <table:table-row table:style-name="ro1">
          <table:table-cell office:value-type="float" office:value="7.4461000000000004" table:style-name="ce1">
            <text:p>7,4461</text:p>
          </table:table-cell>
          <table:table-cell office:value-type="float" office:value="6.7154999999999996" table:style-name="ce1">
            <text:p>6,7155</text:p>
          </table:table-cell>
          <table:table-cell table:number-columns-repeated="16382"/>
        </table:table-row>
        <table:table-row table:style-name="ro1">
          <table:table-cell office:value-type="float" office:value="35.994900000000001" table:style-name="ce1">
            <text:p>35,9949</text:p>
          </table:table-cell>
          <table:table-cell office:value-type="float" office:value="78.891999999999996" table:style-name="ce1">
            <text:p>78,892</text:p>
          </table:table-cell>
          <table:table-cell table:number-columns-repeated="16382"/>
        </table:table-row>
        <table:table-row table:style-name="ro1">
          <table:table-cell office:value-type="float" office:value="4.7590000000000003" table:style-name="ce1">
            <text:p>4,759</text:p>
          </table:table-cell>
          <table:table-cell office:value-type="float" office:value="5.7385999999999999" table:style-name="ce1">
            <text:p>5,7386</text:p>
          </table:table-cell>
          <table:table-cell table:number-columns-repeated="16382"/>
        </table:table-row>
        <table:table-row table:style-name="ro1">
          <table:table-cell office:value-type="float" office:value="34.867100000000001" table:style-name="ce1">
            <text:p>34,8671</text:p>
          </table:table-cell>
          <table:table-cell office:value-type="float" office:value="55.177700000000002" table:style-name="ce1">
            <text:p>55,1777</text:p>
          </table:table-cell>
          <table:table-cell table:number-columns-repeated="16382"/>
        </table:table-row>
        <table:table-row table:style-name="ro1">
          <table:table-cell office:value-type="float" office:value="20.141033333333336" table:formula="of:=SUBTOTAL(1;[.A446:.A451])" table:style-name="ce1">
            <text:p>20,14103333</text:p>
          </table:table-cell>
          <table:table-cell office:value-type="float" office:value="39.266750000000002" table:formula="of:=SUBTOTAL(1;[.B446:.B451])" table:style-name="ce1">
            <text:p>39,26675</text:p>
          </table:table-cell>
          <table:table-cell table:number-columns-repeated="16382"/>
        </table:table-row>
        <table:table-row table:style-name="ro1">
          <table:table-cell office:value-type="float" office:value="12.7066" table:style-name="ce1">
            <text:p>12,7066</text:p>
          </table:table-cell>
          <table:table-cell office:value-type="float" office:value="11.0589" table:style-name="ce1">
            <text:p>11,0589</text:p>
          </table:table-cell>
          <table:table-cell table:number-columns-repeated="16382"/>
        </table:table-row>
        <table:table-row table:style-name="ro1">
          <table:table-cell office:value-type="float" office:value="113.0048" table:style-name="ce1">
            <text:p>113,0048</text:p>
          </table:table-cell>
          <table:table-cell office:value-type="float" office:value="134.68360000000001" table:style-name="ce1">
            <text:p>134,6836</text:p>
          </table:table-cell>
          <table:table-cell table:number-columns-repeated="16382"/>
        </table:table-row>
        <table:table-row table:style-name="ro1">
          <table:table-cell office:value-type="float" office:value="52.061100000000003" table:style-name="ce1">
            <text:p>52,0611</text:p>
          </table:table-cell>
          <table:table-cell office:value-type="float" office:value="95.436199999999999" table:style-name="ce1">
            <text:p>95,4362</text:p>
          </table:table-cell>
          <table:table-cell table:number-columns-repeated="16382"/>
        </table:table-row>
        <table:table-row table:style-name="ro1">
          <table:table-cell office:value-type="float" office:value="39.2121" table:style-name="ce1">
            <text:p>39,2121</text:p>
          </table:table-cell>
          <table:table-cell office:value-type="float" office:value="55.674999999999997" table:style-name="ce1">
            <text:p>55,675</text:p>
          </table:table-cell>
          <table:table-cell table:number-columns-repeated="16382"/>
        </table:table-row>
        <table:table-row table:style-name="ro1">
          <table:table-cell office:value-type="float" office:value="52.7913" table:style-name="ce1">
            <text:p>52,7913</text:p>
          </table:table-cell>
          <table:table-cell office:value-type="float" office:value="85.501599999999996" table:style-name="ce1">
            <text:p>85,5016</text:p>
          </table:table-cell>
          <table:table-cell table:number-columns-repeated="16382"/>
        </table:table-row>
        <table:table-row table:style-name="ro1">
          <table:table-cell office:value-type="float" office:value="35.344200000000001" table:style-name="ce1">
            <text:p>35,3442</text:p>
          </table:table-cell>
          <table:table-cell office:value-type="float" office:value="62.171500000000002" table:style-name="ce1">
            <text:p>62,1715</text:p>
          </table:table-cell>
          <table:table-cell table:number-columns-repeated="16382"/>
        </table:table-row>
        <table:table-row table:style-name="ro1">
          <table:table-cell office:value-type="float" office:value="30.530100000000001" table:style-name="ce1">
            <text:p>30,5301</text:p>
          </table:table-cell>
          <table:table-cell office:value-type="float" office:value="64.948999999999998" table:style-name="ce1">
            <text:p>64,949</text:p>
          </table:table-cell>
          <table:table-cell table:number-columns-repeated="16382"/>
        </table:table-row>
        <table:table-row table:style-name="ro1">
          <table:table-cell office:value-type="float" office:value="42.602600000000002" table:style-name="ce1">
            <text:p>42,6026</text:p>
          </table:table-cell>
          <table:table-cell office:value-type="float" office:value="70.947100000000006" table:style-name="ce1">
            <text:p>70,9471</text:p>
          </table:table-cell>
          <table:table-cell table:number-columns-repeated="16382"/>
        </table:table-row>
        <table:table-row table:style-name="ro1">
          <table:table-cell office:value-type="float" office:value="66.104299999999995" table:style-name="ce1">
            <text:p>66,1043</text:p>
          </table:table-cell>
          <table:table-cell office:value-type="float" office:value="72.398099999999999" table:style-name="ce1">
            <text:p>72,3981</text:p>
          </table:table-cell>
          <table:table-cell table:number-columns-repeated="16382"/>
        </table:table-row>
        <table:table-row table:style-name="ro1">
          <table:table-cell office:value-type="float" office:value="65.663899999999998" table:style-name="ce1">
            <text:p>65,6639</text:p>
          </table:table-cell>
          <table:table-cell office:value-type="float" office:value="133.5855" table:style-name="ce1">
            <text:p>133,5855</text:p>
          </table:table-cell>
          <table:table-cell table:number-columns-repeated="16382"/>
        </table:table-row>
        <table:table-row table:style-name="ro1">
          <table:table-cell office:value-type="float" office:value="52.767000000000003" table:style-name="ce1">
            <text:p>52,767</text:p>
          </table:table-cell>
          <table:table-cell office:value-type="float" office:value="95.464299999999994" table:style-name="ce1">
            <text:p>95,4643</text:p>
          </table:table-cell>
          <table:table-cell table:number-columns-repeated="16382"/>
        </table:table-row>
        <table:table-row table:style-name="ro1">
          <table:table-cell office:value-type="float" office:value="76.331400000000002" table:style-name="ce1">
            <text:p>76,3314</text:p>
          </table:table-cell>
          <table:table-cell office:value-type="float" office:value="104.02200000000001" table:style-name="ce1">
            <text:p>104,022</text:p>
          </table:table-cell>
          <table:table-cell table:number-columns-repeated="16382"/>
        </table:table-row>
        <table:table-row table:style-name="ro1">
          <table:table-cell office:value-type="float" office:value="46.764299999999999" table:style-name="ce1">
            <text:p>46,7643</text:p>
          </table:table-cell>
          <table:table-cell office:value-type="float" office:value="82.933199999999999" table:style-name="ce1">
            <text:p>82,9332</text:p>
          </table:table-cell>
          <table:table-cell table:number-columns-repeated="16382"/>
        </table:table-row>
        <table:table-row table:style-name="ro1">
          <table:table-cell office:value-type="float" office:value="52.082700000000003" table:style-name="ce1">
            <text:p>52,0827</text:p>
          </table:table-cell>
          <table:table-cell office:value-type="float" office:value="83.784499999999994" table:style-name="ce1">
            <text:p>83,7845</text:p>
          </table:table-cell>
          <table:table-cell table:number-columns-repeated="16382"/>
        </table:table-row>
        <table:table-row table:style-name="ro1">
          <table:table-cell office:value-type="float" office:value="49.688899999999997" table:style-name="ce1">
            <text:p>49,6889</text:p>
          </table:table-cell>
          <table:table-cell office:value-type="float" office:value="77.691699999999997" table:style-name="ce1">
            <text:p>77,6917</text:p>
          </table:table-cell>
          <table:table-cell table:number-columns-repeated="16382"/>
        </table:table-row>
        <table:table-row table:style-name="ro1">
          <table:table-cell office:value-type="float" office:value="44.642899999999997" table:style-name="ce1">
            <text:p>44,6429</text:p>
          </table:table-cell>
          <table:table-cell office:value-type="float" office:value="78.374099999999999" table:style-name="ce1">
            <text:p>78,3741</text:p>
          </table:table-cell>
          <table:table-cell table:number-columns-repeated="16382"/>
        </table:table-row>
        <table:table-row table:style-name="ro1">
          <table:table-cell office:value-type="float" office:value="12.965299999999999" table:style-name="ce1">
            <text:p>12,9653</text:p>
          </table:table-cell>
          <table:table-cell office:value-type="float" office:value="19.5764" table:style-name="ce1">
            <text:p>19,5764</text:p>
          </table:table-cell>
          <table:table-cell table:number-columns-repeated="16382"/>
        </table:table-row>
        <table:table-row table:style-name="ro1">
          <table:table-cell office:value-type="float" office:value="13.2864" table:style-name="ce1">
            <text:p>13,2864</text:p>
          </table:table-cell>
          <table:table-cell office:value-type="float" office:value="22.926600000000001" table:style-name="ce1">
            <text:p>22,9266</text:p>
          </table:table-cell>
          <table:table-cell table:number-columns-repeated="16382"/>
        </table:table-row>
        <table:table-row table:style-name="ro1">
          <table:table-cell office:value-type="float" office:value="47.697216666666669" table:formula="of:=SUBTOTAL(1;[.A453:.A470])" table:style-name="ce1">
            <text:p>47,69721667</text:p>
          </table:table-cell>
          <table:table-cell office:value-type="float" office:value="75.065516666666667" table:formula="of:=SUBTOTAL(1;[.B453:.B470])" table:style-name="ce1">
            <text:p>75,06551667</text:p>
          </table:table-cell>
          <table:table-cell table:number-columns-repeated="16382"/>
        </table:table-row>
        <table:table-row table:style-name="ro1">
          <table:table-cell office:value-type="float" office:value="45.066699999999997" table:style-name="ce1">
            <text:p>45,0667</text:p>
          </table:table-cell>
          <table:table-cell office:value-type="float" office:value="78.372399999999999" table:style-name="ce1">
            <text:p>78,3724</text:p>
          </table:table-cell>
          <table:table-cell table:number-columns-repeated="16382"/>
        </table:table-row>
        <table:table-row table:style-name="ro1">
          <table:table-cell office:value-type="float" office:value="31.054200000000002" table:style-name="ce1">
            <text:p>31,0542</text:p>
          </table:table-cell>
          <table:table-cell office:value-type="float" office:value="46.845500000000001" table:style-name="ce1">
            <text:p>46,8455</text:p>
          </table:table-cell>
          <table:table-cell table:number-columns-repeated="16382"/>
        </table:table-row>
        <table:table-row table:style-name="ro1">
          <table:table-cell office:value-type="float" office:value="21.648" table:style-name="ce1">
            <text:p>21,648</text:p>
          </table:table-cell>
          <table:table-cell office:value-type="float" office:value="34.397799999999997" table:style-name="ce1">
            <text:p>34,3978</text:p>
          </table:table-cell>
          <table:table-cell table:number-columns-repeated="16382"/>
        </table:table-row>
        <table:table-row table:style-name="ro1">
          <table:table-cell office:value-type="float" office:value="13.3345" table:style-name="ce1">
            <text:p>13,3345</text:p>
          </table:table-cell>
          <table:table-cell office:value-type="float" office:value="15.589" table:style-name="ce1">
            <text:p>15,589</text:p>
          </table:table-cell>
          <table:table-cell table:number-columns-repeated="16382"/>
        </table:table-row>
        <table:table-row table:style-name="ro1">
          <table:table-cell office:value-type="float" office:value="12.763199999999999" table:style-name="ce1">
            <text:p>12,7632</text:p>
          </table:table-cell>
          <table:table-cell office:value-type="float" office:value="17.037099999999999" table:style-name="ce1">
            <text:p>17,0371</text:p>
          </table:table-cell>
          <table:table-cell table:number-columns-repeated="16382"/>
        </table:table-row>
        <table:table-row table:style-name="ro1">
          <table:table-cell office:value-type="float" office:value="13.156000000000001" table:style-name="ce1">
            <text:p>13,156</text:p>
          </table:table-cell>
          <table:table-cell office:value-type="float" office:value="15.2157" table:style-name="ce1">
            <text:p>15,2157</text:p>
          </table:table-cell>
          <table:table-cell table:number-columns-repeated="16382"/>
        </table:table-row>
        <table:table-row table:style-name="ro1">
          <table:table-cell office:value-type="float" office:value="15.3248" table:style-name="ce1">
            <text:p>15,3248</text:p>
          </table:table-cell>
          <table:table-cell office:value-type="float" office:value="20.778099999999998" table:style-name="ce1">
            <text:p>20,7781</text:p>
          </table:table-cell>
          <table:table-cell table:number-columns-repeated="16382"/>
        </table:table-row>
        <table:table-row table:style-name="ro1">
          <table:table-cell office:value-type="float" office:value="13.4208" table:style-name="ce1">
            <text:p>13,4208</text:p>
          </table:table-cell>
          <table:table-cell office:value-type="float" office:value="16.180700000000002" table:style-name="ce1">
            <text:p>16,1807</text:p>
          </table:table-cell>
          <table:table-cell table:number-columns-repeated="16382"/>
        </table:table-row>
        <table:table-row table:style-name="ro1">
          <table:table-cell office:value-type="float" office:value="20.721025000000004" table:formula="of:=SUBTOTAL(1;[.A472:.A479])" table:style-name="ce1">
            <text:p>20,721025</text:p>
          </table:table-cell>
          <table:table-cell office:value-type="float" office:value="30.552037500000001" table:formula="of:=SUBTOTAL(1;[.B472:.B479])" table:style-name="ce1">
            <text:p>30,5520375</text:p>
          </table:table-cell>
          <table:table-cell table:number-columns-repeated="16382"/>
        </table:table-row>
        <table:table-row table:style-name="ro1">
          <table:table-cell office:value-type="float" office:value="28.733599999999999" table:style-name="ce1">
            <text:p>28,7336</text:p>
          </table:table-cell>
          <table:table-cell office:value-type="float" office:value="33.752899999999997" table:style-name="ce1">
            <text:p>33,7529</text:p>
          </table:table-cell>
          <table:table-cell table:number-columns-repeated="16382"/>
        </table:table-row>
        <table:table-row table:style-name="ro1">
          <table:table-cell office:value-type="float" office:value="9.1684000000000001" table:style-name="ce1">
            <text:p>9,1684</text:p>
          </table:table-cell>
          <table:table-cell office:value-type="float" office:value="10.8847" table:style-name="ce1">
            <text:p>10,8847</text:p>
          </table:table-cell>
          <table:table-cell table:number-columns-repeated="16382"/>
        </table:table-row>
        <table:table-row table:style-name="ro1">
          <table:table-cell office:value-type="float" office:value="6.5404" table:style-name="ce1">
            <text:p>6,5404</text:p>
          </table:table-cell>
          <table:table-cell office:value-type="float" office:value="7.0804" table:style-name="ce1">
            <text:p>7,0804</text:p>
          </table:table-cell>
          <table:table-cell table:number-columns-repeated="16382"/>
        </table:table-row>
        <table:table-row table:style-name="ro1">
          <table:table-cell office:value-type="float" office:value="7.9465000000000003" table:style-name="ce1">
            <text:p>7,9465</text:p>
          </table:table-cell>
          <table:table-cell office:value-type="float" office:value="7.4888000000000003" table:style-name="ce1">
            <text:p>7,4888</text:p>
          </table:table-cell>
          <table:table-cell table:number-columns-repeated="16382"/>
        </table:table-row>
        <table:table-row table:style-name="ro1">
          <table:table-cell office:value-type="float" office:value="5.4676999999999998" table:style-name="ce1">
            <text:p>5,4677</text:p>
          </table:table-cell>
          <table:table-cell office:value-type="float" office:value="8.7783999999999995" table:style-name="ce1">
            <text:p>8,7784</text:p>
          </table:table-cell>
          <table:table-cell table:number-columns-repeated="16382"/>
        </table:table-row>
        <table:table-row table:style-name="ro1">
          <table:table-cell office:value-type="float" office:value="6.84" table:style-name="ce1">
            <text:p>6,84</text:p>
          </table:table-cell>
          <table:table-cell office:value-type="float" office:value="9.2167999999999992" table:style-name="ce1">
            <text:p>9,2168</text:p>
          </table:table-cell>
          <table:table-cell table:number-columns-repeated="16382"/>
        </table:table-row>
        <table:table-row table:style-name="ro1">
          <table:table-cell office:value-type="float" office:value="7.1330999999999998" table:style-name="ce1">
            <text:p>7,1331</text:p>
          </table:table-cell>
          <table:table-cell office:value-type="float" office:value="41.094200000000001" table:style-name="ce1">
            <text:p>41,0942</text:p>
          </table:table-cell>
          <table:table-cell table:number-columns-repeated="16382"/>
        </table:table-row>
        <table:table-row table:style-name="ro1">
          <table:table-cell office:value-type="float" office:value="4.4295999999999998" table:style-name="ce1">
            <text:p>4,4296</text:p>
          </table:table-cell>
          <table:table-cell office:value-type="float" office:value="7.0124000000000004" table:style-name="ce1">
            <text:p>7,0124</text:p>
          </table:table-cell>
          <table:table-cell table:number-columns-repeated="16382"/>
        </table:table-row>
        <table:table-row table:style-name="ro1">
          <table:table-cell office:value-type="float" office:value="4.3396999999999997" table:style-name="ce1">
            <text:p>4,3397</text:p>
          </table:table-cell>
          <table:table-cell office:value-type="float" office:value="6.3231000000000002" table:style-name="ce1">
            <text:p>6,3231</text:p>
          </table:table-cell>
          <table:table-cell table:number-columns-repeated="16382"/>
        </table:table-row>
        <table:table-row table:style-name="ro1">
          <table:table-cell office:value-type="float" office:value="4.9997999999999996" table:style-name="ce1">
            <text:p>4,9998</text:p>
          </table:table-cell>
          <table:table-cell office:value-type="float" office:value="5.4935999999999998" table:style-name="ce1">
            <text:p>5,4936</text:p>
          </table:table-cell>
          <table:table-cell table:number-columns-repeated="16382"/>
        </table:table-row>
        <table:table-row table:style-name="ro1">
          <table:table-cell office:value-type="float" office:value="4.8289999999999997" table:style-name="ce1">
            <text:p>4,829</text:p>
          </table:table-cell>
          <table:table-cell office:value-type="float" office:value="5.7793000000000001" table:style-name="ce1">
            <text:p>5,7793</text:p>
          </table:table-cell>
          <table:table-cell table:number-columns-repeated="16382"/>
        </table:table-row>
        <table:table-row table:style-name="ro1">
          <table:table-cell office:value-type="float" office:value="5.0879000000000003" table:style-name="ce1">
            <text:p>5,0879</text:p>
          </table:table-cell>
          <table:table-cell office:value-type="float" office:value="6.1936" table:style-name="ce1">
            <text:p>6,1936</text:p>
          </table:table-cell>
          <table:table-cell table:number-columns-repeated="16382"/>
        </table:table-row>
        <table:table-row table:style-name="ro1">
          <table:table-cell office:value-type="float" office:value="4.7630999999999997" table:style-name="ce1">
            <text:p>4,7631</text:p>
          </table:table-cell>
          <table:table-cell office:value-type="float" office:value="6.3220999999999998" table:style-name="ce1">
            <text:p>6,3221</text:p>
          </table:table-cell>
          <table:table-cell table:number-columns-repeated="16382"/>
        </table:table-row>
        <table:table-row table:style-name="ro1">
          <table:table-cell office:value-type="float" office:value="5.4657999999999998" table:style-name="ce1">
            <text:p>5,4658</text:p>
          </table:table-cell>
          <table:table-cell office:value-type="float" office:value="42.276000000000003" table:style-name="ce1">
            <text:p>42,276</text:p>
          </table:table-cell>
          <table:table-cell table:number-columns-repeated="16382"/>
        </table:table-row>
        <table:table-row table:style-name="ro1">
          <table:table-cell office:value-type="float" office:value="6.3925999999999998" table:style-name="ce1">
            <text:p>6,3926</text:p>
          </table:table-cell>
          <table:table-cell office:value-type="float" office:value="5.6201999999999996" table:style-name="ce1">
            <text:p>5,6202</text:p>
          </table:table-cell>
          <table:table-cell table:number-columns-repeated="16382"/>
        </table:table-row>
        <table:table-row table:style-name="ro1">
          <table:table-cell office:value-type="float" office:value="4.2327000000000004" table:style-name="ce1">
            <text:p>4,2327</text:p>
          </table:table-cell>
          <table:table-cell office:value-type="float" office:value="7.2064000000000004" table:style-name="ce1">
            <text:p>7,2064</text:p>
          </table:table-cell>
          <table:table-cell table:number-columns-repeated="16382"/>
        </table:table-row>
        <table:table-row table:style-name="ro1">
          <table:table-cell office:value-type="float" office:value="4.3083999999999998" table:style-name="ce1">
            <text:p>4,3084</text:p>
          </table:table-cell>
          <table:table-cell office:value-type="float" office:value="5.8352000000000004" table:style-name="ce1">
            <text:p>5,8352</text:p>
          </table:table-cell>
          <table:table-cell table:number-columns-repeated="16382"/>
        </table:table-row>
        <table:table-row table:style-name="ro1">
          <table:table-cell office:value-type="float" office:value="7.0247999999999999" table:style-name="ce1">
            <text:p>7,0248</text:p>
          </table:table-cell>
          <table:table-cell office:value-type="float" office:value="10.1342" table:style-name="ce1">
            <text:p>10,1342</text:p>
          </table:table-cell>
          <table:table-cell table:number-columns-repeated="16382"/>
        </table:table-row>
        <table:table-row table:style-name="ro1">
          <table:table-cell office:value-type="float" office:value="4.6555" table:style-name="ce1">
            <text:p>4,6555</text:p>
          </table:table-cell>
          <table:table-cell office:value-type="float" office:value="5.3564999999999996" table:style-name="ce1">
            <text:p>5,3565</text:p>
          </table:table-cell>
          <table:table-cell table:number-columns-repeated="16382"/>
        </table:table-row>
        <table:table-row table:style-name="ro1">
          <table:table-cell office:value-type="float" office:value="4.7624000000000004" table:style-name="ce1">
            <text:p>4,7624</text:p>
          </table:table-cell>
          <table:table-cell office:value-type="float" office:value="5.9168000000000003" table:style-name="ce1">
            <text:p>5,9168</text:p>
          </table:table-cell>
          <table:table-cell table:number-columns-repeated="16382"/>
        </table:table-row>
        <table:table-row table:style-name="ro1">
          <table:table-cell office:value-type="float" office:value="5.0111999999999997" table:style-name="ce1">
            <text:p>5,0112</text:p>
          </table:table-cell>
          <table:table-cell office:value-type="float" office:value="39.835500000000003" table:style-name="ce1">
            <text:p>39,8355</text:p>
          </table:table-cell>
          <table:table-cell table:number-columns-repeated="16382"/>
        </table:table-row>
        <table:table-row table:style-name="ro1">
          <table:table-cell office:value-type="float" office:value="12.732900000000001" table:style-name="ce1">
            <text:p>12,7329</text:p>
          </table:table-cell>
          <table:table-cell office:value-type="float" office:value="17.619499999999999" table:style-name="ce1">
            <text:p>17,6195</text:p>
          </table:table-cell>
          <table:table-cell table:number-columns-repeated="16382"/>
        </table:table-row>
        <table:table-row table:style-name="ro1">
          <table:table-cell office:value-type="float" office:value="12.2395" table:style-name="ce1">
            <text:p>12,2395</text:p>
          </table:table-cell>
          <table:table-cell office:value-type="float" office:value="16.0504" table:style-name="ce1">
            <text:p>16,0504</text:p>
          </table:table-cell>
          <table:table-cell table:number-columns-repeated="16382"/>
        </table:table-row>
        <table:table-row table:style-name="ro1">
          <table:table-cell office:value-type="float" office:value="4.1620999999999997" table:style-name="ce1">
            <text:p>4,1621</text:p>
          </table:table-cell>
          <table:table-cell office:value-type="float" office:value="6.3560999999999996" table:style-name="ce1">
            <text:p>6,3561</text:p>
          </table:table-cell>
          <table:table-cell table:number-columns-repeated="16382"/>
        </table:table-row>
        <table:table-row table:style-name="ro1">
          <table:table-cell office:value-type="float" office:value="3.5649000000000002" table:style-name="ce1">
            <text:p>3,5649</text:p>
          </table:table-cell>
          <table:table-cell office:value-type="float" office:value="4.5891000000000002" table:style-name="ce1">
            <text:p>4,5891</text:p>
          </table:table-cell>
          <table:table-cell table:number-columns-repeated="16382"/>
        </table:table-row>
        <table:table-row table:style-name="ro1">
          <table:table-cell office:value-type="float" office:value="16.534400000000002" table:style-name="ce1">
            <text:p>16,5344</text:p>
          </table:table-cell>
          <table:table-cell office:value-type="float" office:value="6.7436999999999996" table:style-name="ce1">
            <text:p>6,7437</text:p>
          </table:table-cell>
          <table:table-cell table:number-columns-repeated="16382"/>
        </table:table-row>
        <table:table-row table:style-name="ro1">
          <table:table-cell office:value-type="float" office:value="4.3968999999999996" table:style-name="ce1">
            <text:p>4,3969</text:p>
          </table:table-cell>
          <table:table-cell office:value-type="float" office:value="5.0670999999999999" table:style-name="ce1">
            <text:p>5,0671</text:p>
          </table:table-cell>
          <table:table-cell table:number-columns-repeated="16382"/>
        </table:table-row>
        <table:table-row table:style-name="ro1">
          <table:table-cell office:value-type="float" office:value="7.2504777777777765" table:formula="of:=SUBTOTAL(1;[.A481:.A507])" table:style-name="ce1">
            <text:p>7,250477778</text:p>
          </table:table-cell>
          <table:table-cell office:value-type="float" office:value="12.371370370370371" table:formula="of:=SUBTOTAL(1;[.B481:.B507])" table:style-name="ce1">
            <text:p>12,37137037</text:p>
          </table:table-cell>
          <table:table-cell table:number-columns-repeated="16382"/>
        </table:table-row>
        <table:table-row table:style-name="ro1">
          <table:table-cell office:value-type="float" office:value="7.7545999999999999" table:style-name="ce1">
            <text:p>7,7546</text:p>
          </table:table-cell>
          <table:table-cell office:value-type="float" office:value="10.5726" table:style-name="ce1">
            <text:p>10,5726</text:p>
          </table:table-cell>
          <table:table-cell table:number-columns-repeated="16382"/>
        </table:table-row>
        <table:table-row table:style-name="ro1">
          <table:table-cell office:value-type="float" office:value="18.468399999999999" table:style-name="ce1">
            <text:p>18,4684</text:p>
          </table:table-cell>
          <table:table-cell office:value-type="float" office:value="21.0976" table:style-name="ce1">
            <text:p>21,0976</text:p>
          </table:table-cell>
          <table:table-cell table:number-columns-repeated="16382"/>
        </table:table-row>
        <table:table-row table:style-name="ro1">
          <table:table-cell office:value-type="float" office:value="20.1844" table:style-name="ce1">
            <text:p>20,1844</text:p>
          </table:table-cell>
          <table:table-cell office:value-type="float" office:value="24.584299999999999" table:style-name="ce1">
            <text:p>24,5843</text:p>
          </table:table-cell>
          <table:table-cell table:number-columns-repeated="16382"/>
        </table:table-row>
        <table:table-row table:style-name="ro1">
          <table:table-cell office:value-type="float" office:value="7.2171000000000003" table:style-name="ce1">
            <text:p>7,2171</text:p>
          </table:table-cell>
          <table:table-cell office:value-type="float" office:value="7.4461000000000004" table:style-name="ce1">
            <text:p>7,4461</text:p>
          </table:table-cell>
          <table:table-cell table:number-columns-repeated="16382"/>
        </table:table-row>
        <table:table-row table:style-name="ro1">
          <table:table-cell office:value-type="float" office:value="18.179300000000001" table:style-name="ce1">
            <text:p>18,1793</text:p>
          </table:table-cell>
          <table:table-cell office:value-type="float" office:value="21.603100000000001" table:style-name="ce1">
            <text:p>21,6031</text:p>
          </table:table-cell>
          <table:table-cell table:number-columns-repeated="16382"/>
        </table:table-row>
        <table:table-row table:style-name="ro1">
          <table:table-cell office:value-type="float" office:value="31.232099999999999" table:style-name="ce1">
            <text:p>31,2321</text:p>
          </table:table-cell>
          <table:table-cell office:value-type="float" office:value="25.2316" table:style-name="ce1">
            <text:p>25,2316</text:p>
          </table:table-cell>
          <table:table-cell table:number-columns-repeated="16382"/>
        </table:table-row>
        <table:table-row table:style-name="ro1">
          <table:table-cell office:value-type="float" office:value="6.8540000000000001" table:style-name="ce1">
            <text:p>6,854</text:p>
          </table:table-cell>
          <table:table-cell office:value-type="float" office:value="9.4359999999999999" table:style-name="ce1">
            <text:p>9,436</text:p>
          </table:table-cell>
          <table:table-cell table:number-columns-repeated="16382"/>
        </table:table-row>
        <table:table-row table:style-name="ro1">
          <table:table-cell office:value-type="float" office:value="18.042100000000001" table:style-name="ce1">
            <text:p>18,0421</text:p>
          </table:table-cell>
          <table:table-cell office:value-type="float" office:value="30.2041" table:style-name="ce1">
            <text:p>30,2041</text:p>
          </table:table-cell>
          <table:table-cell table:number-columns-repeated="16382"/>
        </table:table-row>
        <table:table-row table:style-name="ro1">
          <table:table-cell office:value-type="float" office:value="7.8197999999999999" table:style-name="ce1">
            <text:p>7,8198</text:p>
          </table:table-cell>
          <table:table-cell office:value-type="float" office:value="7.6616" table:style-name="ce1">
            <text:p>7,6616</text:p>
          </table:table-cell>
          <table:table-cell table:number-columns-repeated="16382"/>
        </table:table-row>
        <table:table-row table:style-name="ro1">
          <table:table-cell office:value-type="float" office:value="18.979299999999999" table:style-name="ce1">
            <text:p>18,9793</text:p>
          </table:table-cell>
          <table:table-cell office:value-type="float" office:value="23.753699999999998" table:style-name="ce1">
            <text:p>23,7537</text:p>
          </table:table-cell>
          <table:table-cell table:number-columns-repeated="16382"/>
        </table:table-row>
        <table:table-row table:style-name="ro1">
          <table:table-cell office:value-type="float" office:value="6.2431000000000001" table:style-name="ce1">
            <text:p>6,2431</text:p>
          </table:table-cell>
          <table:table-cell office:value-type="float" office:value="9.782" table:style-name="ce1">
            <text:p>9,782</text:p>
          </table:table-cell>
          <table:table-cell table:number-columns-repeated="16382"/>
        </table:table-row>
        <table:table-row table:style-name="ro1">
          <table:table-cell office:value-type="float" office:value="46.900500000000001" table:style-name="ce1">
            <text:p>46,9005</text:p>
          </table:table-cell>
          <table:table-cell office:value-type="float" office:value="51.242199999999997" table:style-name="ce1">
            <text:p>51,2422</text:p>
          </table:table-cell>
          <table:table-cell table:number-columns-repeated="16382"/>
        </table:table-row>
        <table:table-row table:style-name="ro1">
          <table:table-cell office:value-type="float" office:value="18.0091" table:style-name="ce1">
            <text:p>18,0091</text:p>
          </table:table-cell>
          <table:table-cell office:value-type="float" office:value="33.965299999999999" table:style-name="ce1">
            <text:p>33,9653</text:p>
          </table:table-cell>
          <table:table-cell table:number-columns-repeated="16382"/>
        </table:table-row>
        <table:table-row table:style-name="ro1">
          <table:table-cell office:value-type="float" office:value="19.406099999999999" table:style-name="ce1">
            <text:p>19,4061</text:p>
          </table:table-cell>
          <table:table-cell office:value-type="float" office:value="46.504899999999999" table:style-name="ce1">
            <text:p>46,5049</text:p>
          </table:table-cell>
          <table:table-cell table:number-columns-repeated="16382"/>
        </table:table-row>
        <table:table-row table:style-name="ro1">
          <table:table-cell office:value-type="float" office:value="20.147099999999998" table:style-name="ce1">
            <text:p>20,1471</text:p>
          </table:table-cell>
          <table:table-cell office:value-type="float" office:value="27.424199999999999" table:style-name="ce1">
            <text:p>27,4242</text:p>
          </table:table-cell>
          <table:table-cell table:number-columns-repeated="16382"/>
        </table:table-row>
        <table:table-row table:style-name="ro1">
          <table:table-cell office:value-type="float" office:value="55.855800000000002" table:style-name="ce1">
            <text:p>55,8558</text:p>
          </table:table-cell>
          <table:table-cell office:value-type="float" office:value="90.828500000000005" table:style-name="ce1">
            <text:p>90,8285</text:p>
          </table:table-cell>
          <table:table-cell table:number-columns-repeated="16382"/>
        </table:table-row>
        <table:table-row table:style-name="ro1">
          <table:table-cell office:value-type="float" office:value="13.2841" table:style-name="ce1">
            <text:p>13,2841</text:p>
          </table:table-cell>
          <table:table-cell office:value-type="float" office:value="22.611599999999999" table:style-name="ce1">
            <text:p>22,6116</text:p>
          </table:table-cell>
          <table:table-cell table:number-columns-repeated="16382"/>
        </table:table-row>
        <table:table-row table:style-name="ro1">
          <table:table-cell office:value-type="float" office:value="12.503399999999999" table:style-name="ce1">
            <text:p>12,5034</text:p>
          </table:table-cell>
          <table:table-cell office:value-type="float" office:value="30.459399999999999" table:style-name="ce1">
            <text:p>30,4594</text:p>
          </table:table-cell>
          <table:table-cell table:number-columns-repeated="16382"/>
        </table:table-row>
        <table:table-row table:style-name="ro1">
          <table:table-cell office:value-type="float" office:value="12.525399999999999" table:style-name="ce1">
            <text:p>12,5254</text:p>
          </table:table-cell>
          <table:table-cell office:value-type="float" office:value="17.250800000000002" table:style-name="ce1">
            <text:p>17,2508</text:p>
          </table:table-cell>
          <table:table-cell table:number-columns-repeated="16382"/>
        </table:table-row>
        <table:table-row table:style-name="ro1">
          <table:table-cell office:value-type="float" office:value="14.703799999999999" table:style-name="ce1">
            <text:p>14,7038</text:p>
          </table:table-cell>
          <table:table-cell office:value-type="float" office:value="19.5624" table:style-name="ce1">
            <text:p>19,5624</text:p>
          </table:table-cell>
          <table:table-cell table:number-columns-repeated="16382"/>
        </table:table-row>
        <table:table-row table:style-name="ro1">
          <table:table-cell office:value-type="float" office:value="13.209300000000001" table:style-name="ce1">
            <text:p>13,2093</text:p>
          </table:table-cell>
          <table:table-cell office:value-type="float" office:value="16.809000000000001" table:style-name="ce1">
            <text:p>16,809</text:p>
          </table:table-cell>
          <table:table-cell table:number-columns-repeated="16382"/>
        </table:table-row>
        <table:table-row table:style-name="ro1">
          <table:table-cell office:value-type="float" office:value="18.453276190476192" table:formula="of:=SUBTOTAL(1;[.A509:.A529])" table:style-name="ce1">
            <text:p>18,45327619</text:p>
          </table:table-cell>
          <table:table-cell office:value-type="float" office:value="26.096714285714288" table:formula="of:=SUBTOTAL(1;[.B509:.B529])" table:style-name="ce1">
            <text:p>26,09671429</text:p>
          </table:table-cell>
          <table:table-cell table:number-columns-repeated="16382"/>
        </table:table-row>
        <table:table-row table:style-name="ro1">
          <table:table-cell office:value-type="float" office:value="7.8708999999999998" table:style-name="ce1">
            <text:p>7,8709</text:p>
          </table:table-cell>
          <table:table-cell office:value-type="float" office:value="10.239100000000001" table:style-name="ce1">
            <text:p>10,2391</text:p>
          </table:table-cell>
          <table:table-cell table:number-columns-repeated="16382"/>
        </table:table-row>
        <table:table-row table:style-name="ro1">
          <table:table-cell office:value-type="float" office:value="6.3183999999999996" table:style-name="ce1">
            <text:p>6,3184</text:p>
          </table:table-cell>
          <table:table-cell office:value-type="float" office:value="8.7878000000000007" table:style-name="ce1">
            <text:p>8,7878</text:p>
          </table:table-cell>
          <table:table-cell table:number-columns-repeated="16382"/>
        </table:table-row>
        <table:table-row table:style-name="ro1">
          <table:table-cell office:value-type="float" office:value="5.8655999999999997" table:style-name="ce1">
            <text:p>5,8656</text:p>
          </table:table-cell>
          <table:table-cell office:value-type="float" office:value="6.3238000000000003" table:style-name="ce1">
            <text:p>6,3238</text:p>
          </table:table-cell>
          <table:table-cell table:number-columns-repeated="16382"/>
        </table:table-row>
        <table:table-row table:style-name="ro1">
          <table:table-cell office:value-type="float" office:value="7.4009" table:style-name="ce1">
            <text:p>7,4009</text:p>
          </table:table-cell>
          <table:table-cell office:value-type="float" office:value="6.3402000000000003" table:style-name="ce1">
            <text:p>6,3402</text:p>
          </table:table-cell>
          <table:table-cell table:number-columns-repeated="16382"/>
        </table:table-row>
        <table:table-row table:style-name="ro1">
          <table:table-cell office:value-type="float" office:value="8.0183" table:style-name="ce1">
            <text:p>8,0183</text:p>
          </table:table-cell>
          <table:table-cell office:value-type="float" office:value="22.019100000000002" table:style-name="ce1">
            <text:p>22,0191</text:p>
          </table:table-cell>
          <table:table-cell table:number-columns-repeated="16382"/>
        </table:table-row>
        <table:table-row table:style-name="ro1">
          <table:table-cell office:value-type="float" office:value="5.5884" table:style-name="ce1">
            <text:p>5,5884</text:p>
          </table:table-cell>
          <table:table-cell office:value-type="float" office:value="7.0441000000000003" table:style-name="ce1">
            <text:p>7,0441</text:p>
          </table:table-cell>
          <table:table-cell table:number-columns-repeated="16382"/>
        </table:table-row>
        <table:table-row table:style-name="ro1">
          <table:table-cell office:value-type="float" office:value="5.7701000000000002" table:style-name="ce1">
            <text:p>5,7701</text:p>
          </table:table-cell>
          <table:table-cell office:value-type="float" office:value="8.3633000000000006" table:style-name="ce1">
            <text:p>8,3633</text:p>
          </table:table-cell>
          <table:table-cell table:number-columns-repeated="16382"/>
        </table:table-row>
        <table:table-row table:style-name="ro1">
          <table:table-cell office:value-type="float" office:value="5.9767999999999999" table:style-name="ce1">
            <text:p>5,9768</text:p>
          </table:table-cell>
          <table:table-cell office:value-type="float" office:value="6.6580000000000004" table:style-name="ce1">
            <text:p>6,658</text:p>
          </table:table-cell>
          <table:table-cell table:number-columns-repeated="16382"/>
        </table:table-row>
        <table:table-row table:style-name="ro1">
          <table:table-cell office:value-type="float" office:value="7.0514999999999999" table:style-name="ce1">
            <text:p>7,0515</text:p>
          </table:table-cell>
          <table:table-cell office:value-type="float" office:value="7.8029000000000002" table:style-name="ce1">
            <text:p>7,8029</text:p>
          </table:table-cell>
          <table:table-cell table:number-columns-repeated="16382"/>
        </table:table-row>
        <table:table-row table:style-name="ro1">
          <table:table-cell office:value-type="float" office:value="6.1639999999999997" table:style-name="ce1">
            <text:p>6,164</text:p>
          </table:table-cell>
          <table:table-cell office:value-type="float" office:value="6.2008999999999999" table:style-name="ce1">
            <text:p>6,2009</text:p>
          </table:table-cell>
          <table:table-cell table:number-columns-repeated="16382"/>
        </table:table-row>
        <table:table-row table:style-name="ro1">
          <table:table-cell office:value-type="float" office:value="13.2286" table:style-name="ce1">
            <text:p>13,2286</text:p>
          </table:table-cell>
          <table:table-cell office:value-type="float" office:value="6.9329999999999998" table:style-name="ce1">
            <text:p>6,933</text:p>
          </table:table-cell>
          <table:table-cell table:number-columns-repeated="16382"/>
        </table:table-row>
        <table:table-row table:style-name="ro1">
          <table:table-cell office:value-type="float" office:value="5.9819000000000004" table:style-name="ce1">
            <text:p>5,9819</text:p>
          </table:table-cell>
          <table:table-cell office:value-type="float" office:value="21.1433" table:style-name="ce1">
            <text:p>21,1433</text:p>
          </table:table-cell>
          <table:table-cell table:number-columns-repeated="16382"/>
        </table:table-row>
        <table:table-row table:style-name="ro1">
          <table:table-cell office:value-type="float" office:value="5.9219999999999997" table:style-name="ce1">
            <text:p>5,922</text:p>
          </table:table-cell>
          <table:table-cell office:value-type="float" office:value="6.5355999999999996" table:style-name="ce1">
            <text:p>6,5356</text:p>
          </table:table-cell>
          <table:table-cell table:number-columns-repeated="16382"/>
        </table:table-row>
        <table:table-row table:style-name="ro1">
          <table:table-cell office:value-type="float" office:value="4.2286999999999999" table:style-name="ce1">
            <text:p>4,2287</text:p>
          </table:table-cell>
          <table:table-cell office:value-type="float" office:value="7.2929000000000004" table:style-name="ce1">
            <text:p>7,2929</text:p>
          </table:table-cell>
          <table:table-cell table:number-columns-repeated="16382"/>
        </table:table-row>
        <table:table-row table:style-name="ro1">
          <table:table-cell office:value-type="float" office:value="6.0864000000000003" table:style-name="ce1">
            <text:p>6,0864</text:p>
          </table:table-cell>
          <table:table-cell office:value-type="float" office:value="5.3841000000000001" table:style-name="ce1">
            <text:p>5,3841</text:p>
          </table:table-cell>
          <table:table-cell table:number-columns-repeated="16382"/>
        </table:table-row>
        <table:table-row table:style-name="ro1">
          <table:table-cell office:value-type="float" office:value="8.4476999999999993" table:style-name="ce1">
            <text:p>8,4477</text:p>
          </table:table-cell>
          <table:table-cell office:value-type="float" office:value="7.3864000000000001" table:style-name="ce1">
            <text:p>7,3864</text:p>
          </table:table-cell>
          <table:table-cell table:number-columns-repeated="16382"/>
        </table:table-row>
        <table:table-row table:style-name="ro1">
          <table:table-cell office:value-type="float" office:value="13.0448" table:style-name="ce1">
            <text:p>13,0448</text:p>
          </table:table-cell>
          <table:table-cell office:value-type="float" office:value="17.683" table:style-name="ce1">
            <text:p>17,683</text:p>
          </table:table-cell>
          <table:table-cell table:number-columns-repeated="16382"/>
        </table:table-row>
        <table:table-row table:style-name="ro1">
          <table:table-cell office:value-type="float" office:value="15.192299999999999" table:style-name="ce1">
            <text:p>15,1923</text:p>
          </table:table-cell>
          <table:table-cell office:value-type="float" office:value="21.758900000000001" table:style-name="ce1">
            <text:p>21,7589</text:p>
          </table:table-cell>
          <table:table-cell table:number-columns-repeated="16382"/>
        </table:table-row>
        <table:table-row table:style-name="ro1">
          <table:table-cell office:value-type="float" office:value="15.014699999999999" table:style-name="ce1">
            <text:p>15,0147</text:p>
          </table:table-cell>
          <table:table-cell office:value-type="float" office:value="17.954999999999998" table:style-name="ce1">
            <text:p>17,955</text:p>
          </table:table-cell>
          <table:table-cell table:number-columns-repeated="16382"/>
        </table:table-row>
        <table:table-row table:style-name="ro1">
          <table:table-cell office:value-type="float" office:value="3.9611999999999998" table:style-name="ce1">
            <text:p>3,9612</text:p>
          </table:table-cell>
          <table:table-cell office:value-type="float" office:value="5.1740000000000004" table:style-name="ce1">
            <text:p>5,174</text:p>
          </table:table-cell>
          <table:table-cell table:number-columns-repeated="16382"/>
        </table:table-row>
        <table:table-row table:style-name="ro1">
          <table:table-cell office:value-type="float" office:value="3.7926000000000002" table:style-name="ce1">
            <text:p>3,7926</text:p>
          </table:table-cell>
          <table:table-cell office:value-type="float" office:value="5.2889999999999997" table:style-name="ce1">
            <text:p>5,289</text:p>
          </table:table-cell>
          <table:table-cell table:number-columns-repeated="16382"/>
        </table:table-row>
        <table:table-row table:style-name="ro1">
          <table:table-cell office:value-type="float" office:value="4.9123999999999999" table:style-name="ce1">
            <text:p>4,9124</text:p>
          </table:table-cell>
          <table:table-cell office:value-type="float" office:value="4.7952000000000004" table:style-name="ce1">
            <text:p>4,7952</text:p>
          </table:table-cell>
          <table:table-cell table:number-columns-repeated="16382"/>
        </table:table-row>
        <table:table-row table:style-name="ro1">
          <table:table-cell office:value-type="float" office:value="7.5380999999999974" table:formula="of:=SUBTOTAL(1;[.A531:.A552])" table:style-name="ce1">
            <text:p>7,5381</text:p>
          </table:table-cell>
          <table:table-cell office:value-type="float" office:value="9.8686181818181815" table:formula="of:=SUBTOTAL(1;[.B531:.B552])" table:style-name="ce1">
            <text:p>9,868618182</text:p>
          </table:table-cell>
          <table:table-cell table:number-columns-repeated="16382"/>
        </table:table-row>
        <table:table-row table:style-name="ro1">
          <table:table-cell office:value-type="float" office:value="7.6342999999999996" table:style-name="ce1">
            <text:p>7,6343</text:p>
          </table:table-cell>
          <table:table-cell office:value-type="float" office:value="7.8962000000000003" table:style-name="ce1">
            <text:p>7,8962</text:p>
          </table:table-cell>
          <table:table-cell table:number-columns-repeated="16382"/>
        </table:table-row>
        <table:table-row table:style-name="ro1">
          <table:table-cell office:value-type="float" office:value="20.8263" table:style-name="ce1">
            <text:p>20,8263</text:p>
          </table:table-cell>
          <table:table-cell office:value-type="float" office:value="20.0867" table:style-name="ce1">
            <text:p>20,0867</text:p>
          </table:table-cell>
          <table:table-cell table:number-columns-repeated="16382"/>
        </table:table-row>
        <table:table-row table:style-name="ro1">
          <table:table-cell office:value-type="float" office:value="5.4476000000000004" table:style-name="ce1">
            <text:p>5,4476</text:p>
          </table:table-cell>
          <table:table-cell office:value-type="float" office:value="9.8156999999999996" table:style-name="ce1">
            <text:p>9,8157</text:p>
          </table:table-cell>
          <table:table-cell table:number-columns-repeated="16382"/>
        </table:table-row>
        <table:table-row table:style-name="ro1">
          <table:table-cell office:value-type="float" office:value="31.051600000000001" table:style-name="ce1">
            <text:p>31,0516</text:p>
          </table:table-cell>
          <table:table-cell office:value-type="float" office:value="30.2867" table:style-name="ce1">
            <text:p>30,2867</text:p>
          </table:table-cell>
          <table:table-cell table:number-columns-repeated="16382"/>
        </table:table-row>
        <table:table-row table:style-name="ro1">
          <table:table-cell office:value-type="float" office:value="19.4983" table:style-name="ce1">
            <text:p>19,4983</text:p>
          </table:table-cell>
          <table:table-cell office:value-type="float" office:value="20.906099999999999" table:style-name="ce1">
            <text:p>20,9061</text:p>
          </table:table-cell>
          <table:table-cell table:number-columns-repeated="16382"/>
        </table:table-row>
        <table:table-row table:style-name="ro1">
          <table:table-cell office:value-type="float" office:value="18.393899999999999" table:style-name="ce1">
            <text:p>18,3939</text:p>
          </table:table-cell>
          <table:table-cell office:value-type="float" office:value="20.233799999999999" table:style-name="ce1">
            <text:p>20,2338</text:p>
          </table:table-cell>
          <table:table-cell table:number-columns-repeated="16382"/>
        </table:table-row>
        <table:table-row table:style-name="ro1">
          <table:table-cell office:value-type="float" office:value="16.597000000000001" table:style-name="ce1">
            <text:p>16,597</text:p>
          </table:table-cell>
          <table:table-cell office:value-type="float" office:value="9.6954999999999991" table:style-name="ce1">
            <text:p>9,6955</text:p>
          </table:table-cell>
          <table:table-cell table:number-columns-repeated="16382"/>
        </table:table-row>
        <table:table-row table:style-name="ro1">
          <table:table-cell office:value-type="float" office:value="19.3506" table:style-name="ce1">
            <text:p>19,3506</text:p>
          </table:table-cell>
          <table:table-cell office:value-type="float" office:value="24.148199999999999" table:style-name="ce1">
            <text:p>24,1482</text:p>
          </table:table-cell>
          <table:table-cell table:number-columns-repeated="16382"/>
        </table:table-row>
        <table:table-row table:style-name="ro1">
          <table:table-cell office:value-type="float" office:value="6.6798000000000002" table:style-name="ce1">
            <text:p>6,6798</text:p>
          </table:table-cell>
          <table:table-cell office:value-type="float" office:value="7.2306999999999997" table:style-name="ce1">
            <text:p>7,2307</text:p>
          </table:table-cell>
          <table:table-cell table:number-columns-repeated="16382"/>
        </table:table-row>
        <table:table-row table:style-name="ro1">
          <table:table-cell office:value-type="float" office:value="31.642099999999999" table:style-name="ce1">
            <text:p>31,6421</text:p>
          </table:table-cell>
          <table:table-cell office:value-type="float" office:value="43.791200000000003" table:style-name="ce1">
            <text:p>43,7912</text:p>
          </table:table-cell>
          <table:table-cell table:number-columns-repeated="16382"/>
        </table:table-row>
        <table:table-row table:style-name="ro1">
          <table:table-cell office:value-type="float" office:value="6.2731000000000003" table:style-name="ce1">
            <text:p>6,2731</text:p>
          </table:table-cell>
          <table:table-cell office:value-type="float" office:value="8.3308" table:style-name="ce1">
            <text:p>8,3308</text:p>
          </table:table-cell>
          <table:table-cell table:number-columns-repeated="16382"/>
        </table:table-row>
        <table:table-row table:style-name="ro1">
          <table:table-cell office:value-type="float" office:value="18.0136" table:style-name="ce1">
            <text:p>18,0136</text:p>
          </table:table-cell>
          <table:table-cell office:value-type="float" office:value="22.1084" table:style-name="ce1">
            <text:p>22,1084</text:p>
          </table:table-cell>
          <table:table-cell table:number-columns-repeated="16382"/>
        </table:table-row>
        <table:table-row table:style-name="ro1">
          <table:table-cell office:value-type="float" office:value="20.7148" table:style-name="ce1">
            <text:p>20,7148</text:p>
          </table:table-cell>
          <table:table-cell office:value-type="float" office:value="82.783100000000005" table:style-name="ce1">
            <text:p>82,7831</text:p>
          </table:table-cell>
          <table:table-cell table:number-columns-repeated="16382"/>
        </table:table-row>
        <table:table-row table:style-name="ro1">
          <table:table-cell office:value-type="float" office:value="18.689499999999999" table:style-name="ce1">
            <text:p>18,6895</text:p>
          </table:table-cell>
          <table:table-cell office:value-type="float" office:value="23.5474" table:style-name="ce1">
            <text:p>23,5474</text:p>
          </table:table-cell>
          <table:table-cell table:number-columns-repeated="16382"/>
        </table:table-row>
        <table:table-row table:style-name="ro1">
          <table:table-cell office:value-type="float" office:value="7.4707999999999997" table:style-name="ce1">
            <text:p>7,4708</text:p>
          </table:table-cell>
          <table:table-cell office:value-type="float" office:value="8.6484000000000005" table:style-name="ce1">
            <text:p>8,6484</text:p>
          </table:table-cell>
          <table:table-cell table:number-columns-repeated="16382"/>
        </table:table-row>
        <table:table-row table:style-name="ro1">
          <table:table-cell office:value-type="float" office:value="19.6631" table:style-name="ce1">
            <text:p>19,6631</text:p>
          </table:table-cell>
          <table:table-cell office:value-type="float" office:value="21.259499999999999" table:style-name="ce1">
            <text:p>21,2595</text:p>
          </table:table-cell>
          <table:table-cell table:number-columns-repeated="16382"/>
        </table:table-row>
        <table:table-row table:style-name="ro1">
          <table:table-cell office:value-type="float" office:value="17.145199999999999" table:style-name="ce1">
            <text:p>17,1452</text:p>
          </table:table-cell>
          <table:table-cell office:value-type="float" office:value="25.684100000000001" table:style-name="ce1">
            <text:p>25,6841</text:p>
          </table:table-cell>
          <table:table-cell table:number-columns-repeated="16382"/>
        </table:table-row>
        <table:table-row table:style-name="ro1">
          <table:table-cell office:value-type="float" office:value="17.973600000000001" table:style-name="ce1">
            <text:p>17,9736</text:p>
          </table:table-cell>
          <table:table-cell office:value-type="float" office:value="36.739899999999999" table:style-name="ce1">
            <text:p>36,7399</text:p>
          </table:table-cell>
          <table:table-cell table:number-columns-repeated="16382"/>
        </table:table-row>
        <table:table-row table:style-name="ro1">
          <table:table-cell office:value-type="float" office:value="19.4664" table:style-name="ce1">
            <text:p>19,4664</text:p>
          </table:table-cell>
          <table:table-cell office:value-type="float" office:value="20.5959" table:style-name="ce1">
            <text:p>20,5959</text:p>
          </table:table-cell>
          <table:table-cell table:number-columns-repeated="16382"/>
        </table:table-row>
        <table:table-row table:style-name="ro1">
          <table:table-cell office:value-type="float" office:value="19.0181" table:style-name="ce1">
            <text:p>19,0181</text:p>
          </table:table-cell>
          <table:table-cell office:value-type="float" office:value="60.333199999999998" table:style-name="ce1">
            <text:p>60,3332</text:p>
          </table:table-cell>
          <table:table-cell table:number-columns-repeated="16382"/>
        </table:table-row>
        <table:table-row table:style-name="ro1">
          <table:table-cell office:value-type="float" office:value="13.812799999999999" table:style-name="ce1">
            <text:p>13,8128</text:p>
          </table:table-cell>
          <table:table-cell office:value-type="float" office:value="17.385000000000002" table:style-name="ce1">
            <text:p>17,385</text:p>
          </table:table-cell>
          <table:table-cell table:number-columns-repeated="16382"/>
        </table:table-row>
        <table:table-row table:style-name="ro1">
          <table:table-cell office:value-type="float" office:value="12.2775" table:style-name="ce1">
            <text:p>12,2775</text:p>
          </table:table-cell>
          <table:table-cell office:value-type="float" office:value="15.163" table:style-name="ce1">
            <text:p>15,163</text:p>
          </table:table-cell>
          <table:table-cell table:number-columns-repeated="16382"/>
        </table:table-row>
        <table:table-row table:style-name="ro1">
          <table:table-cell office:value-type="float" office:value="13.292400000000001" table:style-name="ce1">
            <text:p>13,2924</text:p>
          </table:table-cell>
          <table:table-cell office:value-type="float" office:value="16.264299999999999" table:style-name="ce1">
            <text:p>16,2643</text:p>
          </table:table-cell>
          <table:table-cell table:number-columns-repeated="16382"/>
        </table:table-row>
        <table:table-row table:style-name="ro1">
          <table:table-cell office:value-type="float" office:value="13.896800000000001" table:style-name="ce1">
            <text:p>13,8968</text:p>
          </table:table-cell>
          <table:table-cell office:value-type="float" office:value="22.017600000000002" table:style-name="ce1">
            <text:p>22,0176</text:p>
          </table:table-cell>
          <table:table-cell table:number-columns-repeated="16382"/>
        </table:table-row>
        <table:table-row table:style-name="ro1">
          <table:table-cell office:value-type="float" office:value="14.6815" table:style-name="ce1">
            <text:p>14,6815</text:p>
          </table:table-cell>
          <table:table-cell office:value-type="float" office:value="19.057099999999998" table:style-name="ce1">
            <text:p>19,0571</text:p>
          </table:table-cell>
          <table:table-cell table:number-columns-repeated="16382"/>
        </table:table-row>
        <table:table-row table:style-name="ro1">
          <table:table-cell office:value-type="float" office:value="18.057300000000001" table:style-name="ce1">
            <text:p>18,0573</text:p>
          </table:table-cell>
          <table:table-cell office:value-type="float" office:value="22.9255" table:style-name="ce1">
            <text:p>22,9255</text:p>
          </table:table-cell>
          <table:table-cell table:number-columns-repeated="16382"/>
        </table:table-row>
        <table:table-row table:style-name="ro1">
          <table:table-cell office:value-type="float" office:value="15.989599999999999" table:style-name="ce1">
            <text:p>15,9896</text:p>
          </table:table-cell>
          <table:table-cell office:value-type="float" office:value="19.087299999999999" table:style-name="ce1">
            <text:p>19,0873</text:p>
          </table:table-cell>
          <table:table-cell table:number-columns-repeated="16382"/>
        </table:table-row>
        <table:table-row table:style-name="ro1">
          <table:table-cell office:value-type="float" office:value="17.711500000000001" table:style-name="ce1">
            <text:p>17,7115</text:p>
          </table:table-cell>
          <table:table-cell office:value-type="float" office:value="19.162199999999999" table:style-name="ce1">
            <text:p>19,1622</text:p>
          </table:table-cell>
          <table:table-cell table:number-columns-repeated="16382"/>
        </table:table-row>
        <table:table-row table:style-name="ro1">
          <table:table-cell office:value-type="float" office:value="16.473896428571425" table:formula="of:=SUBTOTAL(1;[.A554:.A581])" table:style-name="ce1">
            <text:p>16,47389643</text:p>
          </table:table-cell>
          <table:table-cell office:value-type="float" office:value="23.399410714285715" table:formula="of:=SUBTOTAL(1;[.B554:.B581])" table:style-name="ce1">
            <text:p>23,39941071</text:p>
          </table:table-cell>
          <table:table-cell table:number-columns-repeated="16382"/>
        </table:table-row>
        <table:table-row table:style-name="ro1">
          <table:table-cell office:value-type="float" office:value="2.5569999999999999" table:style-name="ce1">
            <text:p>2,557</text:p>
          </table:table-cell>
          <table:table-cell office:value-type="float" office:value="2.4741" table:style-name="ce1">
            <text:p>2,4741</text:p>
          </table:table-cell>
          <table:table-cell table:number-columns-repeated="16382"/>
        </table:table-row>
        <table:table-row table:style-name="ro1">
          <table:table-cell office:value-type="float" office:value="6.0595999999999997" table:style-name="ce1">
            <text:p>6,0596</text:p>
          </table:table-cell>
          <table:table-cell office:value-type="float" office:value="6.9142000000000001" table:style-name="ce1">
            <text:p>6,9142</text:p>
          </table:table-cell>
          <table:table-cell table:number-columns-repeated="16382"/>
        </table:table-row>
        <table:table-row table:style-name="ro1">
          <table:table-cell office:value-type="float" office:value="4.4547999999999996" table:style-name="ce1">
            <text:p>4,4548</text:p>
          </table:table-cell>
          <table:table-cell office:value-type="float" office:value="4.6284000000000001" table:style-name="ce1">
            <text:p>4,6284</text:p>
          </table:table-cell>
          <table:table-cell table:number-columns-repeated="16382"/>
        </table:table-row>
        <table:table-row table:style-name="ro1">
          <table:table-cell office:value-type="float" office:value="4.5350999999999999" table:style-name="ce1">
            <text:p>4,5351</text:p>
          </table:table-cell>
          <table:table-cell office:value-type="float" office:value="5.4207999999999998" table:style-name="ce1">
            <text:p>5,4208</text:p>
          </table:table-cell>
          <table:table-cell table:number-columns-repeated="16382"/>
        </table:table-row>
        <table:table-row table:style-name="ro1">
          <table:table-cell office:value-type="float" office:value="19.119800000000001" table:style-name="ce1">
            <text:p>19,1198</text:p>
          </table:table-cell>
          <table:table-cell office:value-type="float" office:value="19.744399999999999" table:style-name="ce1">
            <text:p>19,7444</text:p>
          </table:table-cell>
          <table:table-cell table:number-columns-repeated="16382"/>
        </table:table-row>
        <table:table-row table:style-name="ro1">
          <table:table-cell office:value-type="float" office:value="17.017600000000002" table:style-name="ce1">
            <text:p>17,0176</text:p>
          </table:table-cell>
          <table:table-cell office:value-type="float" office:value="19.167899999999999" table:style-name="ce1">
            <text:p>19,1679</text:p>
          </table:table-cell>
          <table:table-cell table:number-columns-repeated="16382"/>
        </table:table-row>
        <table:table-row table:style-name="ro1">
          <table:table-cell office:value-type="float" office:value="4.8619000000000003" table:style-name="ce1">
            <text:p>4,8619</text:p>
          </table:table-cell>
          <table:table-cell office:value-type="float" office:value="6.3403" table:style-name="ce1">
            <text:p>6,3403</text:p>
          </table:table-cell>
          <table:table-cell table:number-columns-repeated="16382"/>
        </table:table-row>
        <table:table-row table:style-name="ro1">
          <table:table-cell office:value-type="float" office:value="12.3551" table:style-name="ce1">
            <text:p>12,3551</text:p>
          </table:table-cell>
          <table:table-cell office:value-type="float" office:value="4.3140000000000001" table:style-name="ce1">
            <text:p>4,314</text:p>
          </table:table-cell>
          <table:table-cell table:number-columns-repeated="16382"/>
        </table:table-row>
        <table:table-row table:style-name="ro1">
          <table:table-cell office:value-type="float" office:value="16.575900000000001" table:style-name="ce1">
            <text:p>16,5759</text:p>
          </table:table-cell>
          <table:table-cell office:value-type="float" office:value="18.6477" table:style-name="ce1">
            <text:p>18,6477</text:p>
          </table:table-cell>
          <table:table-cell table:number-columns-repeated="16382"/>
        </table:table-row>
        <table:table-row table:style-name="ro1">
          <table:table-cell office:value-type="float" office:value="3.9451000000000001" table:style-name="ce1">
            <text:p>3,9451</text:p>
          </table:table-cell>
          <table:table-cell office:value-type="float" office:value="4.5486000000000004" table:style-name="ce1">
            <text:p>4,5486</text:p>
          </table:table-cell>
          <table:table-cell table:number-columns-repeated="16382"/>
        </table:table-row>
        <table:table-row table:style-name="ro1">
          <table:table-cell office:value-type="float" office:value="3.7610999999999999" table:style-name="ce1">
            <text:p>3,7611</text:p>
          </table:table-cell>
          <table:table-cell office:value-type="float" office:value="7.2324000000000002" table:style-name="ce1">
            <text:p>7,2324</text:p>
          </table:table-cell>
          <table:table-cell table:number-columns-repeated="16382"/>
        </table:table-row>
        <table:table-row table:style-name="ro1">
          <table:table-cell office:value-type="float" office:value="8.7835999999999999" table:style-name="ce1">
            <text:p>8,7836</text:p>
          </table:table-cell>
          <table:table-cell office:value-type="float" office:value="44.7166" table:style-name="ce1">
            <text:p>44,7166</text:p>
          </table:table-cell>
          <table:table-cell table:number-columns-repeated="16382"/>
        </table:table-row>
        <table:table-row table:style-name="ro1">
          <table:table-cell office:value-type="float" office:value="5.9844999999999997" table:style-name="ce1">
            <text:p>5,9845</text:p>
          </table:table-cell>
          <table:table-cell office:value-type="float" office:value="4.3578000000000001" table:style-name="ce1">
            <text:p>4,3578</text:p>
          </table:table-cell>
          <table:table-cell table:number-columns-repeated="16382"/>
        </table:table-row>
        <table:table-row table:style-name="ro1">
          <table:table-cell office:value-type="float" office:value="17.6556" table:style-name="ce1">
            <text:p>17,6556</text:p>
          </table:table-cell>
          <table:table-cell office:value-type="float" office:value="42.591700000000003" table:style-name="ce1">
            <text:p>42,5917</text:p>
          </table:table-cell>
          <table:table-cell table:number-columns-repeated="16382"/>
        </table:table-row>
        <table:table-row table:style-name="ro1">
          <table:table-cell office:value-type="float" office:value="13.311999999999999" table:style-name="ce1">
            <text:p>13,312</text:p>
          </table:table-cell>
          <table:table-cell office:value-type="float" office:value="15.150499999999999" table:style-name="ce1">
            <text:p>15,1505</text:p>
          </table:table-cell>
          <table:table-cell table:number-columns-repeated="16382"/>
        </table:table-row>
        <table:table-row table:style-name="ro1">
          <table:table-cell office:value-type="float" office:value="12.6341" table:style-name="ce1">
            <text:p>12,6341</text:p>
          </table:table-cell>
          <table:table-cell office:value-type="float" office:value="17.604900000000001" table:style-name="ce1">
            <text:p>17,6049</text:p>
          </table:table-cell>
          <table:table-cell table:number-columns-repeated="16382"/>
        </table:table-row>
        <table:table-row table:style-name="ro1">
          <table:table-cell office:value-type="float" office:value="9.6007999999999996" table:formula="of:=SUBTOTAL(1;[.A583:.A598])" table:style-name="ce1">
            <text:p>9,6008</text:p>
          </table:table-cell>
          <table:table-cell office:value-type="float" office:value="13.990893750000001" table:formula="of:=SUBTOTAL(1;[.B583:.B598])" table:style-name="ce1">
            <text:p>13,99089375</text:p>
          </table:table-cell>
          <table:table-cell table:number-columns-repeated="16382"/>
        </table:table-row>
        <table:table-row table:style-name="ro1">
          <table:table-cell office:value-type="float" office:value="6.1913" table:style-name="ce1">
            <text:p>6,1913</text:p>
          </table:table-cell>
          <table:table-cell office:value-type="float" office:value="42.572200000000002" table:style-name="ce1">
            <text:p>42,5722</text:p>
          </table:table-cell>
          <table:table-cell table:number-columns-repeated="16382"/>
        </table:table-row>
        <table:table-row table:style-name="ro1">
          <table:table-cell office:value-type="float" office:value="12.5039" table:style-name="ce1">
            <text:p>12,5039</text:p>
          </table:table-cell>
          <table:table-cell office:value-type="float" office:value="14.805" table:style-name="ce1">
            <text:p>14,805</text:p>
          </table:table-cell>
          <table:table-cell table:number-columns-repeated="16382"/>
        </table:table-row>
        <table:table-row table:style-name="ro1">
          <table:table-cell office:value-type="float" office:value="19.2272" table:style-name="ce1">
            <text:p>19,2272</text:p>
          </table:table-cell>
          <table:table-cell office:value-type="float" office:value="15.6137" table:style-name="ce1">
            <text:p>15,6137</text:p>
          </table:table-cell>
          <table:table-cell table:number-columns-repeated="16382"/>
        </table:table-row>
        <table:table-row table:style-name="ro1">
          <table:table-cell office:value-type="float" office:value="14.073700000000001" table:style-name="ce1">
            <text:p>14,0737</text:p>
          </table:table-cell>
          <table:table-cell office:value-type="float" office:value="19.267299999999999" table:style-name="ce1">
            <text:p>19,2673</text:p>
          </table:table-cell>
          <table:table-cell table:number-columns-repeated="16382"/>
        </table:table-row>
        <table:table-row table:style-name="ro1">
          <table:table-cell office:value-type="float" office:value="13.4971" table:style-name="ce1">
            <text:p>13,4971</text:p>
          </table:table-cell>
          <table:table-cell office:value-type="float" office:value="15.720599999999999" table:style-name="ce1">
            <text:p>15,7206</text:p>
          </table:table-cell>
          <table:table-cell table:number-columns-repeated="16382"/>
        </table:table-row>
        <table:table-row table:style-name="ro1">
          <table:table-cell office:value-type="float" office:value="13.854900000000001" table:style-name="ce1">
            <text:p>13,8549</text:p>
          </table:table-cell>
          <table:table-cell office:value-type="float" office:value="21.409199999999998" table:style-name="ce1">
            <text:p>21,4092</text:p>
          </table:table-cell>
          <table:table-cell table:number-columns-repeated="16382"/>
        </table:table-row>
        <table:table-row table:style-name="ro1">
          <table:table-cell office:value-type="float" office:value="15.654299999999999" table:style-name="ce1">
            <text:p>15,6543</text:p>
          </table:table-cell>
          <table:table-cell office:value-type="float" office:value="18.133299999999998" table:style-name="ce1">
            <text:p>18,1333</text:p>
          </table:table-cell>
          <table:table-cell table:number-columns-repeated="16382"/>
        </table:table-row>
        <table:table-row table:style-name="ro1">
          <table:table-cell office:value-type="float" office:value="13.571771428571427" table:formula="of:=SUBTOTAL(1;[.A600:.A606])" table:style-name="ce1">
            <text:p>13,57177143</text:p>
          </table:table-cell>
          <table:table-cell office:value-type="float" office:value="21.074471428571425" table:formula="of:=SUBTOTAL(1;[.B600:.B606])" table:style-name="ce1">
            <text:p>21,07447143</text:p>
          </table:table-cell>
          <table:table-cell table:number-columns-repeated="16382"/>
        </table:table-row>
        <table:table-row table:style-name="ro1">
          <table:table-cell office:value-type="float" office:value="5.9109999999999996" table:style-name="ce1">
            <text:p>5,911</text:p>
          </table:table-cell>
          <table:table-cell office:value-type="float" office:value="10.571199999999999" table:style-name="ce1">
            <text:p>10,5712</text:p>
          </table:table-cell>
          <table:table-cell table:number-columns-repeated="16382"/>
        </table:table-row>
        <table:table-row table:style-name="ro1">
          <table:table-cell office:value-type="float" office:value="5.2820999999999998" table:style-name="ce1">
            <text:p>5,2821</text:p>
          </table:table-cell>
          <table:table-cell office:value-type="float" office:value="40.783700000000003" table:style-name="ce1">
            <text:p>40,7837</text:p>
          </table:table-cell>
          <table:table-cell table:number-columns-repeated="16382"/>
        </table:table-row>
        <table:table-row table:style-name="ro1">
          <table:table-cell office:value-type="float" office:value="6.0007999999999999" table:style-name="ce1">
            <text:p>6,0008</text:p>
          </table:table-cell>
          <table:table-cell office:value-type="float" office:value="8.2010000000000005" table:style-name="ce1">
            <text:p>8,201</text:p>
          </table:table-cell>
          <table:table-cell table:number-columns-repeated="16382"/>
        </table:table-row>
        <table:table-row table:style-name="ro1">
          <table:table-cell office:value-type="float" office:value="6.5124000000000004" table:style-name="ce1">
            <text:p>6,5124</text:p>
          </table:table-cell>
          <table:table-cell office:value-type="float" office:value="42.021900000000002" table:style-name="ce1">
            <text:p>42,0219</text:p>
          </table:table-cell>
          <table:table-cell table:number-columns-repeated="16382"/>
        </table:table-row>
        <table:table-row table:style-name="ro1">
          <table:table-cell office:value-type="float" office:value="5.4859999999999998" table:style-name="ce1">
            <text:p>5,486</text:p>
          </table:table-cell>
          <table:table-cell office:value-type="float" office:value="11.245900000000001" table:style-name="ce1">
            <text:p>11,2459</text:p>
          </table:table-cell>
          <table:table-cell table:number-columns-repeated="16382"/>
        </table:table-row>
        <table:table-row table:style-name="ro1">
          <table:table-cell office:value-type="float" office:value="5.2538999999999998" table:style-name="ce1">
            <text:p>5,2539</text:p>
          </table:table-cell>
          <table:table-cell office:value-type="float" office:value="41.418900000000001" table:style-name="ce1">
            <text:p>41,4189</text:p>
          </table:table-cell>
          <table:table-cell table:number-columns-repeated="16382"/>
        </table:table-row>
        <table:table-row table:style-name="ro1">
          <table:table-cell office:value-type="float" office:value="6.4904999999999999" table:style-name="ce1">
            <text:p>6,4905</text:p>
          </table:table-cell>
          <table:table-cell office:value-type="float" office:value="5.6013999999999999" table:style-name="ce1">
            <text:p>5,6014</text:p>
          </table:table-cell>
          <table:table-cell table:number-columns-repeated="16382"/>
        </table:table-row>
        <table:table-row table:style-name="ro1">
          <table:table-cell office:value-type="float" office:value="5.0983000000000001" table:style-name="ce1">
            <text:p>5,0983</text:p>
          </table:table-cell>
          <table:table-cell office:value-type="float" office:value="6.2530999999999999" table:style-name="ce1">
            <text:p>6,2531</text:p>
          </table:table-cell>
          <table:table-cell table:number-columns-repeated="16382"/>
        </table:table-row>
        <table:table-row table:style-name="ro1">
          <table:table-cell office:value-type="float" office:value="6.1896000000000004" table:style-name="ce1">
            <text:p>6,1896</text:p>
          </table:table-cell>
          <table:table-cell office:value-type="float" office:value="5.2659000000000002" table:style-name="ce1">
            <text:p>5,2659</text:p>
          </table:table-cell>
          <table:table-cell table:number-columns-repeated="16382"/>
        </table:table-row>
        <table:table-row table:style-name="ro1">
          <table:table-cell office:value-type="float" office:value="3.9340000000000002" table:style-name="ce1">
            <text:p>3,934</text:p>
          </table:table-cell>
          <table:table-cell office:value-type="float" office:value="5.1382000000000003" table:style-name="ce1">
            <text:p>5,1382</text:p>
          </table:table-cell>
          <table:table-cell table:number-columns-repeated="16382"/>
        </table:table-row>
        <table:table-row table:style-name="ro1">
          <table:table-cell office:value-type="float" office:value="4.4782000000000002" table:style-name="ce1">
            <text:p>4,4782</text:p>
          </table:table-cell>
          <table:table-cell office:value-type="float" office:value="8.6501999999999999" table:style-name="ce1">
            <text:p>8,6502</text:p>
          </table:table-cell>
          <table:table-cell table:number-columns-repeated="16382"/>
        </table:table-row>
        <table:table-row table:style-name="ro1">
          <table:table-cell office:value-type="float" office:value="4.7153" table:style-name="ce1">
            <text:p>4,7153</text:p>
          </table:table-cell>
          <table:table-cell office:value-type="float" office:value="4.3390000000000004" table:style-name="ce1">
            <text:p>4,339</text:p>
          </table:table-cell>
          <table:table-cell table:number-columns-repeated="16382"/>
        </table:table-row>
        <table:table-row table:style-name="ro1">
          <table:table-cell office:value-type="float" office:value="3.6450999999999998" table:style-name="ce1">
            <text:p>3,6451</text:p>
          </table:table-cell>
          <table:table-cell office:value-type="float" office:value="5.7648000000000001" table:style-name="ce1">
            <text:p>5,7648</text:p>
          </table:table-cell>
          <table:table-cell table:number-columns-repeated="16382"/>
        </table:table-row>
        <table:table-row table:style-name="ro1">
          <table:table-cell office:value-type="float" office:value="3.5966999999999998" table:style-name="ce1">
            <text:p>3,5967</text:p>
          </table:table-cell>
          <table:table-cell office:value-type="float" office:value="3.9588000000000001" table:style-name="ce1">
            <text:p>3,9588</text:p>
          </table:table-cell>
          <table:table-cell table:number-columns-repeated="16382"/>
        </table:table-row>
        <table:table-row table:style-name="ro1">
          <table:table-cell office:value-type="float" office:value="3.5678999999999998" table:style-name="ce1">
            <text:p>3,5679</text:p>
          </table:table-cell>
          <table:table-cell office:value-type="float" office:value="5.1280000000000001" table:style-name="ce1">
            <text:p>5,128</text:p>
          </table:table-cell>
          <table:table-cell table:number-columns-repeated="16382"/>
        </table:table-row>
        <table:table-row table:style-name="ro1">
          <table:table-cell office:value-type="float" office:value="3.4531999999999998" table:style-name="ce1">
            <text:p>3,4532</text:p>
          </table:table-cell>
          <table:table-cell office:value-type="float" office:value="5.6383000000000001" table:style-name="ce1">
            <text:p>5,6383</text:p>
          </table:table-cell>
          <table:table-cell table:number-columns-repeated="16382"/>
        </table:table-row>
        <table:table-row table:style-name="ro1">
          <table:table-cell office:value-type="float" office:value="4.0057999999999998" table:style-name="ce1">
            <text:p>4,0058</text:p>
          </table:table-cell>
          <table:table-cell office:value-type="float" office:value="5.1200999999999999" table:style-name="ce1">
            <text:p>5,1201</text:p>
          </table:table-cell>
          <table:table-cell table:number-columns-repeated="16382"/>
        </table:table-row>
        <table:table-row table:style-name="ro1">
          <table:table-cell office:value-type="float" office:value="5.2316000000000003" table:style-name="ce1">
            <text:p>5,2316</text:p>
          </table:table-cell>
          <table:table-cell office:value-type="float" office:value="4.2202999999999999" table:style-name="ce1">
            <text:p>4,2203</text:p>
          </table:table-cell>
          <table:table-cell table:number-columns-repeated="16382"/>
        </table:table-row>
        <table:table-row table:style-name="ro1">
          <table:table-cell office:value-type="float" office:value="4.1528" table:style-name="ce1">
            <text:p>4,1528</text:p>
          </table:table-cell>
          <table:table-cell office:value-type="float" office:value="5.68" table:style-name="ce1">
            <text:p>5,68</text:p>
          </table:table-cell>
          <table:table-cell table:number-columns-repeated="16382"/>
        </table:table-row>
        <table:table-row table:style-name="ro1">
          <table:table-cell office:value-type="float" office:value="4.8887999999999998" table:style-name="ce1">
            <text:p>4,8888</text:p>
          </table:table-cell>
          <table:table-cell office:value-type="float" office:value="39.134700000000002" table:style-name="ce1">
            <text:p>39,1347</text:p>
          </table:table-cell>
          <table:table-cell table:number-columns-repeated="16382"/>
        </table:table-row>
        <table:table-row table:style-name="ro1">
          <table:table-cell office:value-type="float" office:value="4.4020999999999999" table:style-name="ce1">
            <text:p>4,4021</text:p>
          </table:table-cell>
          <table:table-cell office:value-type="float" office:value="5.1959" table:style-name="ce1">
            <text:p>5,1959</text:p>
          </table:table-cell>
          <table:table-cell table:number-columns-repeated="16382"/>
        </table:table-row>
        <table:table-row table:style-name="ro1">
          <table:table-cell office:value-type="float" office:value="3.9239000000000002" table:style-name="ce1">
            <text:p>3,9239</text:p>
          </table:table-cell>
          <table:table-cell office:value-type="float" office:value="6.8577000000000004" table:style-name="ce1">
            <text:p>6,8577</text:p>
          </table:table-cell>
          <table:table-cell table:number-columns-repeated="16382"/>
        </table:table-row>
        <table:table-row table:style-name="ro1">
          <table:table-cell office:value-type="float" office:value="8.5006000000000004" table:style-name="ce1">
            <text:p>8,5006</text:p>
          </table:table-cell>
          <table:table-cell office:value-type="float" office:value="5.4866999999999999" table:style-name="ce1">
            <text:p>5,4867</text:p>
          </table:table-cell>
          <table:table-cell table:number-columns-repeated="16382"/>
        </table:table-row>
        <table:table-row table:style-name="ro1">
          <table:table-cell office:value-type="float" office:value="6.1791999999999998" table:style-name="ce1">
            <text:p>6,1792</text:p>
          </table:table-cell>
          <table:table-cell office:value-type="float" office:value="4.931" table:style-name="ce1">
            <text:p>4,931</text:p>
          </table:table-cell>
          <table:table-cell table:number-columns-repeated="16382"/>
        </table:table-row>
        <table:table-row table:style-name="ro1">
          <table:table-cell office:value-type="float" office:value="3.5790999999999999" table:style-name="ce1">
            <text:p>3,5791</text:p>
          </table:table-cell>
          <table:table-cell office:value-type="float" office:value="4.8440000000000003" table:style-name="ce1">
            <text:p>4,844</text:p>
          </table:table-cell>
          <table:table-cell table:number-columns-repeated="16382"/>
        </table:table-row>
        <table:table-row table:style-name="ro1">
          <table:table-cell office:value-type="float" office:value="3.4340000000000002" table:style-name="ce1">
            <text:p>3,434</text:p>
          </table:table-cell>
          <table:table-cell office:value-type="float" office:value="3.7061000000000002" table:style-name="ce1">
            <text:p>3,7061</text:p>
          </table:table-cell>
          <table:table-cell table:number-columns-repeated="16382"/>
        </table:table-row>
        <table:table-row table:style-name="ro1">
          <table:table-cell office:value-type="float" office:value="15.1639" table:style-name="ce1">
            <text:p>15,1639</text:p>
          </table:table-cell>
          <table:table-cell office:value-type="float" office:value="16.7666" table:style-name="ce1">
            <text:p>16,7666</text:p>
          </table:table-cell>
          <table:table-cell table:number-columns-repeated="16382"/>
        </table:table-row>
        <table:table-row table:style-name="ro1">
          <table:table-cell office:value-type="float" office:value="13.521100000000001" table:style-name="ce1">
            <text:p>13,5211</text:p>
          </table:table-cell>
          <table:table-cell office:value-type="float" office:value="14.343500000000001" table:style-name="ce1">
            <text:p>14,3435</text:p>
          </table:table-cell>
          <table:table-cell table:number-columns-repeated="16382"/>
        </table:table-row>
        <table:table-row table:style-name="ro1">
          <table:table-cell office:value-type="float" office:value="22.7148" table:style-name="ce1">
            <text:p>22,7148</text:p>
          </table:table-cell>
          <table:table-cell office:value-type="float" office:value="14.9229" table:style-name="ce1">
            <text:p>14,9229</text:p>
          </table:table-cell>
          <table:table-cell table:number-columns-repeated="16382"/>
        </table:table-row>
        <table:table-row table:style-name="ro1">
          <table:table-cell office:value-type="float" office:value="6.1831965517241372" table:formula="of:=SUBTOTAL(1;[.A608:.A636])" table:style-name="ce1">
            <text:p>6,183196552</text:p>
          </table:table-cell>
          <table:table-cell office:value-type="float" office:value="11.765165517241382" table:formula="of:=SUBTOTAL(1;[.B608:.B636])" table:style-name="ce1">
            <text:p>11,76516552</text:p>
          </table:table-cell>
          <table:table-cell table:number-columns-repeated="16382"/>
        </table:table-row>
        <table:table-row table:style-name="ro1">
          <table:table-cell office:value-type="float" office:value="5.2687999999999997" table:style-name="ce1">
            <text:p>5,2688</text:p>
          </table:table-cell>
          <table:table-cell office:value-type="float" office:value="4.8292000000000002" table:style-name="ce1">
            <text:p>4,8292</text:p>
          </table:table-cell>
          <table:table-cell table:number-columns-repeated="16382"/>
        </table:table-row>
        <table:table-row table:style-name="ro1">
          <table:table-cell office:value-type="float" office:value="3.5720999999999998" table:style-name="ce1">
            <text:p>3,5721</text:p>
          </table:table-cell>
          <table:table-cell office:value-type="float" office:value="4.0374999999999996" table:style-name="ce1">
            <text:p>4,0375</text:p>
          </table:table-cell>
          <table:table-cell table:number-columns-repeated="16382"/>
        </table:table-row>
        <table:table-row table:style-name="ro1">
          <table:table-cell office:value-type="float" office:value="16.051500000000001" table:style-name="ce1">
            <text:p>16,0515</text:p>
          </table:table-cell>
          <table:table-cell office:value-type="float" office:value="17.9575" table:style-name="ce1">
            <text:p>17,9575</text:p>
          </table:table-cell>
          <table:table-cell table:number-columns-repeated="16382"/>
        </table:table-row>
        <table:table-row table:style-name="ro1">
          <table:table-cell office:value-type="float" office:value="5.3071999999999999" table:style-name="ce1">
            <text:p>5,3072</text:p>
          </table:table-cell>
          <table:table-cell office:value-type="float" office:value="4.2363999999999997" table:style-name="ce1">
            <text:p>4,2364</text:p>
          </table:table-cell>
          <table:table-cell table:number-columns-repeated="16382"/>
        </table:table-row>
        <table:table-row table:style-name="ro1">
          <table:table-cell office:value-type="float" office:value="3.4075000000000002" table:style-name="ce1">
            <text:p>3,4075</text:p>
          </table:table-cell>
          <table:table-cell office:value-type="float" office:value="6.0750999999999999" table:style-name="ce1">
            <text:p>6,0751</text:p>
          </table:table-cell>
          <table:table-cell table:number-columns-repeated="16382"/>
        </table:table-row>
        <table:table-row table:style-name="ro1">
          <table:table-cell office:value-type="float" office:value="3.8548" table:style-name="ce1">
            <text:p>3,8548</text:p>
          </table:table-cell>
          <table:table-cell office:value-type="float" office:value="6.2263999999999999" table:style-name="ce1">
            <text:p>6,2264</text:p>
          </table:table-cell>
          <table:table-cell table:number-columns-repeated="16382"/>
        </table:table-row>
        <table:table-row table:style-name="ro1">
          <table:table-cell office:value-type="float" office:value="16.104099999999999" table:style-name="ce1">
            <text:p>16,1041</text:p>
          </table:table-cell>
          <table:table-cell office:value-type="float" office:value="21.954499999999999" table:style-name="ce1">
            <text:p>21,9545</text:p>
          </table:table-cell>
          <table:table-cell table:number-columns-repeated="16382"/>
        </table:table-row>
        <table:table-row table:style-name="ro1">
          <table:table-cell office:value-type="float" office:value="7.2236000000000002" table:style-name="ce1">
            <text:p>7,2236</text:p>
          </table:table-cell>
          <table:table-cell office:value-type="float" office:value="4.8116000000000003" table:style-name="ce1">
            <text:p>4,8116</text:p>
          </table:table-cell>
          <table:table-cell table:number-columns-repeated="16382"/>
        </table:table-row>
        <table:table-row table:style-name="ro1">
          <table:table-cell office:value-type="float" office:value="3.8653" table:style-name="ce1">
            <text:p>3,8653</text:p>
          </table:table-cell>
          <table:table-cell office:value-type="float" office:value="7.5450999999999997" table:style-name="ce1">
            <text:p>7,5451</text:p>
          </table:table-cell>
          <table:table-cell table:number-columns-repeated="16382"/>
        </table:table-row>
        <table:table-row table:style-name="ro1">
          <table:table-cell office:value-type="float" office:value="3.6629" table:style-name="ce1">
            <text:p>3,6629</text:p>
          </table:table-cell>
          <table:table-cell office:value-type="float" office:value="6.3695000000000004" table:style-name="ce1">
            <text:p>6,3695</text:p>
          </table:table-cell>
          <table:table-cell table:number-columns-repeated="16382"/>
        </table:table-row>
        <table:table-row table:style-name="ro1">
          <table:table-cell office:value-type="float" office:value="14.7606" table:style-name="ce1">
            <text:p>14,7606</text:p>
          </table:table-cell>
          <table:table-cell office:value-type="float" office:value="42.838299999999997" table:style-name="ce1">
            <text:p>42,8383</text:p>
          </table:table-cell>
          <table:table-cell table:number-columns-repeated="16382"/>
        </table:table-row>
        <table:table-row table:style-name="ro1">
          <table:table-cell office:value-type="float" office:value="13.470599999999999" table:style-name="ce1">
            <text:p>13,4706</text:p>
          </table:table-cell>
          <table:table-cell office:value-type="float" office:value="18.8935" table:style-name="ce1">
            <text:p>18,8935</text:p>
          </table:table-cell>
          <table:table-cell table:number-columns-repeated="16382"/>
        </table:table-row>
        <table:table-row table:style-name="ro1">
          <table:table-cell office:value-type="float" office:value="12.202400000000001" table:style-name="ce1">
            <text:p>12,2024</text:p>
          </table:table-cell>
          <table:table-cell office:value-type="float" office:value="14.6492" table:style-name="ce1">
            <text:p>14,6492</text:p>
          </table:table-cell>
          <table:table-cell table:number-columns-repeated="16382"/>
        </table:table-row>
        <table:table-row table:style-name="ro1">
          <table:table-cell office:value-type="float" office:value="13.155099999999999" table:style-name="ce1">
            <text:p>13,1551</text:p>
          </table:table-cell>
          <table:table-cell office:value-type="float" office:value="17.281400000000001" table:style-name="ce1">
            <text:p>17,2814</text:p>
          </table:table-cell>
          <table:table-cell table:number-columns-repeated="16382"/>
        </table:table-row>
        <table:table-row table:style-name="ro1">
          <table:table-cell office:value-type="float" office:value="14.9557" table:style-name="ce1">
            <text:p>14,9557</text:p>
          </table:table-cell>
          <table:table-cell office:value-type="float" office:value="22.343900000000001" table:style-name="ce1">
            <text:p>22,3439</text:p>
          </table:table-cell>
          <table:table-cell table:number-columns-repeated="16382"/>
        </table:table-row>
        <table:table-row table:style-name="ro1">
          <table:table-cell office:value-type="float" office:value="9.1241466666666664" table:formula="of:=SUBTOTAL(1;[.A638:.A652])" table:style-name="ce1">
            <text:p>9,124146667</text:p>
          </table:table-cell>
          <table:table-cell office:value-type="float" office:value="13.336606666666665" table:formula="of:=SUBTOTAL(1;[.B638:.B652])" table:style-name="ce1">
            <text:p>13,33660667</text:p>
          </table:table-cell>
          <table:table-cell table:number-columns-repeated="16382"/>
        </table:table-row>
        <table:table-row table:style-name="ro1">
          <table:table-cell office:value-type="float" office:value="5.0636000000000001" table:style-name="ce1">
            <text:p>5,0636</text:p>
          </table:table-cell>
          <table:table-cell office:value-type="float" office:value="4.0583" table:style-name="ce1">
            <text:p>4,0583</text:p>
          </table:table-cell>
          <table:table-cell table:number-columns-repeated="16382"/>
        </table:table-row>
        <table:table-row table:style-name="ro1">
          <table:table-cell office:value-type="float" office:value="13.7468" table:style-name="ce1">
            <text:p>13,7468</text:p>
          </table:table-cell>
          <table:table-cell office:value-type="float" office:value="4.1833" table:style-name="ce1">
            <text:p>4,1833</text:p>
          </table:table-cell>
          <table:table-cell table:number-columns-repeated="16382"/>
        </table:table-row>
        <table:table-row table:style-name="ro1">
          <table:table-cell office:value-type="float" office:value="4.4238" table:style-name="ce1">
            <text:p>4,4238</text:p>
          </table:table-cell>
          <table:table-cell office:value-type="float" office:value="4.5824999999999996" table:style-name="ce1">
            <text:p>4,5825</text:p>
          </table:table-cell>
          <table:table-cell table:number-columns-repeated="16382"/>
        </table:table-row>
        <table:table-row table:style-name="ro1">
          <table:table-cell office:value-type="float" office:value="2.875" table:style-name="ce1">
            <text:p>2,875</text:p>
          </table:table-cell>
          <table:table-cell office:value-type="float" office:value="2.9119000000000002" table:style-name="ce1">
            <text:p>2,9119</text:p>
          </table:table-cell>
          <table:table-cell table:number-columns-repeated="16382"/>
        </table:table-row>
        <table:table-row table:style-name="ro1">
          <table:table-cell office:value-type="float" office:value="15.8035" table:style-name="ce1">
            <text:p>15,8035</text:p>
          </table:table-cell>
          <table:table-cell office:value-type="float" office:value="17.790099999999999" table:style-name="ce1">
            <text:p>17,7901</text:p>
          </table:table-cell>
          <table:table-cell table:number-columns-repeated="16382"/>
        </table:table-row>
        <table:table-row table:style-name="ro1">
          <table:table-cell office:value-type="float" office:value="3.9068000000000001" table:style-name="ce1">
            <text:p>3,9068</text:p>
          </table:table-cell>
          <table:table-cell office:value-type="float" office:value="5.1283000000000003" table:style-name="ce1">
            <text:p>5,1283</text:p>
          </table:table-cell>
          <table:table-cell table:number-columns-repeated="16382"/>
        </table:table-row>
        <table:table-row table:style-name="ro1">
          <table:table-cell office:value-type="float" office:value="3.9256000000000002" table:style-name="ce1">
            <text:p>3,9256</text:p>
          </table:table-cell>
          <table:table-cell office:value-type="float" office:value="5.7809999999999997" table:style-name="ce1">
            <text:p>5,781</text:p>
          </table:table-cell>
          <table:table-cell table:number-columns-repeated="16382"/>
        </table:table-row>
        <table:table-row table:style-name="ro1">
          <table:table-cell office:value-type="float" office:value="13.149800000000001" table:style-name="ce1">
            <text:p>13,1498</text:p>
          </table:table-cell>
          <table:table-cell office:value-type="float" office:value="33.0852" table:style-name="ce1">
            <text:p>33,0852</text:p>
          </table:table-cell>
          <table:table-cell table:number-columns-repeated="16382"/>
        </table:table-row>
        <table:table-row table:style-name="ro1">
          <table:table-cell office:value-type="float" office:value="14.4358" table:style-name="ce1">
            <text:p>14,4358</text:p>
          </table:table-cell>
          <table:table-cell office:value-type="float" office:value="18.880500000000001" table:style-name="ce1">
            <text:p>18,8805</text:p>
          </table:table-cell>
          <table:table-cell table:number-columns-repeated="16382"/>
        </table:table-row>
        <table:table-row table:style-name="ro1">
          <table:table-cell office:value-type="float" office:value="13.9" table:style-name="ce1">
            <text:p>13,9</text:p>
          </table:table-cell>
          <table:table-cell office:value-type="float" office:value="17.805" table:style-name="ce1">
            <text:p>17,805</text:p>
          </table:table-cell>
          <table:table-cell table:number-columns-repeated="16382"/>
        </table:table-row>
        <table:table-row table:style-name="ro1">
          <table:table-cell office:value-type="float" office:value="9.123070000000002" table:formula="of:=SUBTOTAL(1;[.A654:.A663])" table:style-name="ce1">
            <text:p>9,12307</text:p>
          </table:table-cell>
          <table:table-cell office:value-type="float" office:value="11.42061" table:formula="of:=SUBTOTAL(1;[.B654:.B663])" table:style-name="ce1">
            <text:p>11,42061</text:p>
          </table:table-cell>
          <table:table-cell table:number-columns-repeated="16382"/>
        </table:table-row>
        <table:table-row table:style-name="ro1">
          <table:table-cell office:value-type="float" office:value="4.2428999999999997" table:style-name="ce1">
            <text:p>4,2429</text:p>
          </table:table-cell>
          <table:table-cell office:value-type="float" office:value="6.4413999999999998" table:style-name="ce1">
            <text:p>6,4414</text:p>
          </table:table-cell>
          <table:table-cell table:number-columns-repeated="16382"/>
        </table:table-row>
        <table:table-row table:style-name="ro1">
          <table:table-cell office:value-type="float" office:value="4.1914999999999996" table:style-name="ce1">
            <text:p>4,1915</text:p>
          </table:table-cell>
          <table:table-cell office:value-type="float" office:value="3.8206000000000002" table:style-name="ce1">
            <text:p>3,8206</text:p>
          </table:table-cell>
          <table:table-cell table:number-columns-repeated="16382"/>
        </table:table-row>
        <table:table-row table:style-name="ro1">
          <table:table-cell office:value-type="float" office:value="12.939299999999999" table:style-name="ce1">
            <text:p>12,9393</text:p>
          </table:table-cell>
          <table:table-cell office:value-type="float" office:value="3.8895" table:style-name="ce1">
            <text:p>3,8895</text:p>
          </table:table-cell>
          <table:table-cell table:number-columns-repeated="16382"/>
        </table:table-row>
        <table:table-row table:style-name="ro1">
          <table:table-cell office:value-type="float" office:value="15.672700000000001" table:style-name="ce1">
            <text:p>15,6727</text:p>
          </table:table-cell>
          <table:table-cell office:value-type="float" office:value="21.991" table:style-name="ce1">
            <text:p>21,991</text:p>
          </table:table-cell>
          <table:table-cell table:number-columns-repeated="16382"/>
        </table:table-row>
        <table:table-row table:style-name="ro1">
          <table:table-cell office:value-type="float" office:value="3.7168999999999999" table:style-name="ce1">
            <text:p>3,7169</text:p>
          </table:table-cell>
          <table:table-cell office:value-type="float" office:value="8.9267000000000003" table:style-name="ce1">
            <text:p>8,9267</text:p>
          </table:table-cell>
          <table:table-cell table:number-columns-repeated="16382"/>
        </table:table-row>
        <table:table-row table:style-name="ro1">
          <table:table-cell office:value-type="float" office:value="4.0187999999999997" table:style-name="ce1">
            <text:p>4,0188</text:p>
          </table:table-cell>
          <table:table-cell office:value-type="float" office:value="6.2281000000000004" table:style-name="ce1">
            <text:p>6,2281</text:p>
          </table:table-cell>
          <table:table-cell table:number-columns-repeated="16382"/>
        </table:table-row>
        <table:table-row table:style-name="ro1">
          <table:table-cell office:value-type="float" office:value="5.5777999999999999" table:style-name="ce1">
            <text:p>5,5778</text:p>
          </table:table-cell>
          <table:table-cell office:value-type="float" office:value="4.2824" table:style-name="ce1">
            <text:p>4,2824</text:p>
          </table:table-cell>
          <table:table-cell table:number-columns-repeated="16382"/>
        </table:table-row>
        <table:table-row table:style-name="ro1">
          <table:table-cell office:value-type="float" office:value="3.9588999999999999" table:style-name="ce1">
            <text:p>3,9589</text:p>
          </table:table-cell>
          <table:table-cell office:value-type="float" office:value="4.2538999999999998" table:style-name="ce1">
            <text:p>4,2539</text:p>
          </table:table-cell>
          <table:table-cell table:number-columns-repeated="16382"/>
        </table:table-row>
        <table:table-row table:style-name="ro1">
          <table:table-cell office:value-type="float" office:value="15.5467" table:style-name="ce1">
            <text:p>15,5467</text:p>
          </table:table-cell>
          <table:table-cell office:value-type="float" office:value="19.5228" table:style-name="ce1">
            <text:p>19,5228</text:p>
          </table:table-cell>
          <table:table-cell table:number-columns-repeated="16382"/>
        </table:table-row>
        <table:table-row table:style-name="ro1">
          <table:table-cell office:value-type="float" office:value="3.4474" table:style-name="ce1">
            <text:p>3,4474</text:p>
          </table:table-cell>
          <table:table-cell office:value-type="float" office:value="6.2011000000000003" table:style-name="ce1">
            <text:p>6,2011</text:p>
          </table:table-cell>
          <table:table-cell table:number-columns-repeated="16382"/>
        </table:table-row>
        <table:table-row table:style-name="ro1">
          <table:table-cell office:value-type="float" office:value="4.9837999999999996" table:style-name="ce1">
            <text:p>4,9838</text:p>
          </table:table-cell>
          <table:table-cell office:value-type="float" office:value="3.9306000000000001" table:style-name="ce1">
            <text:p>3,9306</text:p>
          </table:table-cell>
          <table:table-cell table:number-columns-repeated="16382"/>
        </table:table-row>
        <table:table-row table:style-name="ro1">
          <table:table-cell office:value-type="float" office:value="3.7027000000000001" table:style-name="ce1">
            <text:p>3,7027</text:p>
          </table:table-cell>
          <table:table-cell office:value-type="float" office:value="5.8925000000000001" table:style-name="ce1">
            <text:p>5,8925</text:p>
          </table:table-cell>
          <table:table-cell table:number-columns-repeated="16382"/>
        </table:table-row>
        <table:table-row table:style-name="ro1">
          <table:table-cell office:value-type="float" office:value="5.1595000000000004" table:style-name="ce1">
            <text:p>5,1595</text:p>
          </table:table-cell>
          <table:table-cell office:value-type="float" office:value="40.537599999999998" table:style-name="ce1">
            <text:p>40,5376</text:p>
          </table:table-cell>
          <table:table-cell table:number-columns-repeated="16382"/>
        </table:table-row>
        <table:table-row table:style-name="ro1">
          <table:table-cell office:value-type="float" office:value="12.9193" table:style-name="ce1">
            <text:p>12,9193</text:p>
          </table:table-cell>
          <table:table-cell office:value-type="float" office:value="25.823899999999998" table:style-name="ce1">
            <text:p>25,8239</text:p>
          </table:table-cell>
          <table:table-cell table:number-columns-repeated="16382"/>
        </table:table-row>
        <table:table-row table:style-name="ro1">
          <table:table-cell office:value-type="float" office:value="12.5076" table:style-name="ce1">
            <text:p>12,5076</text:p>
          </table:table-cell>
          <table:table-cell office:value-type="float" office:value="15.2636" table:style-name="ce1">
            <text:p>15,2636</text:p>
          </table:table-cell>
          <table:table-cell table:number-columns-repeated="16382"/>
        </table:table-row>
        <table:table-row table:style-name="ro1">
          <table:table-cell office:value-type="float" office:value="13.1388" table:style-name="ce1">
            <text:p>13,1388</text:p>
          </table:table-cell>
          <table:table-cell office:value-type="float" office:value="14.6778" table:style-name="ce1">
            <text:p>14,6778</text:p>
          </table:table-cell>
          <table:table-cell table:number-columns-repeated="16382"/>
        </table:table-row>
        <table:table-row table:style-name="ro1">
          <table:table-cell office:value-type="float" office:value="13.681900000000001" table:style-name="ce1">
            <text:p>13,6819</text:p>
          </table:table-cell>
          <table:table-cell office:value-type="float" office:value="16.9756" table:style-name="ce1">
            <text:p>16,9756</text:p>
          </table:table-cell>
          <table:table-cell table:number-columns-repeated="16382"/>
        </table:table-row>
        <table:table-row table:style-name="ro1">
          <table:table-cell office:value-type="float" office:value="8.2003823529411779" table:formula="of:=SUBTOTAL(1;[.A665:.A681])" table:style-name="ce1">
            <text:p>8,200382353</text:p>
          </table:table-cell>
          <table:table-cell office:value-type="float" office:value="12.274064705882351" table:formula="of:=SUBTOTAL(1;[.B665:.B681])" table:style-name="ce1">
            <text:p>12,2740647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8.5777054298642561" table:formula="of:=SUBTOTAL(1;[.B2:.B683])" table:style-name="ce1">
            <text:p>8,57770543</text:p>
          </table:table-cell>
          <table:table-cell table:number-columns-repeated="16382"/>
        </table:table-row>
        <table:table-row table:style-name="ro1">
          <table:table-cell office:value-type="float" office:value="5.8115205128205183" table:formula="of:=SUBTOTAL(1;[.A2:.A684])" table:style-name="ce1">
            <text:p>5,811520513</text:p>
          </table:table-cell>
          <table:table-cell table:number-columns-repeated="16383" table:style-name="ce1"/>
        </table:table-row>
        <table:table-row table:number-rows-repeated="104789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Minouyo yt</meta:initial-creator>
    <dc:creator>Minouyo yt</dc:creator>
    <meta:creation-date>2025-07-04T13:29:58Z</meta:creation-date>
    <dc:date>2025-07-04T13:37:43Z</dc:date>
  </office:meta>
</office:document-meta>
</file>